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roman" style:font-pitch="variable"/>
    <style:font-face style:name="Arial4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6.595cm"/>
    </style:style>
    <style:style style:name="co4" style:family="table-column">
      <style:table-column-properties fo:break-before="auto" style:column-width="8.985cm"/>
    </style:style>
    <style:style style:name="co5" style:family="table-column">
      <style:table-column-properties fo:break-before="auto" style:column-width="6.687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6.371cm"/>
    </style:style>
    <style:style style:name="co10" style:family="table-column">
      <style:table-column-properties fo:break-before="auto" style:column-width="12.287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6.699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3.434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5.069cm"/>
    </style:style>
    <style:style style:name="co18" style:family="table-column">
      <style:table-column-properties fo:break-before="auto" style:column-width="7.541cm"/>
    </style:style>
    <style:style style:name="co19" style:family="table-column">
      <style:table-column-properties fo:break-before="auto" style:column-width="6.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1.01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965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157cm" fo:break-before="auto" style:use-optimal-row-height="false"/>
    </style:style>
    <style:style style:name="ro11" style:family="table-row">
      <style:table-row-properties style:row-height="1.33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2.863cm" fo:break-before="auto" style:use-optimal-row-height="false"/>
    </style:style>
    <style:style style:name="ro17" style:family="table-row">
      <style:table-row-properties style:row-height="3.06cm" fo:break-before="auto" style:use-optimal-row-height="false"/>
    </style:style>
    <style:style style:name="ro18" style:family="table-row">
      <style:table-row-properties style:row-height="3.568cm" fo:break-before="auto" style:use-optimal-row-height="false"/>
    </style:style>
    <style:style style:name="ro19" style:family="table-row">
      <style:table-row-properties style:row-height="3.743cm" fo:break-before="auto" style:use-optimal-row-height="false"/>
    </style:style>
    <style:style style:name="ro20" style:family="table-row">
      <style:table-row-properties style:row-height="5.625cm" fo:break-before="auto" style:use-optimal-row-height="false"/>
    </style:style>
    <style:style style:name="ro21" style:family="table-row">
      <style:table-row-properties style:row-height="8.28cm" fo:break-before="auto" style:use-optimal-row-height="false"/>
    </style:style>
    <style:style style:name="ro22" style:family="table-row">
      <style:table-row-properties style:row-height="11.391cm" fo:break-before="auto" style:use-optimal-row-height="false"/>
    </style:style>
    <style:style style:name="ro23" style:family="table-row">
      <style:table-row-properties style:row-height="11.201cm" fo:break-before="auto" style:use-optimal-row-height="false"/>
    </style:style>
    <style:style style:name="ro24" style:family="table-row">
      <style:table-row-properties style:row-height="11.679cm" fo:break-before="auto" style:use-optimal-row-height="false"/>
    </style:style>
    <style:style style:name="ro25" style:family="table-row">
      <style:table-row-properties style:row-height="2.307cm" fo:break-before="auto" style:use-optimal-row-height="false"/>
    </style:style>
    <style:style style:name="ro26" style:family="table-row">
      <style:table-row-properties style:row-height="2.672cm" fo:break-before="auto" style:use-optimal-row-height="false"/>
    </style:style>
    <style:style style:name="ro27" style:family="table-row">
      <style:table-row-properties style:row-height="4.09cm" fo:break-before="auto" style:use-optimal-row-height="false"/>
    </style:style>
    <style:style style:name="ro28" style:family="table-row">
      <style:table-row-properties style:row-height="3.545cm" fo:break-before="auto" style:use-optimal-row-height="false"/>
    </style:style>
    <style:style style:name="ro29" style:family="table-row">
      <style:table-row-properties style:row-height="5.581cm" fo:break-before="auto" style:use-optimal-row-height="true"/>
    </style:style>
    <style:style style:name="ro30" style:family="table-row">
      <style:table-row-properties style:row-height="5.976cm" fo:break-before="auto" style:use-optimal-row-height="true"/>
    </style:style>
    <style:style style:name="ro31" style:family="table-row">
      <style:table-row-properties style:row-height="6.733cm" fo:break-before="auto" style:use-optimal-row-height="false"/>
    </style:style>
    <style:style style:name="ro32" style:family="table-row">
      <style:table-row-properties style:row-height="6.369cm" fo:break-before="auto" style:use-optimal-row-height="true"/>
    </style:style>
    <style:style style:name="ro33" style:family="table-row">
      <style:table-row-properties style:row-height="5.879cm" fo:break-before="auto" style:use-optimal-row-height="false"/>
    </style:style>
    <style:style style:name="ro34" style:family="table-row">
      <style:table-row-properties style:row-height="5.186cm" fo:break-before="auto" style:use-optimal-row-height="true"/>
    </style:style>
    <style:style style:name="ro35" style:family="table-row">
      <style:table-row-properties style:row-height="5.202cm" fo:break-before="auto" style:use-optimal-row-height="true"/>
    </style:style>
    <style:style style:name="ro36" style:family="table-row">
      <style:table-row-properties style:row-height="6.38cm" fo:break-before="auto" style:use-optimal-row-height="true"/>
    </style:style>
    <style:style style:name="ro37" style:family="table-row">
      <style:table-row-properties style:row-height="6.782cm" fo:break-before="auto" style:use-optimal-row-height="true"/>
    </style:style>
    <style:style style:name="ro38" style:family="table-row">
      <style:table-row-properties style:row-height="6.765cm" fo:break-before="auto" style:use-optimal-row-height="true"/>
    </style:style>
    <style:style style:name="ro39" style:family="table-row">
      <style:table-row-properties style:row-height="7.16cm" fo:break-before="auto" style:use-optimal-row-height="true"/>
    </style:style>
    <style:style style:name="ro40" style:family="table-row">
      <style:table-row-properties style:row-height="7.95cm" fo:break-before="auto" style:use-optimal-row-height="true"/>
    </style:style>
    <style:style style:name="ro41" style:family="table-row">
      <style:table-row-properties style:row-height="7.557cm" fo:break-before="auto" style:use-optimal-row-height="true"/>
    </style:style>
    <style:style style:name="ro42" style:family="table-row">
      <style:table-row-properties style:row-height="8.363cm" fo:break-before="auto" style:use-optimal-row-height="true"/>
    </style:style>
    <style:style style:name="ro43" style:family="table-row">
      <style:table-row-properties style:row-height="8.765cm" fo:break-before="auto" style:use-optimal-row-height="true"/>
    </style:style>
    <style:style style:name="ro44" style:family="table-row">
      <style:table-row-properties style:row-height="7.959cm" fo:break-before="auto" style:use-optimal-row-height="true"/>
    </style:style>
    <style:style style:name="ro45" style:family="table-row">
      <style:table-row-properties style:row-height="8.95cm" fo:break-before="auto" style:use-optimal-row-height="false"/>
    </style:style>
    <style:style style:name="ro46" style:family="table-row">
      <style:table-row-properties style:row-height="8.345cm" fo:break-before="auto" style:use-optimal-row-height="true"/>
    </style:style>
    <style:style style:name="ro47" style:family="table-row">
      <style:table-row-properties style:row-height="8.991cm" fo:break-before="auto" style:use-optimal-row-height="false"/>
    </style:style>
    <style:style style:name="ro48" style:family="table-row">
      <style:table-row-properties style:row-height="9.723cm" fo:break-before="auto" style:use-optimal-row-height="false"/>
    </style:style>
    <style:style style:name="ro49" style:family="table-row">
      <style:table-row-properties style:row-height="8.844cm" fo:break-before="auto" style:use-optimal-row-height="false"/>
    </style:style>
    <style:style style:name="ro50" style:family="table-row">
      <style:table-row-properties style:row-height="9.23cm" fo:break-before="auto" style:use-optimal-row-height="false"/>
    </style:style>
    <style:style style:name="ro51" style:family="table-row">
      <style:table-row-properties style:row-height="8.915cm" fo:break-before="auto" style:use-optimal-row-height="false"/>
    </style:style>
    <style:style style:name="ro52" style:family="table-row">
      <style:table-row-properties style:row-height="9.513cm" fo:break-before="auto" style:use-optimal-row-height="false"/>
    </style:style>
    <style:style style:name="ro53" style:family="table-row">
      <style:table-row-properties style:row-height="9.581cm" fo:break-before="auto" style:use-optimal-row-height="false"/>
    </style:style>
    <style:style style:name="ro54" style:family="table-row">
      <style:table-row-properties style:row-height="9.442cm" fo:break-before="auto" style:use-optimal-row-height="false"/>
    </style:style>
    <style:style style:name="ro55" style:family="table-row">
      <style:table-row-properties style:row-height="9.546cm" fo:break-before="auto" style:use-optimal-row-height="false"/>
    </style:style>
    <style:style style:name="ro56" style:family="table-row">
      <style:table-row-properties style:row-height="9.091cm" fo:break-before="auto" style:use-optimal-row-height="false"/>
    </style:style>
    <style:style style:name="ro57" style:family="table-row">
      <style:table-row-properties style:row-height="8.775cm" fo:break-before="auto" style:use-optimal-row-height="false"/>
    </style:style>
    <style:style style:name="ro58" style:family="table-row">
      <style:table-row-properties style:row-height="9.617cm" fo:break-before="auto" style:use-optimal-row-height="false"/>
    </style:style>
    <style:style style:name="ro59" style:family="table-row">
      <style:table-row-properties style:row-height="9.652cm" fo:break-before="auto" style:use-optimal-row-height="false"/>
    </style:style>
    <style:style style:name="ro60" style:family="table-row">
      <style:table-row-properties style:row-height="9.897cm" fo:break-before="auto" style:use-optimal-row-height="false"/>
    </style:style>
    <style:style style:name="ro61" style:family="table-row">
      <style:table-row-properties style:row-height="10.634cm" fo:break-before="auto" style:use-optimal-row-height="false"/>
    </style:style>
    <style:style style:name="ro62" style:family="table-row">
      <style:table-row-properties style:row-height="9.195cm" fo:break-before="auto" style:use-optimal-row-height="false"/>
    </style:style>
    <style:style style:name="ro63" style:family="table-row">
      <style:table-row-properties style:row-height="9.477cm" fo:break-before="auto" style:use-optimal-row-height="false"/>
    </style:style>
    <style:style style:name="ro64" style:family="table-row">
      <style:table-row-properties style:row-height="9.968cm" fo:break-before="auto" style:use-optimal-row-height="false"/>
    </style:style>
    <style:style style:name="ro65" style:family="table-row">
      <style:table-row-properties style:row-height="10.038cm" fo:break-before="auto" style:use-optimal-row-height="false"/>
    </style:style>
    <style:style style:name="ro66" style:family="table-row">
      <style:table-row-properties style:row-height="10.319cm" fo:break-before="auto" style:use-optimal-row-height="false"/>
    </style:style>
    <style:style style:name="ro67" style:family="table-row">
      <style:table-row-properties style:row-height="10.495cm" fo:break-before="auto" style:use-optimal-row-height="false"/>
    </style:style>
    <style:style style:name="ro68" style:family="table-row">
      <style:table-row-properties style:row-height="10.67cm" fo:break-before="auto" style:use-optimal-row-height="false"/>
    </style:style>
    <style:style style:name="ro69" style:family="table-row">
      <style:table-row-properties style:row-height="10.716cm" fo:break-before="auto" style:use-optimal-row-height="true"/>
    </style:style>
    <style:style style:name="ro70" style:family="table-row">
      <style:table-row-properties style:row-height="2.491cm" fo:break-before="auto" style:use-optimal-row-height="false"/>
    </style:style>
    <style:style style:name="ro71" style:family="table-row">
      <style:table-row-properties style:row-height="2.713cm" fo:break-before="auto" style:use-optimal-row-height="false"/>
    </style:style>
    <style:style style:name="ro72" style:family="table-row">
      <style:table-row-properties style:row-height="3.221cm" fo:break-before="auto" style:use-optimal-row-height="true"/>
    </style:style>
    <style:style style:name="ro73" style:family="table-row">
      <style:table-row-properties style:row-height="2.817cm" fo:break-before="auto" style:use-optimal-row-height="true"/>
    </style:style>
    <style:style style:name="ro74" style:family="table-row">
      <style:table-row-properties style:row-height="3.21cm" fo:break-before="auto" style:use-optimal-row-height="true"/>
    </style:style>
    <style:style style:name="ro75" style:family="table-row">
      <style:table-row-properties style:row-height="4.535cm" fo:break-before="auto" style:use-optimal-row-height="false"/>
    </style:style>
    <style:style style:name="ro76" style:family="table-row">
      <style:table-row-properties style:row-height="4.131cm" fo:break-before="auto" style:use-optimal-row-height="false"/>
    </style:style>
    <style:style style:name="ro77" style:family="table-row">
      <style:table-row-properties style:row-height="3.563cm" fo:break-before="auto" style:use-optimal-row-height="false"/>
    </style:style>
    <style:style style:name="ro78" style:family="table-row">
      <style:table-row-properties style:row-height="3.605cm" fo:break-before="auto" style:use-optimal-row-height="true"/>
    </style:style>
    <style:style style:name="ro79" style:family="table-row">
      <style:table-row-properties style:row-height="4.396cm" fo:break-before="auto" style:use-optimal-row-height="true"/>
    </style:style>
    <style:style style:name="ro80" style:family="table-row">
      <style:table-row-properties style:row-height="4.791cm" fo:break-before="auto" style:use-optimal-row-height="true"/>
    </style:style>
    <style:style style:name="ro81" style:family="table-row">
      <style:table-row-properties style:row-height="4.025cm" fo:break-before="auto" style:use-optimal-row-height="true"/>
    </style:style>
    <style:style style:name="ro82" style:family="table-row">
      <style:table-row-properties style:row-height="4.457cm" fo:break-before="auto" style:use-optimal-row-height="false"/>
    </style:style>
    <style:style style:name="ro83" style:family="table-row">
      <style:table-row-properties style:row-height="7.816cm" fo:break-before="auto" style:use-optimal-row-height="false"/>
    </style:style>
    <style:style style:name="ro84" style:family="table-row">
      <style:table-row-properties style:row-height="5.669cm" fo:break-before="auto" style:use-optimal-row-height="false"/>
    </style:style>
    <style:style style:name="ro85" style:family="table-row">
      <style:table-row-properties style:row-height="5.932cm" fo:break-before="auto" style:use-optimal-row-height="false"/>
    </style:style>
    <style:style style:name="ro86" style:family="table-row">
      <style:table-row-properties style:row-height="6.634cm" fo:break-before="auto" style:use-optimal-row-height="false"/>
    </style:style>
    <style:style style:name="ro87" style:family="table-row">
      <style:table-row-properties style:row-height="6.352cm" fo:break-before="auto" style:use-optimal-row-height="false"/>
    </style:style>
    <style:style style:name="ro88" style:family="table-row">
      <style:table-row-properties style:row-height="6.809cm" fo:break-before="auto" style:use-optimal-row-height="false"/>
    </style:style>
    <style:style style:name="ro89" style:family="table-row">
      <style:table-row-properties style:row-height="6.669cm" fo:break-before="auto" style:use-optimal-row-height="false"/>
    </style:style>
    <style:style style:name="ro90" style:family="table-row">
      <style:table-row-properties style:row-height="7.511cm" fo:break-before="auto" style:use-optimal-row-height="false"/>
    </style:style>
    <style:style style:name="ro91" style:family="table-row">
      <style:table-row-properties style:row-height="7.758cm" fo:break-before="auto" style:use-optimal-row-height="false"/>
    </style:style>
    <style:style style:name="ro92" style:family="table-row">
      <style:table-row-properties style:row-height="5.606cm" fo:break-before="auto" style:use-optimal-row-height="true"/>
    </style:style>
    <style:style style:name="ro93" style:family="table-row">
      <style:table-row-properties style:row-height="6.034cm" fo:break-before="auto" style:use-optimal-row-height="false"/>
    </style:style>
    <style:style style:name="ro94" style:family="table-row">
      <style:table-row-properties style:row-height="7.047cm" fo:break-before="auto" style:use-optimal-row-height="false"/>
    </style:style>
    <style:style style:name="ro95" style:family="table-row">
      <style:table-row-properties style:row-height="3.401cm" fo:break-before="auto" style:use-optimal-row-height="false"/>
    </style:style>
    <style:style style:name="ro96" style:family="table-row">
      <style:table-row-properties style:row-height="3.806cm" fo:break-before="auto" style:use-optimal-row-height="false"/>
    </style:style>
    <style:style style:name="ro97" style:family="table-row">
      <style:table-row-properties style:row-height="4.001cm" fo:break-before="auto" style:use-optimal-row-height="true"/>
    </style:style>
    <style:style style:name="ro98" style:family="table-row">
      <style:table-row-properties style:row-height="4.778cm" fo:break-before="auto" style:use-optimal-row-height="false"/>
    </style:style>
    <style:style style:name="ro99" style:family="table-row">
      <style:table-row-properties style:row-height="4.616cm" fo:break-before="auto" style:use-optimal-row-height="false"/>
    </style:style>
    <style:style style:name="ro100" style:family="table-row">
      <style:table-row-properties style:row-height="4.9cm" fo:break-before="auto" style:use-optimal-row-height="false"/>
    </style:style>
    <style:style style:name="ro101" style:family="table-row">
      <style:table-row-properties style:row-height="4.697cm" fo:break-before="auto" style:use-optimal-row-height="false"/>
    </style:style>
    <style:style style:name="ro102" style:family="table-row">
      <style:table-row-properties style:row-height="5.586cm" fo:break-before="auto" style:use-optimal-row-height="false"/>
    </style:style>
    <style:style style:name="ro103" style:family="table-row">
      <style:table-row-properties style:row-height="4.657cm" fo:break-before="auto" style:use-optimal-row-height="false"/>
    </style:style>
    <style:style style:name="ro104" style:family="table-row">
      <style:table-row-properties style:row-height="5.062cm" fo:break-before="auto" style:use-optimal-row-height="false"/>
    </style:style>
    <style:style style:name="ro105" style:family="table-row">
      <style:table-row-properties style:row-height="5.507cm" fo:break-before="auto" style:use-optimal-row-height="false"/>
    </style:style>
    <style:style style:name="ro106" style:family="table-row">
      <style:table-row-properties style:row-height="5.791cm" fo:break-before="auto" style:use-optimal-row-height="false"/>
    </style:style>
    <style:style style:name="ro107" style:family="table-row">
      <style:table-row-properties style:row-height="5.71cm" fo:break-before="auto" style:use-optimal-row-height="false"/>
    </style:style>
    <style:style style:name="ro108" style:family="table-row">
      <style:table-row-properties style:row-height="5.629cm" fo:break-before="auto" style:use-optimal-row-height="false"/>
    </style:style>
    <style:style style:name="ro109" style:family="table-row">
      <style:table-row-properties style:row-height="7.555cm" fo:break-before="auto" style:use-optimal-row-height="true"/>
    </style:style>
    <style:style style:name="ro110" style:family="table-row">
      <style:table-row-properties style:row-height="9.135cm" fo:break-before="auto" style:use-optimal-row-height="true"/>
    </style:style>
    <style:style style:name="ro111" style:family="table-row">
      <style:table-row-properties style:row-height="9.539cm" fo:break-before="auto" style:use-optimal-row-height="true"/>
    </style:style>
    <style:style style:name="ro112" style:family="table-row">
      <style:table-row-properties style:row-height="9.924cm" fo:break-before="auto" style:use-optimal-row-height="true"/>
    </style:style>
    <style:style style:name="ro113" style:family="table-row">
      <style:table-row-properties style:row-height="10.343cm" fo:break-before="auto" style:use-optimal-row-height="true"/>
    </style:style>
    <style:style style:name="ro114" style:family="table-row">
      <style:table-row-properties style:row-height="11.109cm" fo:break-before="auto" style:use-optimal-row-height="true"/>
    </style:style>
    <style:style style:name="ro115" style:family="table-row">
      <style:table-row-properties style:row-height="11.522cm" fo:break-before="auto" style:use-optimal-row-height="true"/>
    </style:style>
    <style:style style:name="ro116" style:family="table-row">
      <style:table-row-properties style:row-height="1.289cm" fo:break-before="auto" style:use-optimal-row-height="true"/>
    </style:style>
    <style:style style:name="ro117" style:family="table-row">
      <style:table-row-properties style:row-height="1.498cm" fo:break-before="auto" style:use-optimal-row-height="false"/>
    </style:style>
    <style:style style:name="ro118" style:family="table-row">
      <style:table-row-properties style:row-height="1.822cm" fo:break-before="auto" style:use-optimal-row-height="false"/>
    </style:style>
    <style:style style:name="ro119" style:family="table-row">
      <style:table-row-properties style:row-height="1.457cm" fo:break-before="auto" style:use-optimal-row-height="false"/>
    </style:style>
    <style:style style:name="ro120" style:family="table-row">
      <style:table-row-properties style:row-height="1.538cm" fo:break-before="auto" style:use-optimal-row-height="false"/>
    </style:style>
    <style:style style:name="ro121" style:family="table-row">
      <style:table-row-properties style:row-height="1.254cm" fo:break-before="auto" style:use-optimal-row-height="false"/>
    </style:style>
    <style:style style:name="ro122" style:family="table-row">
      <style:table-row-properties style:row-height="1.295cm" fo:break-before="auto" style:use-optimal-row-height="false"/>
    </style:style>
    <style:style style:name="ro123" style:family="table-row">
      <style:table-row-properties style:row-height="1.619cm" fo:break-before="auto" style:use-optimal-row-height="false"/>
    </style:style>
    <style:style style:name="ro124" style:family="table-row">
      <style:table-row-properties style:row-height="1.619cm" fo:break-before="auto" style:use-optimal-row-height="true"/>
    </style:style>
    <style:style style:name="ro125" style:family="table-row">
      <style:table-row-properties style:row-height="1.214cm" fo:break-before="auto" style:use-optimal-row-height="true"/>
    </style:style>
    <style:style style:name="ro126" style:family="table-row">
      <style:table-row-properties style:row-height="5.674cm" fo:break-before="auto" style:use-optimal-row-height="false"/>
    </style:style>
    <style:style style:name="ro127" style:family="table-row">
      <style:table-row-properties style:row-height="6.258cm" fo:break-before="auto" style:use-optimal-row-height="false"/>
    </style:style>
    <style:style style:name="ro128" style:family="table-row">
      <style:table-row-properties style:row-height="6.435cm" fo:break-before="auto" style:use-optimal-row-height="false"/>
    </style:style>
    <style:style style:name="ro129" style:family="table-row">
      <style:table-row-properties style:row-height="6.376cm" fo:break-before="auto" style:use-optimal-row-height="false"/>
    </style:style>
    <style:style style:name="ro130" style:family="table-row">
      <style:table-row-properties style:row-height="6.756cm" fo:break-before="auto" style:use-optimal-row-height="false"/>
    </style:style>
    <style:style style:name="ro131" style:family="table-row">
      <style:table-row-properties style:row-height="2.447cm" fo:break-before="auto" style:use-optimal-row-height="true"/>
    </style:style>
    <style:style style:name="ro132" style:family="table-row">
      <style:table-row-properties style:row-height="3.623cm" fo:break-before="auto" style:use-optimal-row-height="true"/>
    </style:style>
    <style:style style:name="ro133" style:family="table-row">
      <style:table-row-properties style:row-height="4.397cm" fo:break-before="auto" style:use-optimal-row-height="true"/>
    </style:style>
    <style:style style:name="ro134" style:family="table-row">
      <style:table-row-properties style:row-height="7.184cm" fo:break-before="auto" style:use-optimal-row-height="true"/>
    </style:style>
    <style:style style:name="ro135" style:family="table-row">
      <style:table-row-properties style:row-height="11.8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1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complex="Arial4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14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/>
    </style:style>
    <style:style style:name="ce14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language="en" fo:country="GB" style:font-name-asian="Arial1" style:language-asian="en" style:country-asian="IN" style:font-name-complex="Arial3" style:language-complex="ar" style:country-complex="SA"/>
    </style:style>
    <style:style style:name="ce14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/>
    </style:style>
    <style:style style:name="ce14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0" style:family="table-cell" style:parent-style-name="Default">
      <style:table-cell-properties fo:border="0.74pt solid #000000"/>
      <style:text-properties style:font-name="Liberation Sans"/>
    </style:style>
    <style:style style:name="ce151" style:family="table-cell" style:parent-style-name="Default">
      <style:table-cell-properties fo:border="0.74pt solid #000000"/>
    </style:style>
    <style:style style:name="ce15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/>
    </style:style>
    <style:style style:name="ce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style:font-name-asian="Segoe UI" style:font-name-complex="Tahoma"/>
    </style:style>
    <style:style style:name="ce1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weight="normal" style:font-name-asian="Segoe UI" style:font-weight-asian="normal" style:font-name-complex="Tahoma" style:font-weight-complex="normal"/>
    </style:style>
    <style:style style:name="ce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6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</style:style>
    <style:style style:name="ce1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6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1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/>
    </style:style>
    <style:style style:name="ce17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Liberation Sans"/>
    </style:style>
    <style:style style:name="ce17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7" style:family="table-cell" style:parent-style-name="Default">
      <style:table-cell-properties fo:border="0.74pt solid #000000" style:vertical-align="middl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ffff" fo:border="0.74pt solid #000000"/>
      <style:text-properties style:font-name="Liberation Sans"/>
    </style:style>
    <style:style style:name="ce179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/>
    </style:style>
    <style:style style:name="ce181" style:family="table-cell" style:parent-style-name="Default">
      <style:table-cell-properties fo:border="0.74pt solid #000000"/>
      <style:text-properties fo:color="#000000"/>
    </style:style>
    <style:style style:name="ce182" style:family="table-cell" style:parent-style-name="Default">
      <style:table-cell-properties fo:background-color="#ffffff" fo:border="0.74pt solid #000000"/>
    </style:style>
    <style:style style:name="ce1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n" fo:country="GB" style:language-asian="en" style:country-asian="IN" style:language-complex="ar" style:country-complex="SA" style:font-name-asian="Arial1" style:font-name-complex="Arial3"/>
    </style:style>
    <style:style style:name="T1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en" style:country-asian="IN" style:language-complex="ar" style:country-complex="SA" style:font-name-asian="Arial1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/>
    </style:style>
    <style:style style:name="T1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GB" style:language-asian="en" style:country-asian="IN" style:language-complex="ar" style:country-complex="SA" style:font-name-asian="Arial1" style:font-name-complex="Arial3"/>
    </style:style>
    <style:style style:name="T2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23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8" style:family="text">
      <style:text-properties style:text-position="super 58%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ank Staff Login" table:style-name="ta1"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7"/>
        <table:table-column table:style-name="co1" table:number-columns-repeated="3" table:default-cell-style-name="ce129"/>
        <table:table-column table:style-name="co5" table:default-cell-style-name="ce129"/>
        <table:table-column table:style-name="co1" table:number-columns-repeated="11" table:default-cell-style-name="Default"/>
        <table:table-row table:style-name="ro1">
          <table:table-cell table:style-name="ce123" office:value-type="string" calcext:value-type="string">
            <text:p>Sr. No</text:p>
          </table:table-cell>
          <table:table-cell table:style-name="ce123" office:value-type="string" calcext:value-type="string">
            <text:p>Module</text:p>
          </table:table-cell>
          <table:table-cell table:style-name="ce123" office:value-type="string" calcext:value-type="string">
            <text:p>Sub-Module</text:p>
          </table:table-cell>
          <table:table-cell table:style-name="ce123" office:value-type="string" calcext:value-type="string">
            <text:p>Test Cases/ Test Jobs</text:p>
          </table:table-cell>
          <table:table-cell table:style-name="ce123" office:value-type="string" calcext:value-type="string">
            <text:p>Test Steps</text:p>
          </table:table-cell>
          <table:table-cell table:style-name="ce123" office:value-type="string" calcext:value-type="string">
            <text:p>Planned No of days</text:p>
          </table:table-cell>
          <table:table-cell table:style-name="ce123" office:value-type="string" calcext:value-type="string">
            <text:p>Revised. No of Days</text:p>
          </table:table-cell>
          <table:table-cell table:style-name="ce123" office:value-type="string" calcext:value-type="string">
            <text:p>Original Dates</text:p>
          </table:table-cell>
          <table:table-cell table:style-name="ce123" office:value-type="string" calcext:value-type="string">
            <text:p>Expected Results</text:p>
          </table:table-cell>
          <table:table-cell table:style-name="ce123" office:value-type="string" calcext:value-type="string">
            <text:p>Actual Results</text:p>
          </table:table-cell>
          <table:table-cell table:style-name="ce123" office:value-type="string" calcext:value-type="string">
            <text:p>Pass / Fail</text:p>
          </table:table-cell>
          <table:table-cell table:style-name="ce123" office:value-type="string" calcext:value-type="string">
            <text:p>Completion Date</text:p>
          </table:table-cell>
          <table:table-cell table:style-name="ce123" office:value-type="string" calcext:value-type="string">
            <text:p>Revised Original Dates</text:p>
          </table:table-cell>
          <table:table-cell table:style-name="ce123" office:value-type="string" calcext:value-type="string">
            <text:p>Revised</text:p>
            <text:p>Completion Date</text:p>
          </table:table-cell>
          <table:table-cell table:style-name="ce123" office:value-type="string" calcext:value-type="string">
            <text:p>Status</text:p>
          </table:table-cell>
          <table:table-cell table:style-name="ce123" office:value-type="string" calcext:value-type="string">
            <text:p>Remarks</text:p>
          </table:table-cell>
          <table:table-cell table:style-name="ce123" office:value-type="string" calcext:value-type="string">
            <text:p>Queries (Filename)</text:p>
          </table:table-cell>
          <table:table-cell table:style-name="ce123" office:value-type="string" calcext:value-type="string">
            <text:p>Done By BSG/IT</text:p>
          </table:table-cell>
          <table:table-cell table:style-name="ce123" office:value-type="string" calcext:value-type="string">
            <text:p>Designed By</text:p>
          </table:table-cell>
          <table:table-cell table:style-name="ce123" office:value-type="string" calcext:value-type="string">
            <text:p>Executed By</text:p>
          </table:table-cell>
        </table:table-row>
        <table:table-row table:style-name="ro1"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 <text:span text:style-name="T1">Bank staff should able to login into the application</text:span></text:p>
          </table:table-cell>
          <table:table-cell table:style-name="ce126" office:value-type="string" calcext:value-type="string">
            <text:p>1) Open the application and click on mobile number field.</text:p>
            <text:p>2) Enter the valid mobile number.</text:p>
          </table:table-cell>
          <table:table-cell table:style-name="ce128" table:number-columns-repeated="3"/>
          <table:table-cell table:style-name="ce130" office:value-type="string" calcext:value-type="string">
            <text:p>The bank staff should able to login into the application</text:p>
          </table:table-cell>
          <table:table-cell table:style-name="ce131" table:number-columns-repeated="11"/>
        </table:table-row>
        <table:table-row table:style-name="ro2">
          <table:table-cell table:style-name="ce124" office:value-type="float" office:value="2" calcext:value-type="float">
            <text:p>2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<text:span text:style-name="T1"> Bank staff should able to login into the application</text:span></text:p>
          </table:table-cell>
          <table:table-cell table:style-name="ce126" office:value-type="string" calcext:value-type="string">
            <text:p>1) After entering the Mobile number</text:p>
            <text:p>2) Click on the ‘LogIn’ Button.</text:p>
          </table:table-cell>
          <table:table-cell table:style-name="ce128" table:number-columns-repeated="3"/>
          <table:table-cell table:style-name="ce130" office:value-type="string" calcext:value-type="string">
            <text:p>The bank staff should able to login into the application</text:p>
          </table:table-cell>
          <table:table-cell table:style-name="ce131" table:number-columns-repeated="11"/>
        </table:table-row>
        <table:table-row table:style-name="ro3"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<text:span text:style-name="T1"> ‘Login button’ is clickable.</text:span></text:p>
          </table:table-cell>
          <table:table-cell table:style-name="ce126" office:value-type="string" calcext:value-type="string">
            <text:p>1) Click on the ‘Login’ button.</text:p>
            <text:p>2) It take you the next page.</text:p>
          </table:table-cell>
          <table:table-cell table:style-name="ce128" table:number-columns-repeated="3"/>
          <table:table-cell table:style-name="ce130" office:value-type="string" calcext:value-type="string">
            <text:p>The ‘Login button’ should be clickable It should take you to the net pag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" calcext:value-type="float">
            <text:p>4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<text:span text:style-name="T1"> “Mobile number” filed is clickable.</text:span></text:p>
          </table:table-cell>
          <table:table-cell table:style-name="ce126" office:value-type="string" calcext:value-type="string">
            <text:p>1) Open the application.</text:p>
            <text:p>2) Click on the mobile number filed.</text:p>
          </table:table-cell>
          <table:table-cell table:style-name="ce128" table:number-columns-repeated="3"/>
          <table:table-cell table:style-name="ce130" office:value-type="string" calcext:value-type="string">
            <text:p>The “Mobile number” filed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" calcext:value-type="float">
            <text:p>5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the <text:span text:style-name="T1">Key Pad for mobile number must be there after clicking on it.</text:span></text:p>
          </table:table-cell>
          <table:table-cell table:style-name="ce126" office:value-type="string" calcext:value-type="string">
            <text:p>1) Click no the mobile number filed.</text:p>
            <text:p>2) After that enter the mobile number.</text:p>
          </table:table-cell>
          <table:table-cell table:style-name="ce128" table:number-columns-repeated="3"/>
          <table:table-cell table:style-name="ce130" office:value-type="string" calcext:value-type="string">
            <text:p>The key board for mobile number should be there after clicking on it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6" calcext:value-type="float">
            <text:p>6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the <text:span text:style-name="T1">Country code for India is per selected.</text:span></text:p>
          </table:table-cell>
          <table:table-cell table:style-name="ce126" office:value-type="string" calcext:value-type="string">
            <text:p>1) Open the application.</text:p>
            <text:p>2) Click on the mobile number filed.</text:p>
            <text:p>3) Verify the India phone number code(+91) is there.</text:p>
          </table:table-cell>
          <table:table-cell table:style-name="ce128" table:number-columns-repeated="3"/>
          <table:table-cell table:style-name="ce130" office:value-type="string" calcext:value-type="string">
            <text:p>The Country code for India should be pre selected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7" calcext:value-type="float">
            <text:p>7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with the <text:span text:style-name="T1">Valid Mobile Number Login.</text:span></text:p>
          </table:table-cell>
          <table:table-cell table:style-name="ce126" office:value-type="string" calcext:value-type="string">
            <text:p>1)Input a valid mobile number.</text:p>
            <text:p>2)Verify that the system accepts the number.</text:p>
            <text:p>3)Ensure the user is able to log in successfully.</text:p>
          </table:table-cell>
          <table:table-cell table:style-name="ce128" table:number-columns-repeated="3"/>
          <table:table-cell table:style-name="ce130" office:value-type="string" calcext:value-type="string">
            <text:p>The Valid Mobile Number should be able to Login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8" calcext:value-type="float">
            <text:p>8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with the<text:span text:style-name="T1"> Invalid Mobile Number Login.</text:span></text:p>
          </table:table-cell>
          <table:table-cell table:style-name="ce126" office:value-type="string" calcext:value-type="string">
            <text:p>1)Input an invalid mobile number.</text:p>
            <text:p>2)Verify that the system rejects the invalid format and provides appropriate error messages.</text:p>
          </table:table-cell>
          <table:table-cell table:style-name="ce128" table:number-columns-repeated="3"/>
          <table:table-cell table:style-name="ce130" office:value-type="string" calcext:value-type="string">
            <text:p>The  should system rejects the invalid format and provides appropriate error messages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<text:span text:style-name="T1">Mobile number should not be start with 0,1,2,3,4 &amp; 5</text:span></text:p>
          </table:table-cell>
          <table:table-cell table:style-name="ce126" office:value-type="string" calcext:value-type="string">
            <text:p>1)Input an mobile number starts with 1,2,3,4 0r 5.</text:p>
            <text:p>2)Verify that the system rejects the invalid format and provides appropriate error messages.</text:p>
          </table:table-cell>
          <table:table-cell table:style-name="ce128" table:number-columns-repeated="3"/>
          <table:table-cell table:style-name="ce130" office:value-type="string" calcext:value-type="string">
            <text:p>The  should system rejects the invalid format and provides appropriate error messages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10" calcext:value-type="float">
            <text:p>10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with the<text:span text:style-name="T1"> Invalid Mobile Number format with special characters.</text:span></text:p>
          </table:table-cell>
          <table:table-cell table:style-name="ce126" office:value-type="string" calcext:value-type="string">
            <text:p>1)Input an invalid mobile number.</text:p>
            <text:p>2)Verify that the system rejects the invalid format and provides appropriate error messages.</text:p>
          </table:table-cell>
          <table:table-cell table:style-name="ce128" table:number-columns-repeated="3"/>
          <table:table-cell table:style-name="ce130" office:value-type="string" calcext:value-type="string">
            <text:p>The  should system rejects the invalid format and provides appropriate error messages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11" calcext:value-type="float">
            <text:p>11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with the<text:span text:style-name="T1"> Blank Mobile Number.</text:span></text:p>
          </table:table-cell>
          <table:table-cell table:style-name="ce126" office:value-type="string" calcext:value-type="string">
            <text:p>1)Leave the mobile number field blank.</text:p>
            <text:p>2)Confirm that the system prevents submission and shows a validation error.</text:p>
          </table:table-cell>
          <table:table-cell table:style-name="ce128" table:number-columns-repeated="3"/>
          <table:table-cell table:style-name="ce130" office:value-type="string" calcext:value-type="string">
            <text:p>The system should prevents submission and shows a validation error.</text:p>
          </table:table-cell>
          <table:table-cell table:style-name="ce131" table:number-columns-repeated="11"/>
        </table:table-row>
        <table:table-row table:style-name="ro5">
          <table:table-cell table:style-name="ce124" office:value-type="float" office:value="12" calcext:value-type="float">
            <text:p>12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<text:span text:style-name="T1">Customer should not able to login with 9 digit mobile number.</text:span></text:p>
          </table:table-cell>
          <table:table-cell table:style-name="ce126" office:value-type="string" calcext:value-type="string">
            <text:p>1) Input a mobile number with fewer digits than required.</text:p>
            <text:p>2) Verify that the system enforces the correct length of mobile numbers.</text:p>
          </table:table-cell>
          <table:table-cell table:style-name="ce128" table:number-columns-repeated="3"/>
          <table:table-cell table:style-name="ce130" office:value-type="string" calcext:value-type="string">
            <text:p>The system should enforces the correct length of mobile numbers.</text:p>
          </table:table-cell>
          <table:table-cell table:style-name="ce131" table:number-columns-repeated="11"/>
        </table:table-row>
        <table:table-row table:style-name="ro6">
          <table:table-cell table:style-name="ce124" office:value-type="float" office:value="13" calcext:value-type="float">
            <text:p>13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<text:span text:style-name="T1">Customer should not be able to login with 11 digit mobile number.</text:span></text:p>
          </table:table-cell>
          <table:table-cell table:style-name="ce126" office:value-type="string" calcext:value-type="string">
            <text:p>1) Input a mobile number with more digits than allowed.</text:p>
            <text:p>2) Verify that the system enforces the correct length of mobile numbers.</text:p>
          </table:table-cell>
          <table:table-cell table:style-name="ce128" table:number-columns-repeated="3"/>
          <table:table-cell table:style-name="ce130" office:value-type="string" calcext:value-type="string">
            <text:p>The system should enforces the correct length of mobile numbers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14" calcext:value-type="float">
            <text:p>14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with the <text:span text:style-name="T1">Non-Existent Mobile Number.</text:span></text:p>
          </table:table-cell>
          <table:table-cell table:style-name="ce126" office:value-type="string" calcext:value-type="string">
            <text:p>1) Input a mobile number that doesn't exist in the system.</text:p>
            <text:p>2) Confirm that the system displays a user-friendly error message.</text:p>
          </table:table-cell>
          <table:table-cell table:style-name="ce128" table:number-columns-repeated="3"/>
          <table:table-cell table:style-name="ce130" office:value-type="string" calcext:value-type="string">
            <text:p>The system should not accept the invalid number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15" calcext:value-type="float">
            <text:p>15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<text:span text:style-name="T1"> ‘Log in button’ is clickable.</text:span></text:p>
          </table:table-cell>
          <table:table-cell table:style-name="ce126" office:value-type="string" calcext:value-type="string">
            <text:p>1) After entering the Mobile number the click on the LogIn Button.</text:p>
            <text:p>2) Ensure that the button is clickable and land you to the next page.</text:p>
          </table:table-cell>
          <table:table-cell table:style-name="ce128" table:number-columns-repeated="3"/>
          <table:table-cell table:style-name="ce130" office:value-type="string" calcext:value-type="string">
            <text:p>The button should clickable and land you to the next page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16" calcext:value-type="float">
            <text:p>16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e <text:span text:style-name="T1">‘Help centre’ button is clickable.</text:span></text:p>
          </table:table-cell>
          <table:table-cell table:style-name="ce126" office:value-type="string" calcext:value-type="string">
            <text:p>1) Click on the help centre button given below left hand side.</text:p>
            <text:p>2) Verify that the after clicking on that the details for help centre comes.</text:p>
          </table:table-cell>
          <table:table-cell table:style-name="ce128" table:number-columns-repeated="3"/>
          <table:table-cell table:style-name="ce130" office:value-type="string" calcext:value-type="string">
            <text:p>After clicking on that the details for help centre should comes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17" calcext:value-type="float">
            <text:p>17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Login page.</text:p>
          </table:table-cell>
          <table:table-cell table:style-name="ce124" office:value-type="string" calcext:value-type="string">
            <text:p>Verify that <text:span text:style-name="T1">After clicking on login button you land to ‘Enter OTP page’.</text:span></text:p>
          </table:table-cell>
          <table:table-cell table:style-name="ce126" office:value-type="string" calcext:value-type="string">
            <text:p>1) Click on the login button.</text:p>
            <text:p>2) Ensure that after clicking on the button it take you the next page.</text:p>
          </table:table-cell>
          <table:table-cell table:style-name="ce128" table:number-columns-repeated="3"/>
          <table:table-cell table:style-name="ce130" office:value-type="string" calcext:value-type="string">
            <text:p>The button is clickable and land you to the next page.</text:p>
          </table:table-cell>
          <table:table-cell table:style-name="ce131" table:number-columns-repeated="11"/>
        </table:table-row>
        <table:table-row table:style-name="ro8">
          <table:table-cell table:style-name="ce124" office:value-type="float" office:value="18" calcext:value-type="float">
            <text:p>18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at <text:span text:style-name="T1">Sent the 6-digit number OTP send to your register mobile number.</text:span></text:p>
          </table:table-cell>
          <table:table-cell table:style-name="ce126" office:value-type="string" calcext:value-type="string">
            <text:p>1) Open your mobile sms.</text:p>
            <text:p>2) Check for the OTP.</text:p>
          </table:table-cell>
          <table:table-cell table:style-name="ce128" table:number-columns-repeated="3"/>
          <table:table-cell table:style-name="ce130" office:value-type="string" calcext:value-type="string">
            <text:p>The OTP should e send to the number.</text:p>
          </table:table-cell>
          <table:table-cell table:style-name="ce131" table:number-columns-repeated="11"/>
        </table:table-row>
        <table:table-row table:style-name="ro9">
          <table:table-cell table:style-name="ce124" office:value-type="float" office:value="19" calcext:value-type="float">
            <text:p>19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<text:span text:style-name="T1"> Staring 5 digit of the phone number is hidden In OTP page.</text:span></text:p>
          </table:table-cell>
          <table:table-cell table:style-name="ce126" office:value-type="string" calcext:value-type="string">
            <text:p>1) Click on the OTP field.</text:p>
            <text:p>2) Check the 5 digit is hidden.</text:p>
          </table:table-cell>
          <table:table-cell table:style-name="ce128" table:number-columns-repeated="3"/>
          <table:table-cell table:style-name="ce130" office:value-type="string" calcext:value-type="string">
            <text:p>The First 5 digit should be hidden in OTP page</text:p>
          </table:table-cell>
          <table:table-cell table:style-name="ce131" table:number-columns-repeated="11"/>
        </table:table-row>
        <table:table-row table:style-name="ro10">
          <table:table-cell table:style-name="ce124" office:value-type="float" office:value="20" calcext:value-type="float">
            <text:p>20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 <text:span text:style-name="T1">Last 5 digit of the phone number is same</text:span>.</text:p>
          </table:table-cell>
          <table:table-cell table:style-name="ce126" office:value-type="string" calcext:value-type="string">
            <text:p>1) Check the last 5 digit is visible.</text:p>
            <text:p>2) Check the last 5 digit is same.</text:p>
          </table:table-cell>
          <table:table-cell table:style-name="ce128" table:number-columns-repeated="3"/>
          <table:table-cell table:style-name="ce130" office:value-type="string" calcext:value-type="string">
            <text:p>The last 5 digit should be visible and same as the register number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21" calcext:value-type="float">
            <text:p>21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<text:span text:style-name="T1"> with the Valid OTP.</text:span></text:p>
          </table:table-cell>
          <table:table-cell table:style-name="ce126" office:value-type="string" calcext:value-type="string">
            <text:p>1) Enter a valid OTP code.</text:p>
            <text:p>2) Verify that the system accepts and confirms the OTP code as valid.</text:p>
          </table:table-cell>
          <table:table-cell table:style-name="ce128" table:number-columns-repeated="3"/>
          <table:table-cell table:style-name="ce130" office:value-type="string" calcext:value-type="string">
            <text:p>The system should accepts and confirms the OTP code as valid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22" calcext:value-type="float">
            <text:p>22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<text:span text:style-name="T1">with the Invalid OTP.</text:span></text:p>
          </table:table-cell>
          <table:table-cell table:style-name="ce126" office:value-type="string" calcext:value-type="string">
            <text:p>1) Enter a invalid OTP code.</text:p>
            <text:p>2) Verify that the system does not accept the OTP</text:p>
          </table:table-cell>
          <table:table-cell table:style-name="ce128" table:number-columns-repeated="3"/>
          <table:table-cell table:style-name="ce130" office:value-type="string" calcext:value-type="string">
            <text:p>The system should not accept the Invalid OTP</text:p>
          </table:table-cell>
          <table:table-cell table:style-name="ce131" table:number-columns-repeated="11"/>
        </table:table-row>
        <table:table-row table:style-name="ro11">
          <table:table-cell table:style-name="ce124" office:value-type="float" office:value="23" calcext:value-type="float">
            <text:p>23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with the<text:span text:style-name="T1"> Invalid OTP Length</text:span></text:p>
          </table:table-cell>
          <table:table-cell table:style-name="ce126" office:value-type="string" calcext:value-type="string">
            <text:p>1) Enter an OTP with fewer digits than required.</text:p>
            <text:p>2) Verify that the system does not accept the OTP</text:p>
          </table:table-cell>
          <table:table-cell table:style-name="ce128" table:number-columns-repeated="3"/>
          <table:table-cell table:style-name="ce130" office:value-type="string" calcext:value-type="string">
            <text:p>The system should not accept the fewer digits OTP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24" calcext:value-type="float">
            <text:p>24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with the<text:span text:style-name="T1"> Invalid OTP Characters</text:span></text:p>
          </table:table-cell>
          <table:table-cell table:style-name="ce126" office:value-type="string" calcext:value-type="string">
            <text:p>1)Enter an OTP with non-numeric characters (e.g., letters or symbols).</text:p>
            <text:p>2)Verify that the system does not accept the OTP.</text:p>
          </table:table-cell>
          <table:table-cell table:style-name="ce128" table:number-columns-repeated="3"/>
          <table:table-cell table:style-name="ce130" office:value-type="string" calcext:value-type="string">
            <text:p>The system should not accept the non-numeric characters  OTP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25" calcext:value-type="float">
            <text:p>25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with the <text:span text:style-name="T1">Expired OTP.</text:span></text:p>
          </table:table-cell>
          <table:table-cell table:style-name="ce126" office:value-type="string" calcext:value-type="string">
            <text:p>1)Use a valid OTP that has expired.</text:p>
            <text:p>2)Verify that the system does not accept the expired OTP.</text:p>
          </table:table-cell>
          <table:table-cell table:style-name="ce128" table:number-columns-repeated="3"/>
          <table:table-cell table:style-name="ce130" office:value-type="string" calcext:value-type="string">
            <text:p>The system should not accept the expired OTP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26" calcext:value-type="float">
            <text:p>26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<text:span text:style-name="T1"> ‘Maximum 3 Attempts’ message is there.</text:span></text:p>
          </table:table-cell>
          <table:table-cell table:style-name="ce126" office:value-type="string" calcext:value-type="string">
            <text:p>1) Open the OTP page.</text:p>
            <text:p>2 ) Check the maximum 3 attempts section below the OTP filed.</text:p>
          </table:table-cell>
          <table:table-cell table:style-name="ce128" table:number-columns-repeated="3"/>
          <table:table-cell table:style-name="ce130" office:value-type="string" calcext:value-type="string">
            <text:p>The maximum 3 attempts section should be there below the OTP filed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27" calcext:value-type="float">
            <text:p>27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<text:span text:style-name="T1"> “Resend OTP button’ is clickable.</text:span></text:p>
          </table:table-cell>
          <table:table-cell table:style-name="ce126" office:value-type="string" calcext:value-type="string">
            <text:p>1) Click on the resend otp button present on the below of OTP filed.</text:p>
          </table:table-cell>
          <table:table-cell table:style-name="ce128" table:number-columns-repeated="3"/>
          <table:table-cell table:style-name="ce130" office:value-type="string" calcext:value-type="string">
            <text:p>The resend OTP button should be clickabl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28" calcext:value-type="float">
            <text:p>28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at after clicking on<text:span text:style-name="T1"> “Resend OTP button’ the OTP get resend.</text:span></text:p>
          </table:table-cell>
          <table:table-cell table:style-name="ce126" office:value-type="string" calcext:value-type="string">
            <text:p>1)Click on the resend OTP button.</text:p>
            <text:p>2) Check the phone SMS.</text:p>
          </table:table-cell>
          <table:table-cell table:style-name="ce128" table:number-columns-repeated="3"/>
          <table:table-cell table:style-name="ce130" office:value-type="string" calcext:value-type="string">
            <text:p>The resend OTP button should clickable and get resend the OTP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29" calcext:value-type="float">
            <text:p>29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if you <text:span text:style-name="T1">enter the wrong OTP and used resend OTP the 3 attempts message turns into “2/3 attempts left.”</text:span></text:p>
          </table:table-cell>
          <table:table-cell table:style-name="ce126" office:value-type="string" calcext:value-type="string">
            <text:p>1) Open the OTP page.</text:p>
            <text:p>2) Enter the wrong OTP.</text:p>
            <text:p>2 ) Check the maximum 2/3 attempts section below the OTP filed.</text:p>
          </table:table-cell>
          <table:table-cell table:style-name="ce128" table:number-columns-repeated="3"/>
          <table:table-cell table:style-name="ce130" office:value-type="string" calcext:value-type="string">
            <text:p>The maximum 2/3 attempts section should be there below the OTP filed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if you<text:span text:style-name="T1"> enter the wrong OTP and used resend OTP the 3 attempts message turns into “1/3 attempts left.”</text:span></text:p>
          </table:table-cell>
          <table:table-cell table:style-name="ce126" office:value-type="string" calcext:value-type="string">
            <text:p>1) Open the OTP page.</text:p>
            <text:p>2) Enter the wrong OTP.</text:p>
            <text:p>2 ) Check the maximum 1/3 attempts section below the OTP filed.</text:p>
          </table:table-cell>
          <table:table-cell table:style-name="ce128" table:number-columns-repeated="3"/>
          <table:table-cell table:style-name="ce130" office:value-type="string" calcext:value-type="string">
            <text:p>The maximum 1/3 attempts section should be there below the OTP filed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1" calcext:value-type="float">
            <text:p>31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if you enter<text:span text:style-name="T1"> again the wrong OTP you land to the “Verification failed page”.</text:span></text:p>
          </table:table-cell>
          <table:table-cell table:style-name="ce126" office:value-type="string" calcext:value-type="string">
            <text:p>1) Open the OTP page.</text:p>
            <text:p>2) Enter the wrong OTP.</text:p>
            <text:p>3) User land to the verification failed page.</text:p>
          </table:table-cell>
          <table:table-cell table:style-name="ce128" table:number-columns-repeated="3"/>
          <table:table-cell table:style-name="ce130" office:value-type="string" calcext:value-type="string">
            <text:p>Enter the wrong OTP you should land to the verification failed pag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2" calcext:value-type="float">
            <text:p>32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at the<text:span text:style-name="T1"> “Ways to re-apply for PM SVANidhi loan” is there.</text:span></text:p>
          </table:table-cell>
          <table:table-cell table:style-name="ce126" office:value-type="string" calcext:value-type="string">
            <text:p>1) User land to the verification failed page.</text:p>
            <text:p>2) Check the re-apply message present bellow the verification failed page.</text:p>
          </table:table-cell>
          <table:table-cell table:style-name="ce128" table:number-columns-repeated="3"/>
          <table:table-cell table:style-name="ce130" office:value-type="string" calcext:value-type="string">
            <text:p>The re-apply message should be present bellow the verification failed pag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33" calcext:value-type="float">
            <text:p>33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<text:span text:style-name="T1"> “HDFC Bank Branch’ button is clickable.</text:span></text:p>
          </table:table-cell>
          <table:table-cell table:style-name="ce126" office:value-type="string" calcext:value-type="string">
            <text:p>1) User land to the verification failed page.</text:p>
            <text:p>2) Click on HDFC ba branch button.</text:p>
          </table:table-cell>
          <table:table-cell table:style-name="ce128" table:number-columns-repeated="3"/>
          <table:table-cell table:style-name="ce130" office:value-type="string" calcext:value-type="string">
            <text:p>The HDFC bank branch button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4" calcext:value-type="float">
            <text:p>34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 <text:span text:style-name="T1">‘language button’ is clickable on verification failed page.</text:span></text:p>
          </table:table-cell>
          <table:table-cell table:style-name="ce126" office:value-type="string" calcext:value-type="string">
            <text:p>1) Click on the language button present on the top right side.</text:p>
            <text:p>2) Click on the english language or any other.</text:p>
          </table:table-cell>
          <table:table-cell table:style-name="ce128" table:number-columns-repeated="3"/>
          <table:table-cell table:style-name="ce130" office:value-type="string" calcext:value-type="string">
            <text:p>The language button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5" calcext:value-type="float">
            <text:p>35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after<text:span text:style-name="T1"> 15 min re-apply for OTP.</text:span></text:p>
          </table:table-cell>
          <table:table-cell table:style-name="ce126" office:value-type="string" calcext:value-type="string">
            <text:p>1) Click on the resend OTP in OTP page.</text:p>
            <text:p>2) Check phone SMS.</text:p>
            <text:p>3) Enter the given OTP in SMS on OTP filed.</text:p>
          </table:table-cell>
          <table:table-cell table:style-name="ce128" table:number-columns-repeated="3"/>
          <table:table-cell table:style-name="ce130" office:value-type="string" calcext:value-type="string">
            <text:p>The OTP should get send to the register number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6" calcext:value-type="float">
            <text:p>36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the<text:span text:style-name="T1"> ‘Submit button’ is clickable.</text:span></text:p>
          </table:table-cell>
          <table:table-cell table:style-name="ce126" office:value-type="string" calcext:value-type="string">
            <text:p>1) Enter the valid OTP.</text:p>
            <text:p>2) Click on the submit button present on the bellow of OTP filed.</text:p>
          </table:table-cell>
          <table:table-cell table:style-name="ce128" table:number-columns-repeated="3"/>
          <table:table-cell table:style-name="ce130" office:value-type="string" calcext:value-type="string">
            <text:p>The submit button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37" calcext:value-type="float">
            <text:p>37</text:p>
          </table:table-cell>
          <table:table-cell table:style-name="ce124" office:value-type="string" calcext:value-type="string">
            <text:p>Bank Staff Login</text:p>
          </table:table-cell>
          <table:table-cell table:style-name="ce124" office:value-type="string" calcext:value-type="string">
            <text:p>OTP page.</text:p>
          </table:table-cell>
          <table:table-cell table:style-name="ce124" office:value-type="string" calcext:value-type="string">
            <text:p>Verify <text:span text:style-name="T1">after clicking on the ‘Submit button’ the bank staff land to vendor details page.</text:span></text:p>
          </table:table-cell>
          <table:table-cell table:style-name="ce126" office:value-type="string" calcext:value-type="string">
            <text:p>1)Enter the Valid OTP.</text:p>
            <text:p>2) Click on the submit button.</text:p>
            <text:p>3) Bank staff lands to the next page.</text:p>
          </table:table-cell>
          <table:table-cell table:style-name="ce128" table:number-columns-repeated="3"/>
          <table:table-cell table:style-name="ce130" office:value-type="string" calcext:value-type="string">
            <text:p>After clicking on the submit button the bank staff should land to the next pag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38" calcext:value-type="float">
            <text:p>38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<text:span text:style-name="T1"> ‘Date of Visit’ is pre selected as per for same day.</text:span></text:p>
          </table:table-cell>
          <table:table-cell table:style-name="ce126" office:value-type="string" calcext:value-type="string">
            <text:p>1) Check the date of visit filed is pre selected.</text:p>
          </table:table-cell>
          <table:table-cell table:style-name="ce128" table:number-columns-repeated="3"/>
          <table:table-cell table:style-name="ce130" office:value-type="string" calcext:value-type="string">
            <text:p>The date of visit filed should be pre selected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<text:span text:style-name="T1">‘Mobile number’ filed is clickable and editable.</text:span></text:p>
          </table:table-cell>
          <table:table-cell table:style-name="ce126" office:value-type="string" calcext:value-type="string">
            <text:p>1) click on the mobile number filed.</text:p>
            <text:p>2) Enter the vendors mobile number.</text:p>
          </table:table-cell>
          <table:table-cell table:style-name="ce128" table:number-columns-repeated="3"/>
          <table:table-cell table:style-name="ce130" office:value-type="string" calcext:value-type="string">
            <text:p>The mobile number filed should be clickable and editabl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at the<text:span text:style-name="T1"> Country code for India is per selected.</text:span></text:p>
          </table:table-cell>
          <table:table-cell table:style-name="ce126" office:value-type="string" calcext:value-type="string">
            <text:p>1) Check the +91 (India code) in mobile filed .</text:p>
          </table:table-cell>
          <table:table-cell table:style-name="ce128" table:number-columns-repeated="3"/>
          <table:table-cell table:style-name="ce130" office:value-type="string" calcext:value-type="string">
            <text:p>The country code for India should be pre selected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1" calcext:value-type="float">
            <text:p>41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<text:span text:style-name="T1">‘Vendor Name’ filed is clickable and editable.</text:span></text:p>
          </table:table-cell>
          <table:table-cell table:style-name="ce126" office:value-type="string" calcext:value-type="string">
            <text:p>1)Click on the vendor name button.</text:p>
            <text:p>2) Enter the vendor’s name in the filed .</text:p>
          </table:table-cell>
          <table:table-cell table:style-name="ce128" table:number-columns-repeated="3"/>
          <table:table-cell table:style-name="ce130" office:value-type="string" calcext:value-type="string">
            <text:p>The Vendor name filed should be clickable and editabl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2" calcext:value-type="float">
            <text:p>42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with the<text:span text:style-name="T1"> Invalid vendor name Characters</text:span></text:p>
          </table:table-cell>
          <table:table-cell table:style-name="ce126" office:value-type="string" calcext:value-type="string">
            <text:p>1) Click on the vendor name filed.</text:p>
            <text:p>2) Enter the special character.</text:p>
          </table:table-cell>
          <table:table-cell table:style-name="ce128" table:number-columns-repeated="3"/>
          <table:table-cell table:style-name="ce130" office:value-type="string" calcext:value-type="string">
            <text:p>The invalid name should not get accept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3" calcext:value-type="float">
            <text:p>43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<text:span text:style-name="T1">‘Vending activity’ filed is clickable.</text:span></text:p>
          </table:table-cell>
          <table:table-cell table:style-name="ce126" office:value-type="string" calcext:value-type="string">
            <text:p>1) Click on the vending activity filed.</text:p>
            <text:p>2) Check it is clickable.</text:p>
          </table:table-cell>
          <table:table-cell table:style-name="ce128" table:number-columns-repeated="3"/>
          <table:table-cell table:style-name="ce130" office:value-type="string" calcext:value-type="string">
            <text:p>The vending activity filed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44" calcext:value-type="float">
            <text:p>44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<text:span text:style-name="T1">‘Vending activity’ filed’s arrow down button is clickable.</text:span></text:p>
          </table:table-cell>
          <table:table-cell table:style-name="ce126" office:value-type="string" calcext:value-type="string">
            <text:p>1) Click on the vending activity filed.</text:p>
            <text:p>2) Click on the arrow down button.</text:p>
          </table:table-cell>
          <table:table-cell table:style-name="ce128" table:number-columns-repeated="3"/>
          <table:table-cell table:style-name="ce130" office:value-type="string" calcext:value-type="string">
            <text:p>The  arrow down button should be clickable,and all the details should et pop down.</text:p>
          </table:table-cell>
          <table:table-cell table:style-name="ce131" table:number-columns-repeated="11"/>
        </table:table-row>
        <table:table-row table:style-name="ro7">
          <table:table-cell table:style-name="ce124" office:value-type="float" office:value="45" calcext:value-type="float">
            <text:p>45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Vending since’ filed is clickable and all the years filed is there.</text:p>
          </table:table-cell>
          <table:table-cell table:style-name="ce126" office:value-type="string" calcext:value-type="string">
            <text:p>1)Click on the vending since filed.</text:p>
            <text:p>2) Click on the arrow down button.</text:p>
            <text:p>3) click on the any year there according to the vendor details.</text:p>
          </table:table-cell>
          <table:table-cell table:style-name="ce128" table:number-columns-repeated="3"/>
          <table:table-cell table:style-name="ce130" office:value-type="string" calcext:value-type="string">
            <text:p>The ‘Vending since’ filed should be clickable and all the years filed should be ther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6" calcext:value-type="float">
            <text:p>46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Vending address’ filed is clickable and editable.</text:p>
          </table:table-cell>
          <table:table-cell table:style-name="ce126" office:value-type="string" calcext:value-type="string">
            <text:p>1) Click on the Vending address filed.</text:p>
            <text:p>2) Enter the address of the vendor.</text:p>
          </table:table-cell>
          <table:table-cell table:style-name="ce128" table:number-columns-repeated="3"/>
          <table:table-cell table:style-name="ce130" office:value-type="string" calcext:value-type="string">
            <text:p>The Vending address filed should be clickable and editabl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7" calcext:value-type="float">
            <text:p>47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Landmark’ filed is clickable and editable.</text:p>
          </table:table-cell>
          <table:table-cell table:style-name="ce126" office:value-type="string" calcext:value-type="string">
            <text:p>1) Click on the landmark filed.</text:p>
            <text:p>2) Enter the landmark according to vendor details.</text:p>
          </table:table-cell>
          <table:table-cell table:style-name="ce128" table:number-columns-repeated="3"/>
          <table:table-cell table:style-name="ce130" office:value-type="string" calcext:value-type="string">
            <text:p>The landmark filed should be clickable and editabl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48" calcext:value-type="float">
            <text:p>48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Pin code’ filed is clickable and editable.</text:p>
          </table:table-cell>
          <table:table-cell table:style-name="ce126" office:value-type="string" calcext:value-type="string">
            <text:p>1) click on the pin code filed.</text:p>
            <text:p>2) Enter the pin code in that filed.</text:p>
          </table:table-cell>
          <table:table-cell table:style-name="ce128" table:number-columns-repeated="3"/>
          <table:table-cell table:style-name="ce130" office:value-type="string" calcext:value-type="string">
            <text:p>The pin code filed should be clickable and edit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49" calcext:value-type="float">
            <text:p>49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if you enter wrong ‘Pin code’ using special character it does not accept.</text:p>
          </table:table-cell>
          <table:table-cell table:style-name="ce126" office:value-type="string" calcext:value-type="string">
            <text:p>1) Click on the pin code filed.</text:p>
            <text:p>2) Enter the pin code in that filed using special character.</text:p>
          </table:table-cell>
          <table:table-cell table:style-name="ce128" table:number-columns-repeated="3"/>
          <table:table-cell table:style-name="ce130" office:value-type="string" calcext:value-type="string">
            <text:p>If you enter wrong ‘Pin code’ using special character it should not accept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Average daily foot fall at the vendor” filed is clickable and editable.</text:p>
          </table:table-cell>
          <table:table-cell table:style-name="ce126" office:value-type="string" calcext:value-type="string">
            <text:p>1) Click on the Average daily foot fall at the vendor filed.</text:p>
            <text:p>2) Enter the Digits there.</text:p>
          </table:table-cell>
          <table:table-cell table:style-name="ce128" table:number-columns-repeated="3"/>
          <table:table-cell table:style-name="ce130" office:value-type="string" calcext:value-type="string">
            <text:p>The average daily foot fall at the vendor filed should be clickable and edit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1" calcext:value-type="float">
            <text:p>51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if you enter wrong ‘Average daily foot fall at the vendor’ using special character it does not accept.</text:p>
          </table:table-cell>
          <table:table-cell table:style-name="ce126" office:value-type="string" calcext:value-type="string">
            <text:p>1) Click on the Average daily foot fall at the vendor filed.</text:p>
            <text:p>2) Enter the special character.</text:p>
          </table:table-cell>
          <table:table-cell table:style-name="ce128" table:number-columns-repeated="3"/>
          <table:table-cell table:style-name="ce130" office:value-type="string" calcext:value-type="string">
            <text:p>Enter wrong ‘Average daily foot fall at the vendor’ using special character it should  not accept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2" calcext:value-type="float">
            <text:p>52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Daily income’ filed is clickable and editable.</text:p>
          </table:table-cell>
          <table:table-cell table:style-name="ce126" office:value-type="string" calcext:value-type="string">
            <text:p>1) Click on the daily income filed.</text:p>
            <text:p>2) Enter the amount in that filed according to vendor details.</text:p>
          </table:table-cell>
          <table:table-cell table:style-name="ce128" table:number-columns-repeated="3"/>
          <table:table-cell table:style-name="ce130" office:value-type="string" calcext:value-type="string">
            <text:p>The daily income filed should be clickable and edit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3" calcext:value-type="float">
            <text:p>53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if you enter wrong ‘Daily income’ using special character it does not accept.</text:p>
          </table:table-cell>
          <table:table-cell table:style-name="ce126" office:value-type="string" calcext:value-type="string">
            <text:p>1) Click on the daily income filed.</text:p>
            <text:p>2) Enter the special character in that filed .</text:p>
          </table:table-cell>
          <table:table-cell table:style-name="ce128" table:number-columns-repeated="3"/>
          <table:table-cell table:style-name="ce130" office:value-type="string" calcext:value-type="string">
            <text:p>If you enter wrong ‘daily income’ using special character it should not accept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54" calcext:value-type="float">
            <text:p>54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I have visited to the vendor” button s clickable.</text:p>
          </table:table-cell>
          <table:table-cell table:style-name="ce126" office:value-type="string" calcext:value-type="string">
            <text:p>1) Click on the I have visited the the vendor button.</text:p>
          </table:table-cell>
          <table:table-cell table:style-name="ce128" table:number-columns-repeated="3"/>
          <table:table-cell table:style-name="ce130" office:value-type="string" calcext:value-type="string">
            <text:p>The I have visited the the vendor button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5" calcext:value-type="float">
            <text:p>55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I have visited to the vendor” button turns green.</text:p>
          </table:table-cell>
          <table:table-cell table:style-name="ce126" office:value-type="string" calcext:value-type="string">
            <text:p>1) Click on the I have visited the the vendor button.</text:p>
          </table:table-cell>
          <table:table-cell table:style-name="ce128" table:number-columns-repeated="3"/>
          <table:table-cell table:style-name="ce130" office:value-type="string" calcext:value-type="string">
            <text:p>The I have visited the the vendor button should be clickable and the button turns to green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56" calcext:value-type="float">
            <text:p>56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Send application via WhatsApp” is clickable.</text:p>
          </table:table-cell>
          <table:table-cell table:style-name="ce126" office:value-type="string" calcext:value-type="string">
            <text:p>1) Click on the Send application via WhatsApp button given centre down.</text:p>
          </table:table-cell>
          <table:table-cell table:style-name="ce128" table:number-columns-repeated="3"/>
          <table:table-cell table:style-name="ce130" office:value-type="string" calcext:value-type="string">
            <text:p>The send application via WhatsApp filed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7" calcext:value-type="float">
            <text:p>57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Send application via WhatsApp” does sent to the device.</text:p>
          </table:table-cell>
          <table:table-cell table:style-name="ce126" office:value-type="string" calcext:value-type="string">
            <text:p>1) Click on the send application via whatsapp button.</text:p>
            <text:p>2) Check the register mobile number WhatsApp for application.</text:p>
          </table:table-cell>
          <table:table-cell table:style-name="ce128" table:number-columns-repeated="3"/>
          <table:table-cell table:style-name="ce130" office:value-type="string" calcext:value-type="string">
            <text:p>The send application via WhatsApp filed should be clickable and should sent to the device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58" calcext:value-type="float">
            <text:p>58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Send application via SMS” is clickable.</text:p>
          </table:table-cell>
          <table:table-cell table:style-name="ce126" office:value-type="string" calcext:value-type="string">
            <text:p>1) Click on the Send application via SMS button given centre down.</text:p>
          </table:table-cell>
          <table:table-cell table:style-name="ce128" table:number-columns-repeated="3"/>
          <table:table-cell table:style-name="ce130" office:value-type="string" calcext:value-type="string">
            <text:p>The send application via SMS filed should be clickabl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59" calcext:value-type="float">
            <text:p>59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“Send application via SMS” does sent to the device.</text:p>
          </table:table-cell>
          <table:table-cell table:style-name="ce126" office:value-type="string" calcext:value-type="string">
            <text:p>1) Click on the send application via SMS button.</text:p>
            <text:p>2) Check the register mobile number SMS for application.</text:p>
          </table:table-cell>
          <table:table-cell table:style-name="ce128" table:number-columns-repeated="3"/>
          <table:table-cell table:style-name="ce130" office:value-type="string" calcext:value-type="string">
            <text:p>The send application via SMS filed should be clickable and should sent to the device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if you not fill any vendor detail filed the application does not get send.</text:p>
          </table:table-cell>
          <table:table-cell table:style-name="ce126" office:value-type="string" calcext:value-type="string">
            <text:p>1) Leave any vendor detail filed.</text:p>
            <text:p>2) Click on the any send application via SMS or WhatsApp.</text:p>
          </table:table-cell>
          <table:table-cell table:style-name="ce128" table:number-columns-repeated="3"/>
          <table:table-cell table:style-name="ce130" office:value-type="string" calcext:value-type="string">
            <text:p>The application should not get send.</text:p>
          </table:table-cell>
          <table:table-cell table:style-name="ce131" table:number-columns-repeated="11"/>
        </table:table-row>
        <table:table-row table:style-name="ro1">
          <table:table-cell table:style-name="ce124" office:value-type="float" office:value="61" calcext:value-type="float">
            <text:p>61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If you send the application with proper data you land to “application send to customer” page.</text:p>
          </table:table-cell>
          <table:table-cell table:style-name="ce126" office:value-type="string" calcext:value-type="string">
            <text:p>1)Click on the any send application via SMS or WhatsApp.</text:p>
            <text:p>2) You land to application send to customer page.</text:p>
          </table:table-cell>
          <table:table-cell table:style-name="ce128" table:number-columns-repeated="3"/>
          <table:table-cell table:style-name="ce130" office:value-type="string" calcext:value-type="string">
            <text:p>The application should get send and land to the application send to customer.</text:p>
          </table:table-cell>
          <table:table-cell table:style-name="ce131" table:number-columns-repeated="11"/>
        </table:table-row>
        <table:table-row table:style-name="ro4">
          <table:table-cell table:style-name="ce124" office:value-type="float" office:value="62" calcext:value-type="float">
            <text:p>62</text:p>
          </table:table-cell>
          <table:table-cell table:style-name="ce124" office:value-type="string" calcext:value-type="string">
            <text:p>Vendor details</text:p>
          </table:table-cell>
          <table:table-cell table:style-name="ce124" office:value-type="string" calcext:value-type="string">
            <text:p>Vendor detail page.</text:p>
          </table:table-cell>
          <table:table-cell table:style-name="ce124" office:value-type="string" calcext:value-type="string">
            <text:p>Verify the ‘Back to home’ button is clickable.</text:p>
          </table:table-cell>
          <table:table-cell table:style-name="ce126" office:value-type="string" calcext:value-type="string">
            <text:p>1) Click on the back to home button given centre down side.</text:p>
          </table:table-cell>
          <table:table-cell table:style-name="ce128" table:number-columns-repeated="3"/>
          <table:table-cell table:style-name="ce130" office:value-type="string" calcext:value-type="string">
            <text:p>The back to home button should be clickable.</text:p>
          </table:table-cell>
          <table:table-cell table:style-name="ce131" table:number-columns-repeated="11"/>
        </table:table-row>
        <table:table-row table:style-name="ro12" table:number-rows-repeated="1048512">
          <table:table-cell table:number-columns-repeated="20"/>
        </table:table-row>
        <table:table-row table:style-name="ro12">
          <table:table-cell table:number-columns-repeated="20"/>
        </table:table-row>
      </table:table>
      <table:table table:name="NTB" table:style-name="ta1">
        <table:table-column table:style-name="co6" table:default-cell-style-name="ce125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4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162"/>
        <table:table-column table:style-name="co1" table:number-columns-repeated="10" table:default-cell-style-name="Default"/>
        <table:table-column table:style-name="co1" table:default-cell-style-name="ce151"/>
        <table:table-column table:style-name="co1" table:number-columns-repeated="16364" table:default-cell-style-name="Default"/>
        <table:table-row table:style-name="ro13">
          <table:table-cell table:style-name="ce132" office:value-type="string" calcext:value-type="string">
            <text:p>Sr. No</text:p>
          </table:table-cell>
          <table:table-cell table:style-name="ce135" office:value-type="string" calcext:value-type="string">
            <text:p>Module</text:p>
          </table:table-cell>
          <table:table-cell table:style-name="ce135" office:value-type="string" calcext:value-type="string">
            <text:p>Sub-Module</text:p>
          </table:table-cell>
          <table:table-cell table:style-name="ce135" office:value-type="string" calcext:value-type="string">
            <text:p>Test Cases/ Test Jobs</text:p>
          </table:table-cell>
          <table:table-cell table:style-name="ce143" office:value-type="string" calcext:value-type="string">
            <text:p>Test Steps</text:p>
          </table:table-cell>
          <table:table-cell table:style-name="ce135" office:value-type="string" calcext:value-type="string">
            <text:p>Planned No of days</text:p>
          </table:table-cell>
          <table:table-cell table:style-name="ce135" office:value-type="string" calcext:value-type="string">
            <text:p>Revised. No of Days</text:p>
          </table:table-cell>
          <table:table-cell table:style-name="ce135" office:value-type="string" calcext:value-type="string">
            <text:p>Original Dates</text:p>
          </table:table-cell>
          <table:table-cell table:style-name="ce152" office:value-type="string" calcext:value-type="string">
            <text:p>Expected Results</text:p>
          </table:table-cell>
          <table:table-cell table:style-name="ce135" office:value-type="string" calcext:value-type="string">
            <text:p>Actual Results</text:p>
          </table:table-cell>
          <table:table-cell table:style-name="ce135" office:value-type="string" calcext:value-type="string">
            <text:p>Pass / Fail</text:p>
          </table:table-cell>
          <table:table-cell table:style-name="ce135" office:value-type="string" calcext:value-type="string">
            <text:p>Completion Date</text:p>
          </table:table-cell>
          <table:table-cell table:style-name="ce135" office:value-type="string" calcext:value-type="string">
            <text:p>Revised Original Dates</text:p>
          </table:table-cell>
          <table:table-cell table:style-name="ce135" office:value-type="string" calcext:value-type="string">
            <text:p>Revised</text:p>
            <text:p>Completion Date</text:p>
          </table:table-cell>
          <table:table-cell table:style-name="ce132" office:value-type="string" calcext:value-type="string">
            <text:p>Status</text:p>
          </table:table-cell>
          <table:table-cell table:style-name="ce135" office:value-type="string" calcext:value-type="string">
            <text:p>Remarks</text:p>
          </table:table-cell>
          <table:table-cell table:style-name="ce135" office:value-type="string" calcext:value-type="string">
            <text:p>Queries (Filename)</text:p>
          </table:table-cell>
          <table:table-cell table:style-name="ce135" office:value-type="string" calcext:value-type="string">
            <text:p>Done By BSG/IT</text:p>
          </table:table-cell>
          <table:table-cell table:style-name="ce163" office:value-type="string" calcext:value-type="string">
            <text:p>Designed By</text:p>
          </table:table-cell>
          <table:table-cell table:style-name="ce163" office:value-type="string" calcext:value-type="string">
            <text:p>Executed By</text:p>
          </table:table-cell>
          <table:table-cell table:style-name="ce125" table:number-columns-repeated="16364"/>
        </table:table-row>
        <table:table-row table:style-name="ro12">
          <table:table-cell table:style-name="ce133" office:value-type="float" office:value="1" calcext:value-type="float">
            <text:p>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should receive link through WhatsApp</text:span></text:p>
          </table:table-cell>
          <table:table-cell table:style-name="ce144" office:value-type="string" calcext:value-type="string">
            <text:p>1) Open WhatsApp </text:p>
            <text:p>2) Click on ‘Link’ which is received by the bank</text:p>
          </table:table-cell>
          <table:table-cell table:style-name="ce150" table:number-columns-repeated="3"/>
          <table:table-cell table:style-name="ce153" office:value-type="string" calcext:value-type="string">
            <text:p>Link should be clickable and navigate to login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Customer should receive link through WhatsApp</text:span></text:p>
          </table:table-cell>
          <table:table-cell table:style-name="ce144" office:value-type="string" calcext:value-type="string">
            <text:p>1) Open SMS box</text:p>
            <text:p>2) Click on the ‘Link’ which is sent by the bank staff.</text:p>
          </table:table-cell>
          <table:table-cell table:style-name="ce150" table:number-columns-repeated="3"/>
          <table:table-cell table:style-name="ce153" office:value-type="string" calcext:value-type="string">
            <text:p>Link should be clickable and navigate to login page.</text:p>
          </table:table-cell>
          <table:table-cell table:style-name="ce150" table:number-columns-repeated="11"/>
          <table:table-cell table:number-columns-repeated="16364"/>
        </table:table-row>
        <table:table-row table:style-name="ro4"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efault English language is selected. 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</table:table-cell>
          <table:table-cell table:style-name="ce150" table:number-columns-repeated="3"/>
          <table:table-cell table:style-name="ce153" office:value-type="string" calcext:value-type="string">
            <text:p>English language should be selected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is able to <text:span text:style-name="T1">Select language. (English,Hindi &amp; other Languages)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Dot’ button - ‘Hindi’.</text:span></text:p>
            <text:p><text:span text:style-name="T17">4) Click on other language and select any language.</text:span></text:p>
          </table:table-cell>
          <table:table-cell table:style-name="ce150" table:number-columns-repeated="3"/>
          <table:table-cell table:style-name="ce153" office:value-type="string" calcext:value-type="string">
            <text:p>Other language should be selected and highlighted. Content should be converted in the respective language.</text:p>
          </table:table-cell>
          <table:table-cell table:style-name="ce150" table:number-columns-repeated="11"/>
          <table:table-cell table:number-columns-repeated="16364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 <text:span text:style-name="T1">Click on Customer care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Customer care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ustomer care button and should be redirected to that page.</text:p>
          </table:table-cell>
          <table:table-cell table:style-name="ce150" table:number-columns-repeated="11"/>
          <table:table-cell table:number-columns-repeated="16364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customer should be able to </text:span><text:span text:style-name="T3">Click on GRC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GRC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GRC button and should be directed to that page.</text:p>
          </table:table-cell>
          <table:table-cell table:style-name="ce150" table:number-columns-repeated="11"/>
          <table:table-cell table:number-columns-repeated="16364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customer should be able to </text:span><text:span text:style-name="T3">Click on Sachet Portal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Sachet Porta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Sachet Portal button and should be directed to that page.</text:p>
          </table:table-cell>
          <table:table-cell table:style-name="ce150" table:number-columns-repeated="11"/>
          <table:table-cell table:number-columns-repeated="16364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clicking on ‘Let’s begin’ Button. 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Let’s Begi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let’s begin button and should be redirected to next page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’s Mobile number should be Pre Populated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Let’s Begin’ button.</text:span></text:p>
            <text:p><text:span text:style-name="T17">4) Customer’s mobile number field,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Mobile number field should be Pre populated and non edit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DOB Dot is clickable and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Click on DOB Photo.</text:p>
          </table:table-cell>
          <table:table-cell table:style-name="ce150" table:number-columns-repeated="3"/>
          <table:table-cell table:style-name="ce153" office:value-type="string" calcext:value-type="string">
            <text:p>DOB should be selected,highlighted and DOB text box should be populated on the scree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" calcext:value-type="float">
            <text:p>1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PAN Dot is clickable and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Click on PAN Photo.</text:p>
          </table:table-cell>
          <table:table-cell table:style-name="ce150" table:number-columns-repeated="3"/>
          <table:table-cell table:style-name="ce153" office:value-type="string" calcext:value-type="string">
            <text:p>PAN should be selected,highlighted and PAN number text box should be populated on the screen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4">Verify that customer is able to </text:span><text:span text:style-name="T5">Select ‘Date of Birth’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Select ‘Date of Birth’ option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ate of birth formate should be displayed when clicked on Date of birth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Date of birth formate should be displayed when clicked on Date of birth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at <text:span text:style-name="T1">Date of birth formatting is correct dd/mm/yyyy 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4" office:value-type="string" calcext:value-type="string">
            <text:p>Date of birth formatting is correct dd/mm/yyyy 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15" calcext:value-type="float">
            <text:p>1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alidate the<text:span text:style-name="T1"> Date form accepts inputs correctly. By attempting these combinations</text:span></text:p>
            <text:p><text:span text:style-name="T1">MM/DD/YYYY</text:span></text:p>
            <text:p><text:span text:style-name="T1">DD/MM/YYYY</text:span></text:p>
            <text:p><text:span text:style-name="T1">YYYY/DD/MM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4">Date form accepts inputs correctly. By attempting these combinations</text:span></text:p>
            <text:p><text:span text:style-name="T24">MM/DD/YYYY</text:span></text:p>
            <text:p><text:span text:style-name="T24">DD/MM/YYYY</text:span></text:p>
            <text:p><text:span text:style-name="T24">YYYY/DD/MM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16" calcext:value-type="float">
            <text:p>1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 <text:span text:style-name="T1">month and day only accept two digits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two digits in month and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Month and day only accept two digits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17" calcext:value-type="float">
            <text:p>1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<text:span text:style-name="T1"> year only accepts four digit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four digitd in the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Year only accepts four digit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18" calcext:value-type="float">
            <text:p>1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 <text:span text:style-name="T1">input field does not accept special character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Character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special character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19" calcext:value-type="float">
            <text:p>1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<text:span text:style-name="T1"> input field does not accept Alpha bate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Alphabate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Alpha bate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0" calcext:value-type="float">
            <text:p>2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alidate the formatting of the accepted date matches your system’s specifications.</text:p>
            <text:p><text:span text:style-name="T1">Above only 21 year is should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Formatting of the accepted date matches your system’s specifications.</text:span></text:p>
            <text:p><text:span text:style-name="T25">Above only 21 year is should be accepted 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1" calcext:value-type="float">
            <text:p>2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<text:span text:style-name="T6">Validate the formatting of the accepted date matches your system’s specifications.</text:span></text:p>
            <text:p><text:span text:style-name="T7">Above 70 year is should not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5" office:value-type="string" calcext:value-type="string">
            <text:p>Above 70 year is should not be accepted 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2" calcext:value-type="float">
            <text:p>2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<text:span text:style-name="T1">Ensure only valid dates are accepted:</text:span></text:p>
            <text:p>1) Cannot enter all zeros.</text:p>
            <text:p>2) Cannot enter a day greater than 31.</text:p>
            <text:p>3) Cannot enter a month greater than 12.</text:p>
            <text:p>4) Cannot enter negative dates.</text:p>
            <text:p>5) Year must be equal to 4 digits.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Ensure only valid dates are accepted:</text:span></text:p>
            <text:p><text:span text:style-name="T25">1) Cannot enter all zeros.</text:span></text:p>
            <text:p><text:span text:style-name="T25">2) Cannot enter a day greater than 31.</text:span></text:p>
            <text:p><text:span text:style-name="T25">3) Cannot enter a month greater than 12.</text:span></text:p>
            <text:p><text:span text:style-name="T25">4) Cannot enter negative dates.</text:span></text:p>
            <text:p><text:span text:style-name="T25">5) Year must be equal to 4 digits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3" calcext:value-type="float">
            <text:p>2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<text:span text:style-name="T1"> Leap Year dates are accepte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leap year date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Leap Year dates ar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24" calcext:value-type="float">
            <text:p>2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at <text:span text:style-name="T1">Customer should be able to click on ‘Get OTP’ Butt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  <text:p><text:span text:style-name="T17">6) Click on ‘Get OTP’ buton</text:span></text:p>
          </table:table-cell>
          <table:table-cell table:style-name="ce150" table:number-columns-repeated="3"/>
          <table:table-cell table:style-name="ce154" office:value-type="string" calcext:value-type="string">
            <text:p>Customer should be navigate Enter OTP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5" calcext:value-type="float">
            <text:p>2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Privacy Policy” is clickable.</text:span></text:p>
          </table:table-cell>
          <table:table-cell table:style-name="ce144" office:value-type="string" calcext:value-type="string">
            <text:p><text:span text:style-name="T21">1</text:span><text:span text:style-name="T22">1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Privacy Policy text.</text:span></text:p>
          </table:table-cell>
          <table:table-cell table:style-name="ce150" table:number-columns-repeated="3"/>
          <table:table-cell table:style-name="ce153" office:value-type="string" calcext:value-type="string">
            <text:p>Privacy Policy should be clickable and customer should be navigate to Privacy policy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6" calcext:value-type="float">
            <text:p>2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Consent in relation to requested products” is clickable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“Consent in relationto requested products”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“Consent in relationto requested products”</text:span><text:span text:style-name="T2"> text should be clickable and customer should be navigate </text:span><text:span text:style-name="T26">Pag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7" calcext:value-type="float">
            <text:p>2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Consent in relation to requested products”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“Consent in relationto requested products”</text:span></text:p>
            <text:p><text:span text:style-name="T21">8) Click on “Understood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8" calcext:value-type="float">
            <text:p>2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Declaration CUM Undertaking”  is clickable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3">“Declaration CUM Undertaking” 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“Consent in relation to requested products”</text:span><text:span text:style-name="T2"> text should be clickable and customer should be navigate </text:span><text:span text:style-name="T26">Pag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29" calcext:value-type="float">
            <text:p>2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 “Declaration CUM Undertaking” Should be Agreea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3">“Declaration CUM Undertaking” </text:span></text:p>
            <text:p><text:span text:style-name="T21">8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30" calcext:value-type="float">
            <text:p>3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“Aadhaar card consent Terms and Conditions” text is Clickable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“Aadhaar card consent Terms and Conditions”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 “Aadhaar card consent Terms and Conditions”</text:span><text:span text:style-name="T2"> should be clickable and customer should be navigate to pag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31" calcext:value-type="float">
            <text:p>3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“Aadhaar card consent Terms and Conditions” 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">“Aadhaar card consent Terms and Conditions”</text:span></text:p>
            <text:p><text:span text:style-name="T21">8) Click on “I Accept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“I Accept” button and then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32" calcext:value-type="float">
            <text:p>3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“Aadhaar card consent Terms and Conditions” 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">“Aadhaar card consent Terms and Conditions”</text:span></text:p>
            <text:p><text:span text:style-name="T21">8) Click on “Decline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“Decline” button and then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33" calcext:value-type="float">
            <text:p>3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onsent<text:span text:style-name="T1"> 'Check Boxes' are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Click on the check box.</text:p>
            <text:p>8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All 3 'Check Boxes'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34" calcext:value-type="float">
            <text:p>3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'<text:span text:style-name="T1">Get OTP' button should be disabled if 'Check Boxes' are not selec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Dont click on check box.</text:p>
            <text:p>8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35" calcext:value-type="float">
            <text:p>3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'Get OTP' button should be enable if 'Check Boxes' are  selec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Click on the all 3 'Check Boxes'.</text:p>
            <text:p>8) Accept Confirm and Agree all 3 Consents.</text:p>
            <text:p>9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enabled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36" calcext:value-type="float">
            <text:p>3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4">Verify that customer is able to </text:span><text:span text:style-name="T5">Select ‘Date of Birth’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Select ‘Date of Birth’ option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37" calcext:value-type="float">
            <text:p>3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ate of birth formate should be displayed when clicked on Date of birth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Date of birth formate should be displayed when clicked on Date of birth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38" calcext:value-type="float">
            <text:p>3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at <text:span text:style-name="T1">Date of birth formatting is correct dd/mm/yyyy 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4" office:value-type="string" calcext:value-type="string">
            <text:p>Date of birth formatting is correct dd/mm/yyyy 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39" calcext:value-type="float">
            <text:p>3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alidate the<text:span text:style-name="T1"> Date form accepts inputs correctly. By attempting these combinations</text:span></text:p>
            <text:p><text:span text:style-name="T1">MM/DD/YYYY</text:span></text:p>
            <text:p><text:span text:style-name="T1">DD/MM/YYYY</text:span></text:p>
            <text:p><text:span text:style-name="T1">YYYY/DD/MM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4">Date form accepts inputs correctly. By attempting these combinations</text:span></text:p>
            <text:p><text:span text:style-name="T24">MM/DD/YYYY</text:span></text:p>
            <text:p><text:span text:style-name="T24">DD/MM/YYYY</text:span></text:p>
            <text:p><text:span text:style-name="T24">YYYY/DD/MM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0" calcext:value-type="float">
            <text:p>4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 <text:span text:style-name="T1">month and day only accept two digits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two digits in month and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Month and day only accept two digits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1" calcext:value-type="float">
            <text:p>4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<text:span text:style-name="T1"> year only accepts four digit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four digitd in the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Year only accepts four digit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2" calcext:value-type="float">
            <text:p>4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 <text:span text:style-name="T1">input field does not accept special character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Character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special character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3" calcext:value-type="float">
            <text:p>4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 the<text:span text:style-name="T1"> input field does not accept Alpha bate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Alphabate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Alpha bates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4" calcext:value-type="float">
            <text:p>4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alidate the formatting of the accepted date matches your system’s specifications.</text:p>
            <text:p><text:span text:style-name="T1">Above only 21 year is should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Formatting of the accepted date matches your system’s specifications.</text:span></text:p>
            <text:p><text:span text:style-name="T25">Above only 21 year is should be accepted 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5" calcext:value-type="float">
            <text:p>4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<text:span text:style-name="T1">Ensure only valid dates are accepted:</text:span></text:p>
            <text:p>1) Cannot enter all zeros.</text:p>
            <text:p>2) Cannot enter a day greater than 31.</text:p>
            <text:p>3) Cannot enter a month greater than 12.</text:p>
            <text:p>4) Cannot enter negative dates.</text:p>
            <text:p>5) Year must be equal to 4 digits.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Ensure only valid dates are accepted:</text:span></text:p>
            <text:p><text:span text:style-name="T25">1) Cannot enter all zeros.</text:span></text:p>
            <text:p><text:span text:style-name="T25">2) Cannot enter a day greater than 31.</text:span></text:p>
            <text:p><text:span text:style-name="T25">3) Cannot enter a month greater than 12.</text:span></text:p>
            <text:p><text:span text:style-name="T25">4) Cannot enter negative dates.</text:span></text:p>
            <text:p><text:span text:style-name="T25">5) Year must be equal to 4 digits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46" calcext:value-type="float">
            <text:p>4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40" office:value-type="string" calcext:value-type="string">
            <text:p>Verify<text:span text:style-name="T1"> Leap Year dates are accepte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leap year date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Leap Year dates ar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47" calcext:value-type="float">
            <text:p>47</text:p>
          </table:table-cell>
          <table:table-cell table:style-name="ce136" table:number-columns-repeated="2"/>
          <table:table-cell table:style-name="ce140" office:value-type="string" calcext:value-type="string">
            <text:p>Verify that <text:span text:style-name="T1">Customer should be able to click on ‘Get OTP’ Butt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  <text:p><text:span text:style-name="T17">6) Click on ‘Get OTP’ buton</text:span></text:p>
          </table:table-cell>
          <table:table-cell table:style-name="ce150" table:number-columns-repeated="3"/>
          <table:table-cell table:style-name="ce154" office:value-type="string" calcext:value-type="string">
            <text:p>Customer should be navigate Enter OTP page.</text:p>
          </table:table-cell>
          <table:table-cell table:style-name="ce150" table:number-columns-repeated="11"/>
          <table:table-cell table:number-columns-repeated="16364"/>
        </table:table-row>
        <table:table-row table:style-name="ro7">
          <table:table-cell table:style-name="ce133" office:value-type="float" office:value="48" calcext:value-type="float">
            <text:p>4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is able to <text:span text:style-name="T1">Select Pan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PAN button and the PAN number text field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49" calcext:value-type="float">
            <text:p>4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Alphanumeric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lphanumeric value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6">
          <table:table-cell table:style-name="ce133" office:value-type="float" office:value="50" calcext:value-type="float">
            <text:p>5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Numeric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Numbers in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proceed.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51" calcext:value-type="float">
            <text:p>5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Alpha bates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Alpha bates in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proceed.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7">
          <table:table-cell table:style-name="ce133" office:value-type="float" office:value="52" calcext:value-type="float">
            <text:p>5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Keep PAN card field blank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Click on 'Check Boxes'.</text:p>
            <text:p>7) Click on 'Get OTP' button.</text:p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 and error message will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8">
          <table:table-cell table:style-name="ce133" office:value-type="float" office:value="53" calcext:value-type="float">
            <text:p>5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Enter Valid PAN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 Enter Valid 10 digit PAN Number in the field.</text:p>
            <text:p>7) Click on 'Check Boxes'.</text:p>
            <text:p>8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9">
          <table:table-cell table:style-name="ce133" office:value-type="float" office:value="54" calcext:value-type="float">
            <text:p>5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Enter invalid PAN number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the field.</text:span></text:p>
            <text:p><text:span text:style-name="T2">6) Enter invalid PAN Number in the field.</text:span></text:p>
            <text:p><text:span text:style-name="T2">7) Click on 'Check Boxes'.</text:span></text:p>
            <text:p><text:span text:style-name="T2">8) Click on 'Get OTP'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55" calcext:value-type="float">
            <text:p>5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Enter PAN Number which is not linked with the mobile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 Enter Invalid 10  PAN Number in the field.</text:p>
            <text:p>7) Click on 'Check Boxes'.</text:p>
            <text:p>8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will not receive OTP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56" calcext:value-type="float">
            <text:p>5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Consent in relationto requested products”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Enter PAN number in the field.</text:span></text:p>
            <text:p><text:span text:style-name="T21">6) Click on “Consent in relationto requested products”</text:span></text:p>
            <text:p><text:span text:style-name="T21">7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4">
          <table:table-cell table:style-name="ce133" office:value-type="float" office:value="57" calcext:value-type="float">
            <text:p>5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 “Declaration CUM Undertaking” Should be Agreea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Enter PAN number in the field.</text:span></text:p>
            <text:p><text:span text:style-name="T21">6) Click on “Declaration CUM Undertaking”</text:span></text:p>
            <text:p><text:span text:style-name="T21">7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58" calcext:value-type="float">
            <text:p>5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Customer should be able to Click on 'Get OTP'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Click on 'Check Boxes'.</text:p>
            <text:p>10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59" calcext:value-type="float">
            <text:p>5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Keypad should be occurred on the screen and customer should navigate to OTP scree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Keypad should be occurred on the screen and should be navigate to OTP scree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0" calcext:value-type="float">
            <text:p>6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OTP should be visible when entered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OTP in the field.</text:p>
          </table:table-cell>
          <table:table-cell table:style-name="ce150" table:number-columns-repeated="3"/>
          <table:table-cell table:style-name="ce153" office:value-type="string" calcext:value-type="string">
            <text:p>Entered OTP digits should be visible and should get masked once moved to the next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1" calcext:value-type="float">
            <text:p>6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<text:span text:style-name="T1"> Enter OTP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OTP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2" calcext:value-type="float">
            <text:p>6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 <text:span text:style-name="T1">Enter invalid OTP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Invalid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Invalid OTP should not be accepted by the field and Error message should b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3" calcext:value-type="float">
            <text:p>6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should be able to remove or change OTP digits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Invalid OTP in the field.</text:p>
            <text:p>12) Clickon back space.</text:p>
            <text:p>13) Enter New OTP in the field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dit OTP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4" calcext:value-type="float">
            <text:p>6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5 digits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5" calcext:value-type="float">
            <text:p>65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not be able to <text:span text:style-name="T1">Enter alphabets in the field 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Alpha bates 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6" calcext:value-type="float">
            <text:p>66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not be able to <text:span text:style-name="T1">Enter Characters in the field 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Characters 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7" calcext:value-type="float">
            <text:p>67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Keep OTP field blank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 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8" calcext:value-type="float">
            <text:p>68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OTP should be valid for 60 Secs.</text:span></text:p>
          </table:table-cell>
          <table:table-cell table:style-name="ce145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Wait for 60 secs</text:p>
          </table:table-cell>
          <table:table-cell table:style-name="ce150" table:number-columns-repeated="3"/>
          <table:table-cell table:style-name="ce153" office:value-type="string" calcext:value-type="string">
            <text:p>Resend OTP button will be enable and click 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69" calcext:value-type="float">
            <text:p>69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Resend OTP button should be enable and new OTP should be receiv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Wait for 60 secs</text:p>
            <text:p>12) Click on Resend button</text:p>
          </table:table-cell>
          <table:table-cell table:style-name="ce150" table:number-columns-repeated="3"/>
          <table:table-cell table:style-name="ce153" office:value-type="string" calcext:value-type="string">
            <text:p>Resend OTP button will be enable and click able and customer should be receive new OTP.</text:p>
          </table:table-cell>
          <table:table-cell table:style-name="ce150" table:number-columns-repeated="11"/>
          <table:table-cell table:number-columns-repeated="16364"/>
        </table:table-row>
        <table:table-row table:style-name="ro20">
          <table:table-cell table:style-name="ce133" office:value-type="float" office:value="70" calcext:value-type="float">
            <text:p>70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Maximum 3 Attempts” Warning text should be visible</text:span>. 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Maximum 3 Attempts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1" calcext:value-type="float">
            <text:p>71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Application should be get blocked for 15mins after 3 wrong attemp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three times Invalid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Applications Should get blocked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2" calcext:value-type="float">
            <text:p>72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After 15 mins application should be unblocked.</text:span></text:p>
          </table:table-cell>
          <table:table-cell table:style-name="ce144" office:value-type="string" calcext:value-type="string">
            <text:p>1)Application should get unblocked after 15 mins</text:p>
          </table:table-cell>
          <table:table-cell table:style-name="ce150" table:number-columns-repeated="3"/>
          <table:table-cell table:style-name="ce153" office:value-type="string" calcext:value-type="string">
            <text:p>After 15mins application should be unbloc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3" calcext:value-type="float">
            <text:p>73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Submit button is clicka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submit button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4" calcext:value-type="float">
            <text:p>74</text:p>
          </table:table-cell>
          <table:table-cell table:style-name="ce136" office:value-type="string" calcext:value-type="string">
            <text:p>Vendor Login 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 navigate to <text:span text:style-name="T1">“Hold on” pag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navigate to Hold on page.</text:p>
            <text:p/>
            <text:p>“Fetching your application details. It will take a moment” Text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5" calcext:value-type="float">
            <text:p>75</text:p>
          </table:table-cell>
          <table:table-cell table:style-name="ce136" office:value-type="string" calcext:value-type="string">
            <text:p>Application Error State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If customer is trying to regenerate his application. 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Error message should be shown.</text:p>
            <text:p>“Your PM Svanidhi Application is already in process”</text:p>
            <text:p>- Application Reference Number will be populated</text:p>
            <text:p><text:span text:style-name="T2">- Application Reference Number can be copied</text:span></text:p>
            <text:p><text:span text:style-name="T2">- Contact your nearest branch Tile will be populated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6" calcext:value-type="float">
            <text:p>76</text:p>
          </table:table-cell>
          <table:table-cell table:style-name="ce136" office:value-type="string" calcext:value-type="string">
            <text:p>Application Error State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copied Reference Number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opy reference number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7" calcext:value-type="float">
            <text:p>77</text:p>
          </table:table-cell>
          <table:table-cell table:style-name="ce136" office:value-type="string" calcext:value-type="string">
            <text:p>Application Error State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click on Nearest branch ti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nearest branch ti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8" calcext:value-type="float">
            <text:p>7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navigate on Loan Application Form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Get OTP’.</text:p>
            <text:p>11) Enter OTP in the field.</text:p>
            <text:p>12) Click on ‘Submit’ Button.</text:p>
            <text:p>13) Hold On Page – Wait for some time.</text:p>
          </table:table-cell>
          <table:table-cell table:style-name="ce150" table:number-columns-repeated="3"/>
          <table:table-cell table:style-name="ce153" office:value-type="string" calcext:value-type="string">
            <text:p>Customer should navigate to loan application form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79" calcext:value-type="float">
            <text:p>7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click on Application Details drop dow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drop down and application details should be Populated.</text:p>
            <text:p>- Application Number</text:p>
            <text:p>- Survey Reference Number</text:p>
            <text:p>- CIG Status</text:p>
            <text:p>- JLG Status</text:p>
            <text:p>- Your Name</text:p>
            <text:p>- Date of Birth</text:p>
            <text:p>- Marital Status</text:p>
            <text:p>- Father Name</text:p>
            <text:p>- Mobile Number</text:p>
            <text:p>- Your Mail ID</text:p>
            <text:p>- Gender</text:p>
            <text:p>- Social Category </text:p>
            <text:p>- PVD(DIvyangjan)</text:p>
            <text:p>- Minority Community</text:p>
            <text:p>- Alternative Mobile Number</text:p>
            <text:p>- Whose Number Is It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0" calcext:value-type="float">
            <text:p>8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Email Id in the “Your Mail ID” Fei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Your Mail ID field.’</text:span></text:p>
            <text:p><text:span text:style-name="T2">16) Enter Valid Mail ID in the fei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valid mail i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1" calcext:value-type="float">
            <text:p>8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<text:span text:style-name="T1">Enter Invalid Mail ID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Your Mail ID field.’</text:span></text:p>
            <text:p><text:span text:style-name="T2">16) Enter Valid Mail ID in the fei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enter invalid email ID in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2" calcext:value-type="float">
            <text:p>8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</text:span><text:span text:style-name="T3">Enter valid  alternative mobile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lternative mobile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3" calcext:value-type="float">
            <text:p>8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</text:span><text:span text:style-name="T3">Enter invalid  alternative mobile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Invalid mobile number in the field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4" calcext:value-type="float">
            <text:p>8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is able to <text:span text:style-name="T1">Enter Alpha bate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pha bate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5" calcext:value-type="float">
            <text:p>8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Customer is able to Enter Character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Characters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6" calcext:value-type="float">
            <text:p>8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9 digits are entered in the mobile number number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9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7" calcext:value-type="float">
            <text:p>8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11 digits are entered in the mobile number number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11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8" calcext:value-type="float">
            <text:p>8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Mobile number should not be started with 0,1,2,3,4 &amp; 5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number which starting with  0,1,2,3,4 &amp; 5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89" calcext:value-type="float">
            <text:p>8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“Verify Number By OTP” Text should be en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“Verify Number By OTP” Text should be en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0" calcext:value-type="float">
            <text:p>9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submit application without providing alternative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Verify that “Near by area” field should be click able.</text:p>
            <text:p>19) Enter name of the near by are in alpha bates only.</text:p>
            <text:p>20) Click on Check box. (My current address is same as on aadhaar)</text:p>
            <text:p>21) Click on Voter ID Photo.</text:p>
            <text:p>22) Enter 10 digit Valid  Voter ID Number in the field.</text:p>
            <text:p>23) Click on submit button,</text:p>
          </table:table-cell>
          <table:table-cell table:style-name="ce150" table:number-columns-repeated="3"/>
          <table:table-cell table:style-name="ce153" office:value-type="string" calcext:value-type="string">
            <text:p>Application should not be submitt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1" calcext:value-type="float">
            <text:p>9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 “Verify Number By OTP” Text should be click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Verify Number By OTP” Text should be en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2" calcext:value-type="float">
            <text:p>9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OTP in the field.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OTP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OTP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3" calcext:value-type="float">
            <text:p>9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be able to <text:span text:style-name="T1">Enter invalid OTP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Invalid OTP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valid OTP should not be accepted by the field and Error message should b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4" calcext:value-type="float">
            <text:p>9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remove or change OTP digits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OTP in the field.</text:span></text:p>
            <text:p><text:span text:style-name="T2">19) Click on back space and remove Entered OTP in the.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remove entered OTP and Edit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5" calcext:value-type="float">
            <text:p>9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5 digit OTP in the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6" calcext:value-type="float">
            <text:p>9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not be able to <text:span text:style-name="T1">Enter alphabets in the field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Alpha bates in the OTP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7" calcext:value-type="float">
            <text:p>9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not be able to <text:span text:style-name="T1">Enter Characters in the field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Characters in the OTP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98" calcext:value-type="float">
            <text:p>9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Keep OTP field field blank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21">
          <table:table-cell table:style-name="ce133" office:value-type="float" office:value="99" calcext:value-type="float">
            <text:p>9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is able to <text:span text:style-name="T1">‘Whose number Is It’ Drop down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</text:span></text:p>
            <text:p><text:span text:style-name="T2">16) Enter valid mobile number in the field</text:span></text:p>
            <text:p><text:span text:style-name="T2">17) Click on ‘Whose number Is It’ Drop down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list should be open.</text:p>
            <text:p>- Spouse </text:p>
            <text:p>- Father</text:p>
            <text:p>- Mother</text:p>
            <text:p>- Brother</text:p>
            <text:p>- Sister</text:p>
            <text:p>- Other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0" calcext:value-type="float">
            <text:p>10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is able to </text:span><text:span text:style-name="T3">‘Whose number Is It’ Drop down should be clos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</text:span></text:p>
            <text:p><text:span text:style-name="T2">16) Enter valid mobile number in the field</text:span></text:p>
            <text:p><text:span text:style-name="T2">17) Click on ‘Whose number Is It’ Drop down.</text:span></text:p>
            <text:p><text:span text:style-name="T2">18) Drop down should be close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Drop down list should be close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1" calcext:value-type="float">
            <text:p>10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Address Detail should be visi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2" calcext:value-type="float">
            <text:p>10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permanent <text:span text:style-name="T1">Address details should be pre populated.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3" calcext:value-type="float">
            <text:p>10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“Near By Area” Field should be visible and click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</text:span></text:p>
          </table:table-cell>
          <table:table-cell table:style-name="ce150" table:number-columns-repeated="3"/>
          <table:table-cell table:style-name="ce153" office:value-type="string" calcext:value-type="string">
            <text:p>“Near by area” field should be clickable and edit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4" calcext:value-type="float">
            <text:p>10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alpha bate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</table:table-cell>
          <table:table-cell table:style-name="ce150" table:number-columns-repeated="3"/>
          <table:table-cell table:style-name="ce153" office:value-type="string" calcext:value-type="string">
            <text:p>“Near by area” field should be clickable and editable. Customer should be able to enter alpha bates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5" calcext:value-type="float">
            <text:p>10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“My current address is same as on aadhaar”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6" calcext:value-type="float">
            <text:p>10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Address should be populated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7" calcext:value-type="float">
            <text:p>10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In additional Information section, PAN Photo and Voter ID Photo is clickable and highlighted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 </text:span></text:p>
            <text:p><text:span text:style-name="T2">21) Click on Voter ID.</text:span></text:p>
          </table:table-cell>
          <table:table-cell table:style-name="ce150" table:number-columns-repeated="3"/>
          <table:table-cell table:style-name="ce153" office:value-type="string" calcext:value-type="string">
            <text:p>PAN and Voter ID should be highlight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8" calcext:value-type="float">
            <text:p>10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PAN number field should populated on the screen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field should be visible and customer should be able to enter PAN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09" calcext:value-type="float">
            <text:p>10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be able to enter <text:span text:style-name="T1">Alpha Numeric value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valid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0" calcext:value-type="float">
            <text:p>11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 </text:span><text:span text:style-name="T3">Numeric value in the PAN 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Numeric value in the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Only numeric value should not be accepted by the field. 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1" calcext:value-type="float">
            <text:p>11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</text:span><text:span text:style-name="T3"> 9 digit PAN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9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2" calcext:value-type="float">
            <text:p>11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 </text:span><text:span text:style-name="T3">11  digit PAN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11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3" calcext:value-type="float">
            <text:p>11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Voter ID Photo.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Verify that “Near by area” field should be click able.</text:p>
            <text:p>18) Enter name of the near by are in alpha bates only.</text:p>
            <text:p>19) Click on Check box. (My current address is same as on aadhaar)</text:p>
            <text:p>20) Click on Voter ID Photo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Voter ID Photo should be click able and highlighted.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4" calcext:value-type="float">
            <text:p>11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enter Alpha numeric value in the field.</text:span></text:p>
          </table:table-cell>
          <table:table-cell table:style-name="ce146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Click on ‘Alternative Mobile Number’ field.</text:p>
            <text:p>17) Enter Alternative mobile number in the field.</text:p>
            <text:p>18) Click on ‘Verify number by OTP’.</text:p>
            <text:p>19) Enter OTP in the Field.</text:p>
            <text:p>20) Click on ‘Submit’ button.</text:p>
            <text:p>21) Permanent Address details should be visible.</text:p>
            <text:p>22) Verify that “Near by area” field should be click able.</text:p>
            <text:p>23) Enter name of the near by are in alpha bates only.</text:p>
            <text:p>23) Click on Check box. (My current address is same as on aadhaar)</text:p>
            <text:p>24) Click on Voter ID Photo.</text:p>
            <text:p>25) Enter 10 digit Valid  Voter ID Number in the field.</text:p>
          </table:table-cell>
          <table:table-cell table:style-name="ce150" table:number-columns-repeated="3"/>
          <table:table-cell table:style-name="ce153" office:value-type="string" calcext:value-type="string">
            <text:p>Alpha numeric value should be accept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5" calcext:value-type="float">
            <text:p>11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</text:span><text:span text:style-name="T3">Customer is able to enter  numeric value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numeric value in Voter ID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10 digit numeric value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6" calcext:value-type="float">
            <text:p>11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enter</text:span><text:span text:style-name="T3"> 9 digits in Voter ID 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9 digit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9 digits should not be accepted by the field and error message should be shown,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7" calcext:value-type="float">
            <text:p>11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enter</text:span><text:span text:style-name="T3"> 11 digits in Voter ID 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1 digit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11 digits should not be accepted by the field and error message should be shown,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8" calcext:value-type="float">
            <text:p>11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Without entering PAN Number or Voter ID Submit Button getting En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Click on ‘Alternative Mobile Number’ field.</text:span></text:p>
            <text:p><text:span text:style-name="T2">18) Enter Alternative mobile number in the field.</text:span></text:p>
            <text:p><text:span text:style-name="T2">19) Click on ‘Verify number by OTP’.</text:span></text:p>
            <text:p><text:span text:style-name="T2">20) Enter OTP in the Field.</text:span></text:p>
            <text:p><text:span text:style-name="T2">21) Click on ‘Submit’ button.</text:span></text:p>
            <text:p><text:span text:style-name="T2">22) Verify that “Near by area” field should be click able.</text:span></text:p>
            <text:p><text:span text:style-name="T2">23) Enter name of the near by are in alpha bates only.</text:span></text:p>
            <text:p><text:span text:style-name="T2">24) Click on Contiune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19" calcext:value-type="float">
            <text:p>11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After clicking on continue button customer is able to navigate to Vending Details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navigate to next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0" calcext:value-type="float">
            <text:p>12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<text:span text:style-name="T1">Applicant details should be marked as comple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Applicant detail page should be marked as complet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1" calcext:value-type="float">
            <text:p>12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Application ‘Vending Details’ Page Photo should be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Vending Details Photo should be highlight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2" calcext:value-type="float">
            <text:p>12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8">Verify that </text:span><text:span text:style-name="T3">Vending Details drop down button should be clickable and list should be open</text:span><text:span text:style-name="T1">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button should be clickable and list of vending details should be open.</text:p>
            <text:p>- Activity Name Code</text:p>
            <text:p>- Certificate of Vending</text:p>
            <text:p>- Vending Since</text:p>
            <text:p>- Place of Vending</text:p>
            <text:p>- Vendor ID Card Number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3" calcext:value-type="float">
            <text:p>12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2">Verify that </text:span><text:span text:style-name="T3">Vending Details drop down button should be clickable and list should be clo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  <text:p>29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button should be clickable and list of vending details should be clos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4" calcext:value-type="float">
            <text:p>12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<text:span text:style-name="T1">Area of vending Drop down should be clickable and List should be ope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Area of Vending’ drop dow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rea of vending drop down button should be clickable and list should be open.</text:p>
            <text:p>Following details should be Pre populated.</text:p>
            <text:p/>
            <text:p>- Near by Area</text:p>
            <text:p>- Ward / Village</text:p>
            <text:p>- Place</text:p>
            <text:p>- State</text:p>
            <text:p>- Pin code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5" calcext:value-type="float">
            <text:p>12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2">Verify that </text:span><text:span text:style-name="T3">Area of vending Drop down should be clickable and List should be clo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Area of Vending’ drop down.</text:p>
            <text:p>29) Click on ‘Area of Vending’ drop dow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rea of vending drop down button should be clickable and list should be clos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6" calcext:value-type="float">
            <text:p>12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Customer should be able to click on <text:span text:style-name="T1">Continue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ontinue button and should be navigate to next scree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7" calcext:value-type="float">
            <text:p>12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customer is able to navigate to Financial Details Page and Photo should be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navigate to Financial details page.</text:p>
            <text:p/>
            <text:p>Applicant Details and Vending Details should be Marked as completed.</text:p>
            <text:p/>
            <text:p>Financial Details Photo should be highlight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8" calcext:value-type="float">
            <text:p>12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Income details drop down is clickable and Pre populated details should be visi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 </text:p>
            <text:p>29) Click on ‘Income details’ drop down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details should be shown.</text:p>
            <text:p>- Total Monthly Sales</text:p>
            <text:p>- Bank Name</text:p>
            <text:p>- Account Number</text:p>
            <text:p>- IFSC 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29" calcext:value-type="float">
            <text:p>12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Last four digits of account number should be highligh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Last four digits of the account number should be un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0" calcext:value-type="float">
            <text:p>13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Last two digits of the IFSC code should be unmask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Last two digits of the IFSC number should be un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1" calcext:value-type="float">
            <text:p>13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<text:span text:style-name="T2">Verify that </text:span><text:span text:style-name="T3">Income details should be minimi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Income details’ drop down.</text:p>
            <text:p>30) Click on ‘Income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should be minimis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2" calcext:value-type="float">
            <text:p>13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Applicants Loan details Drop down button should be clickable.</text:span></text:p>
            <text:p/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Loan Details’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Following Loan details should be pre populated .</text:span></text:p>
            <text:p><text:span text:style-name="T2">- Existing Loan</text:span></text:p>
            <text:p><text:span text:style-name="T2">- Monthly EMI</text:span></text:p>
            <text:p><text:span text:style-name="T2">- Do you accept Digital Payment at your unit?</text:span></text:p>
            <text:p><text:span text:style-name="T2">- Payment Aggregator</text:span></text:p>
            <text:p><text:span text:style-name="T2">- UPI ID / VPA</text:span></text:p>
            <text:p><text:span text:style-name="T2">- Loan Amount</text:span></text:p>
            <text:p><text:span text:style-name="T2">- Tenure</text:span></text:p>
            <text:p><text:span text:style-name="T2">- Loan Purpose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3" calcext:value-type="float">
            <text:p>13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part of UPI ID which is before @ should be masked.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Loan Details’</text:p>
          </table:table-cell>
          <table:table-cell table:style-name="ce150" table:number-columns-repeated="3"/>
          <table:table-cell table:style-name="ce153" office:value-type="string" calcext:value-type="string">
            <text:p>Part of UPI ID which is before @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4" calcext:value-type="float">
            <text:p>13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<text:span text:style-name="T1"> Continue Button is clicka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clickable and customer should be navigate to Upload Photo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5" calcext:value-type="float">
            <text:p>13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C<text:span text:style-name="T1">ustomer is able to navigate to Upload Images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Upload Photo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6" calcext:value-type="float">
            <text:p>13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<text:span text:style-name="T2">Verify that </text:span><text:span text:style-name="T3">“Your Photo” text should be visi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Your photo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7" calcext:value-type="float">
            <text:p>13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should be 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</table:table-cell>
          <table:table-cell table:style-name="ce150" table:number-columns-repeated="3"/>
          <table:table-cell table:style-name="ce153" office:value-type="string" calcext:value-type="string">
            <text:p>Click Photo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8" calcext:value-type="float">
            <text:p>13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is able to click Photo with rear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capture Photo button.(Rear Camera)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with rear camera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39" calcext:value-type="float">
            <text:p>13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switch to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front camera button.</text:p>
            <text:p>Front camera should be ope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0" calcext:value-type="float">
            <text:p>14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Photo from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  <text:p>32) Click on Click Photo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with front camera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1" calcext:value-type="float">
            <text:p>14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back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Back’ Button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able to click on back button and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2" calcext:value-type="float">
            <text:p>14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cancel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ancel’ Button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able to click on cancel button and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3" calcext:value-type="float">
            <text:p>14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Make sure your face is within the circle and clearly visible. ” message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Message should be shown and photo should be within circel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4" calcext:value-type="float">
            <text:p>14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Photo should be clear and within the circ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Photo should be clear and within the circle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5" calcext:value-type="float">
            <text:p>14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Clicked Photo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ed Photo should be shown on Upload Images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6" calcext:value-type="float">
            <text:p>14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change to Click agai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 Photo Button change to Click again butto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7" calcext:value-type="float">
            <text:p>14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apture Photo agai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lick Again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agai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8" calcext:value-type="float">
            <text:p>14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Your photo with vending Uniti” Text should be visi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Your photo with “Vending Unit ” Text should be visible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49" calcext:value-type="float">
            <text:p>14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should be 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</table:table-cell>
          <table:table-cell table:style-name="ce150" table:number-columns-repeated="3"/>
          <table:table-cell table:style-name="ce153" office:value-type="string" calcext:value-type="string">
            <text:p>Click Photo button should be clickable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0" calcext:value-type="float">
            <text:p>15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is able to click Photo with rear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capture Photo button.(Rear Camera)</text:p>
          </table:table-cell>
          <table:table-cell table:style-name="ce150" table:number-columns-repeated="3"/>
          <table:table-cell table:style-name="ce153" office:value-type="string" calcext:value-type="string">
            <text:p>Customer is able to click Photo with rear camera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1" calcext:value-type="float">
            <text:p>15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switch to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</table:table-cell>
          <table:table-cell table:style-name="ce150" table:number-columns-repeated="3"/>
          <table:table-cell table:style-name="ce156" office:value-type="string" calcext:value-type="string">
            <text:p>Customer should be able to switch to Front camera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2" calcext:value-type="float">
            <text:p>15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Photo from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  <text:p>32) Click on Click Photo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Photo from front camera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3" calcext:value-type="float">
            <text:p>15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back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Back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back butto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4" calcext:value-type="float">
            <text:p>154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cancel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ancel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ancel butto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5" calcext:value-type="float">
            <text:p>155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Make sure your face is within the circle and clearly visible. ” message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“Make sure your face is within the circle and clearly visible. ”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6" calcext:value-type="float">
            <text:p>156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Photo should be clear and within the circ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Photo should be clear and within the Circle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7" calcext:value-type="float">
            <text:p>157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Clicked Photo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ed Photo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8" calcext:value-type="float">
            <text:p>158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change to Click agai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 Photo Button change to Click again butto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59" calcext:value-type="float">
            <text:p>159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apture Photo agai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lick Again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agai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60" calcext:value-type="float">
            <text:p>160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Location should be capture and “Allow access to exact location of this device.” Message should be Pop-up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Location should be capture and “Allow access to exact location of this device.” Message should be Pop-up.</text:p>
          </table:table-cell>
          <table:table-cell table:style-name="ce150" table:number-columns-repeated="11"/>
          <table:table-cell table:number-columns-repeated="16364"/>
        </table:table-row>
        <table:table-row table:style-name="ro22">
          <table:table-cell table:style-name="ce133" office:value-type="float" office:value="161" calcext:value-type="float">
            <text:p>161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accept the location reques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Accep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<text:s/>able to accept the location request.</text:p>
          </table:table-cell>
          <table:table-cell table:style-name="ce150" table:number-columns-repeated="11"/>
          <table:table-cell table:number-columns-repeated="16364"/>
        </table:table-row>
        <table:table-row table:style-name="ro23">
          <table:table-cell table:style-name="ce133" office:value-type="float" office:value="162" calcext:value-type="float">
            <text:p>162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deny the location reques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Dney’ button.</text:p>
          </table:table-cell>
          <table:table-cell table:style-name="ce150" table:number-columns-repeated="3"/>
          <table:table-cell table:style-name="ce153" office:value-type="string" calcext:value-type="string">
            <text:p>Customer deny the location request.</text:p>
          </table:table-cell>
          <table:table-cell table:style-name="ce150" table:number-columns-repeated="11"/>
          <table:table-cell table:number-columns-repeated="16364"/>
        </table:table-row>
        <table:table-row table:style-name="ro24">
          <table:table-cell table:style-name="ce133" office:value-type="float" office:value="163" calcext:value-type="float">
            <text:p>163</text:p>
          </table:table-cell>
          <table:table-cell table:style-name="ce136" office:value-type="string" calcext:value-type="string">
            <text:p>Application Picked by the HDFC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‘GPS’ Location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Accept’ button.</text:p>
            <text:p>33) GPS location should be shown.</text:p>
          </table:table-cell>
          <table:table-cell table:style-name="ce150" table:number-columns-repeated="3"/>
          <table:table-cell table:style-name="ce153" office:value-type="string" calcext:value-type="string">
            <text:p>‘GPS’ Location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64" calcext:value-type="float">
            <text:p>16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Customer should be able to navigate to Aadhaar eKYC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</table:table-cell>
          <table:table-cell table:style-name="ce150" table:number-columns-repeated="3"/>
          <table:table-cell table:style-name="ce153" office:value-type="string" calcext:value-type="string">
            <text:p>After completion of self identification and loan application process customer should be navigate to Aadhaar eKYC page. 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65" calcext:value-type="float">
            <text:p>16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Back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back button.</text:span></text:p>
          </table:table-cell>
          <table:table-cell table:style-name="ce150" table:number-columns-repeated="3"/>
          <table:table-cell table:style-name="ce153" office:value-type="string" calcext:value-type="string">
            <text:p>Back button should be clickable and customer should be navigate to Loan application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66" calcext:value-type="float">
            <text:p>16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<text:span text:style-name="T2">Verify that</text:span><text:span text:style-name="T3"> “Need Help”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Need Help” Text.</text:span></text:p>
          </table:table-cell>
          <table:table-cell table:style-name="ce150" table:number-columns-repeated="3"/>
          <table:table-cell table:style-name="ce153" office:value-type="string" calcext:value-type="string">
            <text:p>Need help page buttons should be open.</text:p>
          </table:table-cell>
          <table:table-cell table:style-name="ce150" table:number-columns-repeated="11"/>
          <table:table-cell table:number-columns-repeated="16364"/>
        </table:table-row>
        <table:table-row table:style-name="ro25">
          <table:table-cell table:style-name="ce133" office:value-type="float" office:value="167" calcext:value-type="float">
            <text:p>16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Click on<text:span text:style-name="T1"> language Drop Down button Should be clickable and list should be op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button should be clickable and list should be open.</text:p>
          </table:table-cell>
          <table:table-cell table:style-name="ce150" table:number-columns-repeated="11"/>
          <table:table-cell table:number-columns-repeated="16364"/>
        </table:table-row>
        <table:table-row table:style-name="ro26">
          <table:table-cell table:style-name="ce133" office:value-type="float" office:value="168" calcext:value-type="float">
            <text:p>16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<text:span text:style-name="T2">Verify that </text:span><text:span text:style-name="T3">Select language Drop Down button should be clickable and list should be Clos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  <text:p><text:span text:style-name="T2">6) Click on language drop down box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button should be clos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69" calcext:value-type="float">
            <text:p>16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English Language should be Default langu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English as a default language should be display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0" calcext:value-type="float">
            <text:p>17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Selected language should be display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  <text:p><text:span text:style-name="T2">6) Click on other language.</text:span></text:p>
            <text:p><text:span text:style-name="T2">7) Selected language should be displaye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Selected language should be displaye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1" calcext:value-type="float">
            <text:p>17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41" office:value-type="string" calcext:value-type="string">
            <text:p>Verify that <text:span text:style-name="T1">3 check boxes should be visi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.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md marked as check.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2" calcext:value-type="float">
            <text:p>17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41" office:value-type="string" calcext:value-type="string">
            <text:p>Verify that check box should be Unchecked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Check boxes to uncheck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Check box should be marked as unchecked on 2</text:span><text:span text:style-name="T27">nd</text:span><text:span text:style-name="T2"> click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3" calcext:value-type="float">
            <text:p>17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Hyperlink text “Click here”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Click here”</text:span></text:p>
          </table:table-cell>
          <table:table-cell table:style-name="ce150" table:number-columns-repeated="3"/>
          <table:table-cell table:style-name="ce153" office:value-type="string" calcext:value-type="string">
            <text:p>“Click here” text should be clickable and should be directed to respective pag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4" calcext:value-type="float">
            <text:p>17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Hyperlink text “Terms and conditions”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Terms and Conditions”</text:span></text:p>
          </table:table-cell>
          <table:table-cell table:style-name="ce150" table:number-columns-repeated="3"/>
          <table:table-cell table:style-name="ce153" office:value-type="string" calcext:value-type="string">
            <text:p>“Terms and Conditions” text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5" calcext:value-type="float">
            <text:p>17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<text:span text:style-name="T1"> ‘I Accep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I Accept button should be clickable and customer should be able to redirect on next batch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6" calcext:value-type="float">
            <text:p>17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Aadhaar Number field should be should be visiba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adhaar number field should be clickable and customer should be able to enter Aadhaar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7" calcext:value-type="float">
            <text:p>17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Keypad should be occurred on the screen and customer should be able enter to Aadhar Number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Keyboard should be populated on the screen 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8" calcext:value-type="float">
            <text:p>17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“Enter Your 12-Digit Aadhar Number ” label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Enter Your 12-Digit Aadhaar Number ” label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79" calcext:value-type="float">
            <text:p>17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<text:span text:style-name="T1"> Customer is able to enter 12 digit valid aadhar number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-Digit aadhaar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12-digit aadhaar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0" calcext:value-type="float">
            <text:p>18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 <text:span text:style-name="T1">Customer is able to Enter Alpha bate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Alpha bate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1" calcext:value-type="float">
            <text:p>18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 <text:span text:style-name="T1">Customer is able to enter character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Character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2" calcext:value-type="float">
            <text:p>18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To Validate <text:span text:style-name="T1">11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1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Less than 11 digits should not be able to accepted by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3" calcext:value-type="float">
            <text:p>18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To Validate <text:span text:style-name="T1">13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3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More than 12 digit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4" calcext:value-type="float">
            <text:p>18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<text:span text:style-name="T1"> Aadhaar number should get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l digits should be get 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5" calcext:value-type="float">
            <text:p>18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<text:span text:style-name="T1"> Aadhaar number should get unmasked on the click on Eye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adhaar number should be get un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6" calcext:value-type="float">
            <text:p>18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Virtual ID field should be should be visi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Virtual ID field should be should be visi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7" calcext:value-type="float">
            <text:p>18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“Enter 16-Digit Temprory VID” label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“Enter 16-Digit Temprory VID” label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8" calcext:value-type="float">
            <text:p>18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</text:span><text:span text:style-name="T3">Keypad should be occurred on the screen and customer should be able enter to </text:span><text:span text:style-name="T9"> </text:span><text:span text:style-name="T3">Virtual ID</text:span><text:span text:style-name="T1">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</table:table-cell>
          <table:table-cell table:style-name="ce150" table:number-columns-repeated="3"/>
          <table:table-cell table:style-name="ce153" office:value-type="string" calcext:value-type="string">
            <text:p>Keypad should be occurred on the screen and customer should be able enter to Virtual I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89" calcext:value-type="float">
            <text:p>18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<text:span text:style-name="T8">Verify that</text:span><text:span text:style-name="T3"> Customer is able to enter 16-digit valid </text:span><text:span text:style-name="T9"> </text:span><text:span text:style-name="T3">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enter 16-digit valid <text:s/>Virtual I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0" calcext:value-type="float">
            <text:p>19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<text:span text:style-name="T1"> ‘Click here’ hyper 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Click here’ hyperlink Text.</text:span></text:p>
          </table:table-cell>
          <table:table-cell table:style-name="ce150" table:number-columns-repeated="3"/>
          <table:table-cell table:style-name="ce153" office:value-type="string" calcext:value-type="string">
            <text:p>Click here hyperlink text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27">
          <table:table-cell table:style-name="ce133" office:value-type="float" office:value="191" calcext:value-type="float">
            <text:p>19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 <text:span text:style-name="T1">Customer is able to Enter Alpha bate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Alpha bate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2" calcext:value-type="float">
            <text:p>19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Verify that <text:span text:style-name="T1">Customer is able to enter character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Character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3" calcext:value-type="float">
            <text:p>19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To Validate <text:span text:style-name="T1">15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5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not be enable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4" calcext:value-type="float">
            <text:p>19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To Validate <text:span text:style-name="T1">17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invalid 17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17 digits should not be accept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28">
          <table:table-cell table:style-name="ce133" office:value-type="float" office:value="195" calcext:value-type="float">
            <text:p>19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<text:span text:style-name="T8">Verify that</text:span><text:span text:style-name="T3"> </text:span><text:span text:style-name="T9"> </text:span><text:span text:style-name="T3">Virtual ID</text:span><text:span text:style-name="T1"> should get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/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Virtual ID should get 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6" calcext:value-type="float">
            <text:p>19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42" office:value-type="string" calcext:value-type="string">
            <text:p><text:span text:style-name="T8">Verify that</text:span><text:span text:style-name="T3"> </text:span><text:span text:style-name="T9"> </text:span><text:span text:style-name="T3">Virtual ID</text:span><text:span text:style-name="T1"> should get unmasked on the click on Eye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Eye Button.</text:span></text:p>
            <text:p><text:span text:style-name="T2">10) Click on on ‘Get OTP’ </text:span></text:p>
          </table:table-cell>
          <table:table-cell table:style-name="ce150" table:number-columns-repeated="3"/>
          <table:table-cell table:style-name="ce153" office:value-type="string" calcext:value-type="string">
            <text:p>Virtual ID should get unmaske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7" calcext:value-type="float">
            <text:p>19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 </text:span><text:span text:style-name="T3">Virtual ID</text:span><text:span text:style-name="T1"> should be visible when enter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 </text:span></text:p>
            <text:p/>
          </table:table-cell>
          <table:table-cell table:style-name="ce150" table:number-columns-repeated="3"/>
          <table:table-cell table:style-name="ce157" office:value-type="string" calcext:value-type="string">
            <text:p>Virtual ID should be visible when entere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8" calcext:value-type="float">
            <text:p>19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be able to</text:span><text:span text:style-name="T3"> Enter 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Virtual I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199" calcext:value-type="float">
            <text:p>19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be able to </text:span><text:span text:style-name="T3">Enter invalid 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invalid 16 digits in the field. </text:span></text:p>
            <text:p><text:span text:style-name="T2">9) Click on on ‘Get OTP’ </text:span></text:p>
          </table:table-cell>
          <table:table-cell table:style-name="ce150" table:number-columns-repeated="3"/>
          <table:table-cell table:style-name="ce158" office:value-type="string" calcext:value-type="string">
            <text:p>Customer should be able to Enter invalid Virtual ID in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200" calcext:value-type="float">
            <text:p>20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</text:span><text:span text:style-name="T3">Customer should be able to remove or change Virtual ID</text:span><text:span text:style-name="T1"> digit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move or change Virtual ID digits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1" calcext:value-type="float">
            <text:p>20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less than 6 digit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Submit button should be disabled when customer entered less than 6 digits in OTP field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2" calcext:value-type="float">
            <text:p>20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not be able to </text:span><text:span text:style-name="T3">Enter alphabet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Alpha bate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Customer should not be able to Enter alphabets in OTP field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3" calcext:value-type="float">
            <text:p>20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not be able to </text:span><text:span text:style-name="T3">Enter Character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character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Enter Characters in OTP field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4" calcext:value-type="float">
            <text:p>20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Keep OTP field blank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OTP field should not be blank and ‘Submit &amp; Perform eKYC’ button should be disable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05" calcext:value-type="float">
            <text:p>20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OTP should be valid for 60 Sec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OTP should be valid for 60 Secs.</text:p>
          </table:table-cell>
          <table:table-cell table:style-name="ce150" table:number-columns-repeated="11"/>
          <table:table-cell table:number-columns-repeated="16364"/>
        </table:table-row>
        <table:table-row table:style-name="ro31">
          <table:table-cell table:style-name="ce133" office:value-type="float" office:value="206" calcext:value-type="float">
            <text:p>20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Resend OTP button should be enable and new OTP should be receiv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><text:span text:style-name="T2">14) Wait till 60sec over.</text:span></text:p>
            <text:p><text:span text:style-name="T2">15) Click on ‘Resend’ Hyperlink text.</text:span></text:p>
            <text:p/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Resend OTP button should be enable and new OTP should be receive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7" calcext:value-type="float">
            <text:p>20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</text:span><text:span text:style-name="T3"> “Edit Aadhaar Number”</text:span><text:span text:style-name="T1"> Hyper Link 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><text:span text:style-name="T2">14) Click on “Edit Aadhaar Number”</text:span></text:p>
          </table:table-cell>
          <table:table-cell table:style-name="ce150" table:number-columns-repeated="3"/>
          <table:table-cell table:style-name="ce153" office:value-type="string" calcext:value-type="string">
            <text:p>Edit Aadhaar Number” Hyper Link <text:s/>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08" calcext:value-type="float">
            <text:p>20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customer should be able to <text:span text:style-name="T1">navigate to Previous and edit Aadhar Number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“Edit Aadhaar Number”</text:span></text:p>
            <text:p><text:span text:style-name="T2">15) Edit aadhaar number</text:span></text:p>
            <text:p><text:span text:style-name="T2">16) Click on ‘Submit &amp; Perform eKYC’</text:span></text:p>
          </table:table-cell>
          <table:table-cell table:style-name="ce150" table:number-columns-repeated="3"/>
          <table:table-cell table:style-name="ce153"/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09" calcext:value-type="float">
            <text:p>20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Application should get blocked once customer when customer enter wrong OTP 3 Time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C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pplication get block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0" calcext:value-type="float">
            <text:p>21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see how many wrong attempt are remaining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be able to see out of 3 how many seats are left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1" calcext:value-type="float">
            <text:p>21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After entering 3 wrong OTP, Error message should be shown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C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be navigate error Screen.</text:p>
          </table:table-cell>
          <table:table-cell table:style-name="ce150" table:number-columns-repeated="11"/>
          <table:table-cell table:number-columns-repeated="16364"/>
        </table:table-row>
        <table:table-row table:style-name="ro33">
          <table:table-cell table:style-name="ce133" office:value-type="float" office:value="212" calcext:value-type="float">
            <text:p>21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Contact your nearest <text:span text:style-name="T1">HDFC Branch Bank Hyper 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C</text:span></text:p>
            <text:p><text:span text:style-name="T2">14) Click on HDFC Branch Bank Hyper link text.</text:span></text:p>
          </table:table-cell>
          <table:table-cell table:style-name="ce150" table:number-columns-repeated="3"/>
          <table:table-cell table:style-name="ce153" office:value-type="string" calcext:value-type="string">
            <text:p>HDFC Branch Bank Hyper link text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34">
          <table:table-cell table:style-name="ce133" office:value-type="float" office:value="213" calcext:value-type="float">
            <text:p>21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Customer should be navigate  <text:span text:style-name="T1">Select Your Bank Page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‘Select Your Bank’ page.</text:p>
          </table:table-cell>
          <table:table-cell table:style-name="ce150" table:number-columns-repeated="11"/>
          <table:table-cell table:number-columns-repeated="16364"/>
        </table:table-row>
        <table:table-row table:style-name="ro34">
          <table:table-cell table:style-name="ce133" office:value-type="float" office:value="214" calcext:value-type="float">
            <text:p>21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“eKYC using aadhar is performed successfully”</text:span> Message should be shown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</table:table-cell>
          <table:table-cell table:style-name="ce150" table:number-columns-repeated="3"/>
          <table:table-cell table:style-name="ce158" office:value-type="string" calcext:value-type="string">
            <text:p>“eKYC using aadhar is performed successfully”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5" calcext:value-type="float">
            <text:p>21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click on ‘Need Help’ hyprlink text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“Need Help” hyperlink text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need help hyperlink text and directed to need help page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6" calcext:value-type="float">
            <text:p>21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click on back button,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‘Back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back button and should be redirected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35">
          <table:table-cell table:style-name="ce133" office:value-type="float" office:value="217" calcext:value-type="float">
            <text:p>21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in<text:span text:style-name="T1"> Select Bank field “Enter Bank Name” label should be ther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</table:table-cell>
          <table:table-cell table:style-name="ce150" table:number-columns-repeated="3"/>
          <table:table-cell table:style-name="ce153" office:value-type="string" calcext:value-type="string">
            <text:p>Select Bank field “Enter Bank Name” label should be there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8" calcext:value-type="float">
            <text:p>21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Select bank field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><text:span text:style-name="T2">14) Click on select bank field.</text:span></text:p>
          </table:table-cell>
          <table:table-cell table:style-name="ce150" table:number-columns-repeated="3"/>
          <table:table-cell table:style-name="ce153" office:value-type="string" calcext:value-type="string">
            <text:p>Select bank field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19" calcext:value-type="float">
            <text:p>21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in<text:span text:style-name="T1"> Select Bank field, ‘Search symbol’ should be present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In Select Bank field, ‘Search symbol’ should be present. 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0" calcext:value-type="float">
            <text:p>22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enter Valid bank name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><text:span text:style-name="T2">14) Click on select bank field.</text:span></text:p>
            <text:p><text:span text:style-name="T2">15) Enter bank nam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stomer should be able to enter Valid bank name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1" calcext:value-type="float">
            <text:p>22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invalid bank name should not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><text:span text:style-name="T2">14) Click on select bank field.</text:span></text:p>
            <text:p><text:span text:style-name="T2">15) Enter invalid bank nam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valid bank name should not be accept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2" calcext:value-type="float">
            <text:p>22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not be able to Enter Characters in the fiel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><text:span text:style-name="T2">14) Click on select bank field.</text:span></text:p>
            <text:p><text:span text:style-name="T2">15) Enter Characters bank nam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3" calcext:value-type="float">
            <text:p>22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not be able to Enter numbers in the field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.</text:span></text:p>
            <text:p><text:span text:style-name="T2">14) Click on select bank field.</text:span></text:p>
            <text:p><text:span text:style-name="T2">15) Enter numbers bank nam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s should not be accept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35">
          <table:table-cell table:style-name="ce133" office:value-type="float" office:value="224" calcext:value-type="float">
            <text:p>22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Popular bank list should be show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</table:table-cell>
          <table:table-cell table:style-name="ce150" table:number-columns-repeated="3"/>
          <table:table-cell table:style-name="ce153" office:value-type="string" calcext:value-type="string">
            <text:p>Popular bank list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25" calcext:value-type="float">
            <text:p>22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select popular bank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Popular bank name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Customer should be able to select popular bank.</text:span></text:p>
            <text:p><text:span text:style-name="T2">- ICICI Bank</text:span></text:p>
            <text:p><text:span text:style-name="T2">- Axix Bank</text:span></text:p>
            <text:p><text:span text:style-name="T2">- Canera Bank</text:span></text:p>
            <text:p><text:span text:style-name="T2">- State Bank of India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26" calcext:value-type="float">
            <text:p>22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Popular bank Photo should be highlighted once selected. 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</table:table-cell>
          <table:table-cell table:style-name="ce150" table:number-columns-repeated="3"/>
          <table:table-cell table:style-name="ce153" office:value-type="string" calcext:value-type="string">
            <text:p>Selected Popular bank Photo should be highlighted once selected. 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227" calcext:value-type="float">
            <text:p>22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Continue button should be disable if bank is not selec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<text:s/>should not be able click on continue button.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8" calcext:value-type="float">
            <text:p>22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</text:span><text:span text:style-name="T3"> Continue button should be enable if bank is selec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select popular bank. </text:p>
            <text:p>- ICICI Bank </text:p>
            <text:p>- Axix Bank </text:p>
            <text:p>- Canera Bank </text:p>
            <text:p>- State Bank of India</text:p>
            <text:p/>
            <text:p>Continue button should be enable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29" calcext:value-type="float">
            <text:p>22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</text:span><text:span text:style-name="T3"> Cancel button should be enable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ance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ancel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30" calcext:value-type="float">
            <text:p>23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If selected bank is not e-NACH enabl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error message screen.</text:p>
            <text:p/>
            <text:p>“Dear Customer, Selected bank is not e-NACH enabled”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31" calcext:value-type="float">
            <text:p>23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Reference number should be populated.</text:span></text:p>
          </table:table-cell>
          <table:table-cell table:style-name="ce146" office:value-type="string" calcext:value-type="string">
            <text:p><text:span text:style-name="T8">1) Login to application.</text:span></text:p>
            <text:p><text:span text:style-name="T8">2) Complete Self Identification process</text:span></text:p>
            <text:p><text:span text:style-name="T8">3) Complete loan application process.</text:span></text:p>
            <text:p><text:span text:style-name="T8">4) Navigate to Aadhaar eKYC page.</text:span></text:p>
            <text:p><text:span text:style-name="T8">5) Click on Check boxes to check.</text:span></text:p>
            <text:p><text:span text:style-name="T8">6) Click on ‘I Accept’ button.</text:span></text:p>
            <text:p><text:span text:style-name="T8">7) Click on ‘Virtual ID’ field.</text:span></text:p>
            <text:p><text:span text:style-name="T8">8) Enter Valid 16 digits in the field. </text:span></text:p>
            <text:p><text:span text:style-name="T8">9) Remove entered digits.</text:span></text:p>
            <text:p><text:span text:style-name="T8">10) Enter new digits in the field.</text:span></text:p>
            <text:p><text:span text:style-name="T8">11) Click on on ‘Get OTP’ </text:span></text:p>
            <text:p><text:span text:style-name="T8">12) Enter Valid digits in the OTP field.</text:span></text:p>
            <text:p><text:span text:style-name="T8">13) Click on ‘Submit &amp; Perform eKYC</text:span></text:p>
            <text:p><text:span text:style-name="T8">14) Select any popular bank.</text:span></text:p>
            <text:p><text:span text:style-name="T8">15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Reference number should b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32" calcext:value-type="float">
            <text:p>23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copy reference number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copy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opy reference number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33" calcext:value-type="float">
            <text:p>23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Customer should be able to click on Contact your nearest bank branch button.”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Nearest branch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Nearest branch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34" calcext:value-type="float">
            <text:p>23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details Page</text:p>
          </table:table-cell>
          <table:table-cell table:style-name="ce136" office:value-type="string" calcext:value-type="string">
            <text:p>Verify that<text:span text:style-name="T1"> Customer should be navigate to ‘Verify bank details’ Page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tomer should be navigate to Bank details page.</text:p>
          </table:table-cell>
          <table:table-cell table:style-name="ce150" table:number-columns-repeated="11"/>
          <table:table-cell table:number-columns-repeated="16364"/>
        </table:table-row>
        <table:table-row table:style-name="ro36">
          <table:table-cell table:style-name="ce133" office:value-type="float" office:value="235" calcext:value-type="float">
            <text:p>23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Verify Bank Details Page</text:p>
          </table:table-cell>
          <table:table-cell table:style-name="ce136" office:value-type="string" calcext:value-type="string">
            <text:p>Verify that <text:span text:style-name="T1">“Select Account Aggregator”</text:span> Drop down should be clickable and list should be open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“ Select Account aggregator Drop down button.</text:span></text:p>
          </table:table-cell>
          <table:table-cell table:style-name="ce150" table:number-columns-repeated="3"/>
          <table:table-cell table:style-name="ce153" office:value-type="string" calcext:value-type="string">
            <text:p>Account aggregator drop down button should be clickable and list should be open.</text:p>
          </table:table-cell>
          <table:table-cell table:style-name="ce150" table:number-columns-repeated="11"/>
          <table:table-cell table:number-columns-repeated="16364"/>
        </table:table-row>
        <table:table-row table:style-name="ro37">
          <table:table-cell table:style-name="ce133" office:value-type="float" office:value="236" calcext:value-type="float">
            <text:p>23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 </text:span><text:span text:style-name="T3">“Select Account Aggregator”</text:span><text:span text:style-name="T9"> list should be close.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“ Select Account aggregator Drop down button.</text:span></text:p>
            <text:p><text:span text:style-name="T2">17) Click on “ Select Account aggregator Drop down button.</text:span></text:p>
          </table:table-cell>
          <table:table-cell table:style-name="ce150" table:number-columns-repeated="3"/>
          <table:table-cell table:style-name="ce153" office:value-type="string" calcext:value-type="string">
            <text:p>Account aggregator drop down button should be clickable and list should be close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237" calcext:value-type="float">
            <text:p>23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Register mobile number is Pre populat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see his mobile number. <text:s/></text:p>
          </table:table-cell>
          <table:table-cell table:style-name="ce150" table:number-columns-repeated="11"/>
          <table:table-cell table:number-columns-repeated="16364"/>
        </table:table-row>
        <table:table-row table:style-name="ro36">
          <table:table-cell table:style-name="ce133" office:value-type="float" office:value="238" calcext:value-type="float">
            <text:p>23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Pre populated number should be edit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Edit number button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be editable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39" calcext:value-type="float">
            <text:p>23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 customer </text:span><text:span text:style-name="T3">Enter valid mobile number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Mobile number in the field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be accepted and editable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0" calcext:value-type="float">
            <text:p>24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 </text:span><text:span text:style-name="T3">invalid mobile number should not be validat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Invalid Mobile number in the field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1" calcext:value-type="float">
            <text:p>24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is able to <text:span text:style-name="T1">Enter Alpha bate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Alpha bates in  Mobile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2" calcext:value-type="float">
            <text:p>24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Customer is able to Enter Character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Characters in Mobile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3" calcext:value-type="float">
            <text:p>24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9 digits are entered in the mobile number number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9 digit Mobile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4" calcext:value-type="float">
            <text:p>24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11 digits are entered in the mobile number number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11 digits in Mobile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45" calcext:value-type="float">
            <text:p>24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Mobile number should not be started with 0,1,2,3,4 &amp; 5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.</text:span></text:p>
            <text:p><text:span text:style-name="T2">16) Click on ‘Edit number’ button.</text:span></text:p>
            <text:p><text:span text:style-name="T2">17) Enter Mobile number which is  starts with 0,1,2,3,4 &amp; 5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46" calcext:value-type="float">
            <text:p>24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‘Continue’ button is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clickable and customer should be navigate to “Anumati” Page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47" calcext:value-type="float">
            <text:p>24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 </text:span><text:span text:style-name="T3">‘Cancel’ button is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ance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ancel button should be clickable and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48" calcext:value-type="float">
            <text:p>24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“Add Acount(s) ” should be highligh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“Add Acount(s) ” should be highlighted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49" calcext:value-type="float">
            <text:p>24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HDFC Bank Requests and Information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Following Data should be fetched.</text:p>
            <text:p>Purpose</text:p>
            <text:p>Share</text:p>
            <text:p>Period</text:p>
            <text:p>Frequency </text:p>
            <text:p>Data Life</text:p>
            <text:p>Consent Life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50" calcext:value-type="float">
            <text:p>25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“Anumati is fetching your ICICI bank accounts using your registered mobile number”</text:p>
            <text:p/>
            <text:p>“It will take upto 30 Sec”</text:p>
            <text:p/>
            <text:p>This message should be shown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tomer should be navigate to anumati page.</text:p>
          </table:table-cell>
          <table:table-cell table:style-name="ce150" table:number-columns-repeated="11"/>
          <table:table-cell table:number-columns-repeated="16364"/>
        </table:table-row>
        <table:table-row table:style-name="ro32">
          <table:table-cell table:style-name="ce133" office:value-type="float" office:value="251" calcext:value-type="float">
            <text:p>25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in<text:span text:style-name="T1"> Add accounts, Customer’s existing accounts should be shown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’s existing accounts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52" calcext:value-type="float">
            <text:p>25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Switch toggle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‘ICICI Banks’ Toggle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Switch toggle button and accounts should not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38">
          <table:table-cell table:style-name="ce133" office:value-type="float" office:value="253" calcext:value-type="float">
            <text:p>25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Customer should be able to  select account by clicking on check box 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<text:s/>be able to select bank account and check box should be marked as checked.</text:p>
          </table:table-cell>
          <table:table-cell table:style-name="ce150" table:number-columns-repeated="11"/>
          <table:table-cell table:number-columns-repeated="16364"/>
        </table:table-row>
        <table:table-row table:style-name="ro39">
          <table:table-cell table:style-name="ce133" office:value-type="float" office:value="254" calcext:value-type="float">
            <text:p>25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 </text:span><text:span text:style-name="T3">customer should be able to remove selected account by clicking on check box</text:span><text:span text:style-name="T1">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Again Click on Bank account’s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<text:s/>be able to remove bank account and check box should be marked as unchecked.</text:p>
          </table:table-cell>
          <table:table-cell table:style-name="ce150" table:number-columns-repeated="11"/>
          <table:table-cell table:number-columns-repeated="16364"/>
        </table:table-row>
        <table:table-row table:style-name="ro39">
          <table:table-cell table:style-name="ce133" office:value-type="float" office:value="255" calcext:value-type="float">
            <text:p>25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click on ‘Add’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add button and should be navigate to next page.</text:p>
          </table:table-cell>
          <table:table-cell table:style-name="ce150" table:number-columns-repeated="11"/>
          <table:table-cell table:number-columns-repeated="16364"/>
        </table:table-row>
        <table:table-row table:style-name="ro39">
          <table:table-cell table:style-name="ce133" office:value-type="float" office:value="256" calcext:value-type="float">
            <text:p>25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click on ‘Cancel’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Cancel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ancel button and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39">
          <table:table-cell table:style-name="ce133" office:value-type="float" office:value="257" calcext:value-type="float">
            <text:p>25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<text:span text:style-name="T1"> “Its Your account ” Last Four digit of mobile number should be masked and remaining should be un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<text:s/>Last Four digit of mobile number should be masked and remaining should be unmasked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58" calcext:value-type="float">
            <text:p>25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Customer should able to enter OTP and should get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Customer should able to enter OTP and should get masked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59" calcext:value-type="float">
            <text:p>25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alidate that<text:span text:style-name="T1"> Less than 6 digits should not be accep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5 digits in OTP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Less than 6 digits should not be able to accepted by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0" calcext:value-type="float">
            <text:p>26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alidate that <text:span text:style-name="T1">More than 6 digits should not be accep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7 digits in OTP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More than 6 digits should not be able to accepted by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1" calcext:value-type="float">
            <text:p>26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alidate that<text:span text:style-name="T1"> Invalid OTP should not be accep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invalid in the OTP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Invalid OTP should not be accepted by the field and Error message should b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2" calcext:value-type="float">
            <text:p>26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alidate that <text:span text:style-name="T1">Alpha bates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Alpha bates in the OTP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3" calcext:value-type="float">
            <text:p>26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alidate that <text:span text:style-name="T1">Characters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Characters in the OTP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and error message shown.</text:p>
          </table:table-cell>
          <table:table-cell table:style-name="ce150" table:number-columns-repeated="11"/>
          <table:table-cell table:number-columns-repeated="16364"/>
        </table:table-row>
        <table:table-row table:style-name="ro41">
          <table:table-cell table:style-name="ce133" office:value-type="float" office:value="264" calcext:value-type="float">
            <text:p>26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‘Resend OTP’ Button should be clickable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Click on ‘Resend’ hyperlink text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receive new OTP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5" calcext:value-type="float">
            <text:p>26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<text:span text:style-name="T1">‘Submi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submit OTP and navigate to HDFC Bank Requests Information and Consent Page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6" calcext:value-type="float">
            <text:p>26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‘Submit’ button should be Disable if OTP is not entered in the fiel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Keep OTP  field blank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7" calcext:value-type="float">
            <text:p>26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‘<text:span text:style-name="T1">Cancel’ button should be clickable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Cance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ancel button should be clickable and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8" calcext:value-type="float">
            <text:p>26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“Add Account(s) ” should be marked as comple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Add Account(s) ” should be marked as completed.</text:p>
          </table:table-cell>
          <table:table-cell table:style-name="ce150" table:number-columns-repeated="11"/>
          <table:table-cell table:number-columns-repeated="16364"/>
        </table:table-row>
        <table:table-row table:style-name="ro40">
          <table:table-cell table:style-name="ce133" office:value-type="float" office:value="269" calcext:value-type="float">
            <text:p>26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<text:span text:style-name="T2">Verify that</text:span><text:span text:style-name="T3"> “HDFC Bank Requests Information and Consent</text:span><text:span text:style-name="T1">” details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Following Data should be fetched.</text:span></text:p>
            <text:p><text:span text:style-name="T2">Purpose</text:span></text:p>
            <text:p><text:span text:style-name="T2">Share</text:span></text:p>
            <text:p><text:span text:style-name="T2">Period</text:span></text:p>
            <text:p><text:span text:style-name="T2">Frequency </text:span></text:p>
            <text:p><text:span text:style-name="T2">Data Life</text:span></text:p>
            <text:p><text:span text:style-name="T2">Consent Life</text:span></text:p>
            <text:p/>
            <text:p><text:span text:style-name="T2">Accounts should be added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42">
          <table:table-cell table:style-name="ce133" office:value-type="float" office:value="270" calcext:value-type="float">
            <text:p>27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‘’Provide Consent’ Check box should be clickable and marked as 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“Provide Consent”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“Provide Consent” Check box should <text:s/>be clickable and marked as checked.</text:p>
          </table:table-cell>
          <table:table-cell table:style-name="ce150" table:number-columns-repeated="11"/>
          <table:table-cell table:number-columns-repeated="16364"/>
        </table:table-row>
        <table:table-row table:style-name="ro43">
          <table:table-cell table:style-name="ce133" office:value-type="float" office:value="271" calcext:value-type="float">
            <text:p>27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‘’Provide Consent’ Check box should be clickable and marked as un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“Provide Consent” Check box.</text:span></text:p>
            <text:p><text:span text:style-name="T2">22) Again Click on “Provide Consent”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“Provide Consent” Check box should <text:s/>be clickable and marked as unchecked.</text:p>
          </table:table-cell>
          <table:table-cell table:style-name="ce150" table:number-columns-repeated="11"/>
          <table:table-cell table:number-columns-repeated="16364"/>
        </table:table-row>
        <table:table-row table:style-name="ro42">
          <table:table-cell table:style-name="ce133" office:value-type="float" office:value="272" calcext:value-type="float">
            <text:p>27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Toggle “ICICI Bank”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Toggle “ICICI Bank”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toggle button and accounts should be hide.</text:p>
          </table:table-cell>
          <table:table-cell table:style-name="ce150" table:number-columns-repeated="11"/>
          <table:table-cell table:number-columns-repeated="16364"/>
        </table:table-row>
        <table:table-row table:style-name="ro44">
          <table:table-cell table:style-name="ce133" office:value-type="float" office:value="273" calcext:value-type="float">
            <text:p>27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“Allow us to fetch your bank statement” tex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low us to fetch your bank statement”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45">
          <table:table-cell table:style-name="ce133" office:value-type="float" office:value="274" calcext:value-type="float">
            <text:p>27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click on ‘Confirm’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</table:table-cell>
          <table:table-cell table:style-name="ce150" table:number-columns-repeated="3"/>
          <table:table-cell table:style-name="ce159" office:value-type="string" calcext:value-type="string">
            <text:p>Customer should be able to click on ‘Confirm’ button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275" calcext:value-type="float">
            <text:p>27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Customer should be able to <text:span text:style-name="T1">click on ‘Decline’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ance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able to click on ‘Decline’ button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276" calcext:value-type="float">
            <text:p>27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<text:span text:style-name="T1"> “Fetching information and Adding Account’(s)....” Pop-Up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Fetching information and Adding Account’(s)....” Pop-Up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277" calcext:value-type="float">
            <text:p>27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</text:p>
          </table:table-cell>
          <table:table-cell table:style-name="ce136" office:value-type="string" calcext:value-type="string">
            <text:p>Verify that if <text:span text:style-name="T1">Application is not able to fetched bank account detail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Error message should be shown. “OOPS ! Unable to fetch details We tried fetching account information via Account aggter but we couldn’t “</text:p>
            <text:p/>
            <text:p>- Application Reference Number will be populated </text:p>
            <text:p>- Application Reference Number can be copied </text:p>
            <text:p>- Contact your nearest branch Tile will b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78" calcext:value-type="float">
            <text:p>27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<text:span text:style-name="T2">Verify that</text:span><text:span text:style-name="T3"> Reference number should be populated and should be able to copy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Reference number should be populated and customer should be able to copy reference number.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79" calcext:value-type="float">
            <text:p>27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Use Another Method’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</table:table-cell>
          <table:table-cell table:style-name="ce150" table:number-columns-repeated="3"/>
          <table:table-cell table:style-name="ce153" office:value-type="string" calcext:value-type="string">
            <text:p>If details are not fetched then error message should be shown.</text:p>
            <text:p>- ‘User Another Method’ Button should be clickabele,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80" calcext:value-type="float">
            <text:p>28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Try again’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Try Agian’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If details are not fetched then error message should be shown.</text:span></text:p>
            <text:p><text:span text:style-name="T2">- ‘Try Again’ Button should be clickabele,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81" calcext:value-type="float">
            <text:p>28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ustomer should be Navigate to “Enter &amp; Verify Your Account Details”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If details are not fetched then error message should be shown.</text:span></text:p>
            <text:p><text:span text:style-name="T2">- ‘User Another Method’ Button should be clickable and Navigate to “Enter &amp; Verify Your Account Details” Pag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82" calcext:value-type="float">
            <text:p>28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“We’ll transfer 1 RS to your account” Text should be visible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</table:table-cell>
          <table:table-cell table:style-name="ce150" table:number-columns-repeated="3"/>
          <table:table-cell table:style-name="ce159" office:value-type="string" calcext:value-type="string">
            <text:p>“We’ll transfer 1 RS to your account” Text should be visible. </text:p>
          </table:table-cell>
          <table:table-cell table:style-name="ce150" table:number-columns-repeated="11"/>
          <table:table-cell table:number-columns-repeated="16364"/>
        </table:table-row>
        <table:table-row table:style-name="ro47">
          <table:table-cell table:style-name="ce133" office:value-type="float" office:value="283" calcext:value-type="float">
            <text:p>28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Account Type’ Drop down button should be clickable and list should be op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type’ Drop down.</text:span></text:p>
            <text:p/>
          </table:table-cell>
          <table:table-cell table:style-name="ce150" table:number-columns-repeated="3"/>
          <table:table-cell table:style-name="ce156" office:value-type="string" calcext:value-type="string">
            <text:p>‘Account Type’ Drop down button should be clickable and list should be open.</text:p>
          </table:table-cell>
          <table:table-cell table:style-name="ce150" table:number-columns-repeated="11"/>
          <table:table-cell table:number-columns-repeated="16364"/>
        </table:table-row>
        <table:table-row table:style-name="ro48">
          <table:table-cell table:style-name="ce133" office:value-type="float" office:value="284" calcext:value-type="float">
            <text:p>28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‘Account Type’ Drop down list should be Close on the click on drop down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type’ Drop down.</text:span></text:p>
            <text:p><text:span text:style-name="T2">24) Click on ‘Account type’ Drop dow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‘Account Type’ Drop down button should be clickable and list should be close.</text:p>
          </table:table-cell>
          <table:table-cell table:style-name="ce150" table:number-columns-repeated="11"/>
          <table:table-cell table:number-columns-repeated="16364"/>
        </table:table-row>
        <table:table-row table:style-name="ro49">
          <table:table-cell table:style-name="ce133" office:value-type="float" office:value="285" calcext:value-type="float">
            <text:p>28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“Select Account Type” Label should be mention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</table:table-cell>
          <table:table-cell table:style-name="ce150" table:number-columns-repeated="3"/>
          <table:table-cell table:style-name="ce153" office:value-type="string" calcext:value-type="string">
            <text:p>“Select Account Type” Label should be mentione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0">
          <table:table-cell table:style-name="ce133" office:value-type="float" office:value="286" calcext:value-type="float">
            <text:p>28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Account Number Field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Number’ field. </text:span></text:p>
          </table:table-cell>
          <table:table-cell table:style-name="ce150" table:number-columns-repeated="3"/>
          <table:table-cell table:style-name="ce153"/>
          <table:table-cell table:style-name="ce150" table:number-columns-repeated="11"/>
          <table:table-cell table:number-columns-repeated="16364"/>
        </table:table-row>
        <table:table-row table:style-name="ro51">
          <table:table-cell table:style-name="ce133" office:value-type="float" office:value="287" calcext:value-type="float">
            <text:p>28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“Enter Account number” label should be mentioned in Account Number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 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“Enter Account number” label should be mentioned in Account Number Field.</text:p>
          </table:table-cell>
          <table:table-cell table:style-name="ce150" table:number-columns-repeated="11"/>
          <table:table-cell table:number-columns-repeated="16364"/>
        </table:table-row>
        <table:table-row table:style-name="ro52">
          <table:table-cell table:style-name="ce133" office:value-type="float" office:value="288" calcext:value-type="float">
            <text:p>28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ustomer should be able to enter account number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Number’ field. </text:span></text:p>
            <text:p><text:span text:style-name="T2">24) Enter valid Account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ccount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3">
          <table:table-cell table:style-name="ce133" office:value-type="float" office:value="289" calcext:value-type="float">
            <text:p>28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Numeric value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Number’ field. </text:span></text:p>
            <text:p><text:span text:style-name="T2">24) Enter Any numeric digits in Account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eric value should be accept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4">
          <table:table-cell table:style-name="ce133" office:value-type="float" office:value="290" calcext:value-type="float">
            <text:p>29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Alpha bates should not be accepted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Number’ field. </text:span></text:p>
            <text:p><text:span text:style-name="T2">24) Enter Any Alpha bates in Account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5">
          <table:table-cell table:style-name="ce133" office:value-type="float" office:value="291" calcext:value-type="float">
            <text:p>29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haracters should not be accepted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Account Number’ field. </text:span></text:p>
            <text:p><text:span text:style-name="T2">24) Enter Characters in the field. 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6">
          <table:table-cell table:style-name="ce133" office:value-type="float" office:value="292" calcext:value-type="float">
            <text:p>29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onfirm Account Number field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Confirm Account Number’ field. 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Confirm Account Number field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57">
          <table:table-cell table:style-name="ce133" office:value-type="float" office:value="293" calcext:value-type="float">
            <text:p>29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“Re-Enter account Number” label should be mentioned in the Confirm Account Number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“Re-Enter account Number” label should be mentioned in the Confirm Account Number field.</text:p>
          </table:table-cell>
          <table:table-cell table:style-name="ce150" table:number-columns-repeated="11"/>
          <table:table-cell table:number-columns-repeated="16364"/>
        </table:table-row>
        <table:table-row table:style-name="ro58">
          <table:table-cell table:style-name="ce133" office:value-type="float" office:value="294" calcext:value-type="float">
            <text:p>29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ustomer should be able to enter account number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Confirm Account Number’ field. </text:span></text:p>
            <text:p><text:span text:style-name="T2">24) Enter Valid Account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ccount number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9">
          <table:table-cell table:style-name="ce133" office:value-type="float" office:value="295" calcext:value-type="float">
            <text:p>29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Numeric value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Confirm Account Number’ field. </text:span></text:p>
            <text:p><text:span text:style-name="T2">24) Enter Numeric value in the Account number in the field.</text:span></text:p>
          </table:table-cell>
          <table:table-cell table:style-name="ce150" table:number-columns-repeated="3"/>
          <table:table-cell table:style-name="ce159" office:value-type="string" calcext:value-type="string">
            <text:p><text:s/>Numeric value should be accept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5">
          <table:table-cell table:style-name="ce133" office:value-type="float" office:value="296" calcext:value-type="float">
            <text:p>29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Alpha bates should not be accepted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Confirm Account Number’ field. </text:span></text:p>
            <text:p><text:span text:style-name="T2">24) Enter Alpha bates in the Account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60">
          <table:table-cell table:style-name="ce133" office:value-type="float" office:value="297" calcext:value-type="float">
            <text:p>29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Characters should not be accepted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Confirm Account Number’ field. </text:span></text:p>
            <text:p><text:span text:style-name="T2">24) Enter Characters in the Account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61">
          <table:table-cell table:style-name="ce133" office:value-type="float" office:value="298" calcext:value-type="float">
            <text:p>29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Account number should be match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 Click on ‘Account Number’ field. </text:span></text:p>
            <text:p><text:span text:style-name="T2">24) Enter Valid Account number in the field.</text:span></text:p>
            <text:p><text:span text:style-name="T2">25) Click on ‘Confirm Account Number’ field. </text:span></text:p>
            <text:p><text:span text:style-name="T2">26) Enter different Account number in confirm account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ccount number should be match.</text:p>
          </table:table-cell>
          <table:table-cell table:style-name="ce150" table:number-columns-repeated="11"/>
          <table:table-cell table:number-columns-repeated="16364"/>
        </table:table-row>
        <table:table-row table:style-name="ro62">
          <table:table-cell table:style-name="ce133" office:value-type="float" office:value="299" calcext:value-type="float">
            <text:p>29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IFSC Code field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</table:table-cell>
          <table:table-cell table:style-name="ce150" table:number-columns-repeated="3"/>
          <table:table-cell table:style-name="ce153" office:value-type="string" calcext:value-type="string">
            <text:p>IFSC Code field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55">
          <table:table-cell table:style-name="ce133" office:value-type="float" office:value="300" calcext:value-type="float">
            <text:p>30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IFSC code field should be accept alpha numeric valu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IFSC code field should be accept alpha numeric value.</text:p>
          </table:table-cell>
          <table:table-cell table:style-name="ce150" table:number-columns-repeated="11"/>
          <table:table-cell table:number-columns-repeated="16364"/>
        </table:table-row>
        <table:table-row table:style-name="ro55">
          <table:table-cell table:style-name="ce133" office:value-type="float" office:value="301" calcext:value-type="float">
            <text:p>30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IFSC code should not accept Numeric value only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Numeric digits in IFSC cod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IFSC code should not accept Numeric value only.</text:p>
          </table:table-cell>
          <table:table-cell table:style-name="ce150" table:number-columns-repeated="11"/>
          <table:table-cell table:number-columns-repeated="16364"/>
        </table:table-row>
        <table:table-row table:style-name="ro54">
          <table:table-cell table:style-name="ce133" office:value-type="float" office:value="302" calcext:value-type="float">
            <text:p>30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IFSC code should not accept character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Characters digits in IFSC code field.</text:span></text:p>
          </table:table-cell>
          <table:table-cell table:style-name="ce150" table:number-columns-repeated="3"/>
          <table:table-cell table:style-name="ce153"/>
          <table:table-cell table:style-name="ce150" table:number-columns-repeated="11"/>
          <table:table-cell table:number-columns-repeated="16364"/>
        </table:table-row>
        <table:table-row table:style-name="ro63">
          <table:table-cell table:style-name="ce133" office:value-type="float" office:value="303" calcext:value-type="float">
            <text:p>30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Account number and IFSC code should be match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ccount number and IFSC code should be matched.</text:p>
          </table:table-cell>
          <table:table-cell table:style-name="ce150" table:number-columns-repeated="11"/>
          <table:table-cell table:number-columns-repeated="16364"/>
        </table:table-row>
        <table:table-row table:style-name="ro58">
          <table:table-cell table:style-name="ce133" office:value-type="float" office:value="304" calcext:value-type="float">
            <text:p>30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“Enter IFSC” Label should be mention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Enter IFSC” Label should be mentione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55">
          <table:table-cell table:style-name="ce133" office:value-type="float" office:value="305" calcext:value-type="float">
            <text:p>30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12 digit IFSC Code should not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12 digit IFSC code in the field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12 digit IFSC Code should not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52">
          <table:table-cell table:style-name="ce133" office:value-type="float" office:value="306" calcext:value-type="float">
            <text:p>30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10 digit IFSC Code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10 digit IFSC cod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10 digit IFSC Code should not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56">
          <table:table-cell table:style-name="ce133" office:value-type="float" office:value="307" calcext:value-type="float">
            <text:p>30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Find IFSC Code hyper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Find IFSC’ hyperlink text. </text:span></text:p>
            <text:p/>
          </table:table-cell>
          <table:table-cell table:style-name="ce150" table:number-columns-repeated="3"/>
          <table:table-cell table:style-name="ce159" office:value-type="string" calcext:value-type="string">
            <text:p><text:s/>Find IFSC Code hyperlink text should be clickable</text:p>
          </table:table-cell>
          <table:table-cell table:style-name="ce150" table:number-columns-repeated="11"/>
          <table:table-cell table:number-columns-repeated="16364"/>
        </table:table-row>
        <table:table-row table:style-name="ro64">
          <table:table-cell table:style-name="ce133" office:value-type="float" office:value="308" calcext:value-type="float">
            <text:p>30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Confirm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firm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65">
          <table:table-cell table:style-name="ce133" office:value-type="float" office:value="309" calcext:value-type="float">
            <text:p>30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Confirm’ button should not be clickable if IFSC code is not enter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Keep IFSC code field blank.</text:span></text:p>
            <text:p><text:span text:style-name="T2">25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firm’ button should not be clickable if IFSC code is not entered.</text:p>
          </table:table-cell>
          <table:table-cell table:style-name="ce150" table:number-columns-repeated="11"/>
          <table:table-cell table:number-columns-repeated="16364"/>
        </table:table-row>
        <table:table-row table:style-name="ro66">
          <table:table-cell table:style-name="ce133" office:value-type="float" office:value="310" calcext:value-type="float">
            <text:p>31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Confirm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(IFSC Code)</text:span></text:p>
            <text:p><text:span text:style-name="T2">26) Click on ‘Confirm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firm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67">
          <table:table-cell table:style-name="ce133" office:value-type="float" office:value="311" calcext:value-type="float">
            <text:p>31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“Review details” Screen should be Pop up on the screen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(IFSC Code)</text:span></text:p>
            <text:p><text:span text:style-name="T2">26) Click on ‘Confirm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“Review details” Screen should be Pop up on the screen. </text:p>
          </table:table-cell>
          <table:table-cell table:style-name="ce150" table:number-columns-repeated="11"/>
          <table:table-cell table:number-columns-repeated="16364"/>
        </table:table-row>
        <table:table-row table:style-name="ro68">
          <table:table-cell table:style-name="ce133" office:value-type="float" office:value="312" calcext:value-type="float">
            <text:p>31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<text:span text:style-name="T1"> ‘Cancel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(IFSC Code)</text:span></text:p>
            <text:p><text:span text:style-name="T2">26) Click on ‘Confirm’ Button.</text:span></text:p>
            <text:p><text:span text:style-name="T2">27) Click on ‘Cance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ancel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69">
          <table:table-cell table:style-name="ce133" office:value-type="float" office:value="313" calcext:value-type="float">
            <text:p>31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‘Confirm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(IFSC Code)</text:span></text:p>
            <text:p><text:span text:style-name="T2">26) Click on ‘Confirm’ Button</text:span></text:p>
            <text:p><text:span text:style-name="T2">27) Click on ‘Confirm’ Button(Review Details Screen)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Confirm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61">
          <table:table-cell table:style-name="ce133" office:value-type="float" office:value="314" calcext:value-type="float">
            <text:p>31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Account Aggregator Leg</text:p>
          </table:table-cell>
          <table:table-cell table:style-name="ce136" office:value-type="string" calcext:value-type="string">
            <text:p>Verify that <text:span text:style-name="T1">‘Edit’ Button should be clickable</text:span>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Select any popular bank.</text:span></text:p>
            <text:p><text:span text:style-name="T2">15) Click on ’Continue’ button</text:span></text:p>
            <text:p><text:span text:style-name="T2">16) Click on ‘Continue’ button.</text:span></text:p>
            <text:p><text:span text:style-name="T2">17) Click on Bank account’s check box.</text:span></text:p>
            <text:p><text:span text:style-name="T2">18) Click on ‘Add’ Button</text:span></text:p>
            <text:p><text:span text:style-name="T2">19) Enter valid OTP in the field.</text:span></text:p>
            <text:p><text:span text:style-name="T2">20) Click on ‘Submit’ button.</text:span></text:p>
            <text:p><text:span text:style-name="T2">21) Click on ‘Confirm’ button.</text:span></text:p>
            <text:p><text:span text:style-name="T2">22) Click on ‘Use Another Method’</text:span></text:p>
            <text:p><text:span text:style-name="T2">23) Click on ‘IFSC’ field. </text:span></text:p>
            <text:p><text:span text:style-name="T2">24) Enter Valid IFSC code in the field.</text:span></text:p>
            <text:p><text:span text:style-name="T2">25) Click on ‘Confirm’ Button.(IFSC Code)</text:span></text:p>
            <text:p><text:span text:style-name="T2">26) Click on ‘Confirm’ Button</text:span></text:p>
            <text:p><text:span text:style-name="T2">27) Click on ‘Edit’ Button(Review Details Screen)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Edit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0">
          <table:table-cell table:style-name="ce133" office:value-type="float" office:value="315" calcext:value-type="float">
            <text:p>31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ustomer should be navigate to Sanction scre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loan sanction page.</text:p>
          </table:table-cell>
          <table:table-cell table:style-name="ce150" table:number-columns-repeated="11"/>
          <table:table-cell table:number-columns-repeated="16364"/>
        </table:table-row>
        <table:table-row table:style-name="ro71">
          <table:table-cell table:style-name="ce133" office:value-type="float" office:value="316" calcext:value-type="float">
            <text:p>31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Sanctioned amount should be visible in Numbers and in word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Sanctioned amount should be visible in Numbers and in words.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317" calcext:value-type="float">
            <text:p>31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PM Svanidhi application number should be pre popula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PM Svanidhi application number should be pre populated. 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318" calcext:value-type="float">
            <text:p>31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LOR Number should be Pr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LOR Number should be Pr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72">
          <table:table-cell table:style-name="ce133" office:value-type="float" office:value="319" calcext:value-type="float">
            <text:p>31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Loan Details should be visible.</text:span></text:p>
            <text:p><text:span text:style-name="T1">- Rate of Interest</text:span></text:p>
            <text:p><text:span text:style-name="T1">- Loan Tenure </text:span></text:p>
            <text:p><text:span text:style-name="T1">-EMI</text:span></text:p>
            <text:p><text:span text:style-name="T1">-Repayment </text:span></text:p>
            <text:p><text:span text:style-name="T1">-EMI Date</text:span></text:p>
            <text:p><text:span text:style-name="T1">-First EMI Date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Loan Details should be visible.</text:span></text:p>
            <text:p><text:span text:style-name="T8">- Rate of Interest</text:span></text:p>
            <text:p><text:span text:style-name="T8">- Loan Tenure </text:span></text:p>
            <text:p><text:span text:style-name="T8">- EMI</text:span></text:p>
            <text:p><text:span text:style-name="T8">- Repayment </text:span></text:p>
            <text:p><text:span text:style-name="T8">- EMI Date</text:span></text:p>
            <text:p><text:span text:style-name="T8">- First EMI Date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320" calcext:value-type="float">
            <text:p>32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Fees and Charges are visible.</text:span></text:p>
            <text:p><text:span text:style-name="T1">- Processing Fees</text:span></text:p>
            <text:p><text:span text:style-name="T1">- Stamp Duty </text:span></text:p>
            <text:p><text:span text:style-name="T1">- Pre EMI Amount (Amount you will get)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 Fees and Charges are visible.</text:span></text:p>
            <text:p><text:span text:style-name="T8">- Processing Fees</text:span></text:p>
            <text:p><text:span text:style-name="T8">- Stamp Duty </text:span></text:p>
            <text:p><text:span text:style-name="T8">- Pre EMI Amount (Amount you will get)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5">
          <table:table-cell table:style-name="ce133" office:value-type="float" office:value="321" calcext:value-type="float">
            <text:p>32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Net Loan Amoun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Net Loan Amoun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73">
          <table:table-cell table:style-name="ce133" office:value-type="float" office:value="322" calcext:value-type="float">
            <text:p>32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“I have read and understood the Key Fact Statment.” Check box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nd marked as checked.</text:p>
          </table:table-cell>
          <table:table-cell table:style-name="ce150" table:number-columns-repeated="11"/>
          <table:table-cell table:number-columns-repeated="16364"/>
        </table:table-row>
        <table:table-row table:style-name="ro73">
          <table:table-cell table:style-name="ce133" office:value-type="float" office:value="323" calcext:value-type="float">
            <text:p>323</text:p>
          </table:table-cell>
          <table:table-cell table:style-name="ce136" office:value-type="string" calcext:value-type="string">
            <text:p>N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42" office:value-type="string" calcext:value-type="string">
            <text:p>Verify that<text:span text:style-name="T1"> ‘Key Fact Statement’ Should be Pop up on the scre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Key Fact Statement’ Should be Pop up on the screen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24" calcext:value-type="float">
            <text:p>324</text:p>
          </table:table-cell>
          <table:table-cell table:style-name="ce136" office:value-type="string" calcext:value-type="string">
            <text:p>N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36" office:value-type="string" calcext:value-type="string">
            <text:p>Verify that <text:span text:style-name="T1">‘Cancel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Cancel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Cancel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25" calcext:value-type="float">
            <text:p>325</text:p>
          </table:table-cell>
          <table:table-cell table:style-name="ce136" office:value-type="string" calcext:value-type="string">
            <text:p>N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36" office:value-type="string" calcext:value-type="string">
            <text:p>Verify that<text:span text:style-name="T1"> ‘Accep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Accept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‘Accept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5">
          <table:table-cell table:style-name="ce133" office:value-type="float" office:value="326" calcext:value-type="float">
            <text:p>32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“I have read and understood the Key Fact Statement.” Check box should be un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Again Click on Check Box (I have read and understood the Key Fact Statment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nd marked as unchecked.</text:p>
          </table:table-cell>
          <table:table-cell table:style-name="ce150" table:number-columns-repeated="11"/>
          <table:table-cell table:number-columns-repeated="16364"/>
        </table:table-row>
        <table:table-row table:style-name="ro76">
          <table:table-cell table:style-name="ce133" office:value-type="float" office:value="327" calcext:value-type="float">
            <text:p>32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ontinue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enable.</text:p>
          </table:table-cell>
          <table:table-cell table:style-name="ce150" table:number-columns-repeated="11"/>
          <table:table-cell table:number-columns-repeated="16364"/>
        </table:table-row>
        <table:table-row table:style-name="ro77">
          <table:table-cell table:style-name="ce133" office:value-type="float" office:value="328" calcext:value-type="float">
            <text:p>32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ontinue button should be Disable if check box is not 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29" calcext:value-type="float">
            <text:p>32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“Did someone from HDFC bank help you?”</text:span></text:p>
            <text:p>- Yes - No</text:p>
          </table:table-cell>
          <table:table-cell table:style-name="ce147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“Did someone from HDFC bank help you?”</text:span></text:p>
            <text:p><text:span text:style-name="T2">- Yes – No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30" calcext:value-type="float">
            <text:p>33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t</text:span><text:span text:style-name="T3"> ‘Confirm’ button should be disable. </text:span></text:p>
          </table:table-cell>
          <table:table-cell table:style-name="ce147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firm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31" calcext:value-type="float">
            <text:p>33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t</text:span><text:span text:style-name="T3"> “Did someone from HDFC bank help you?”</text:span></text:p>
            <text:p><text:span text:style-name="T2">Click on (- Yes)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“Did someone from HDFC bank help you?”</text:span></text:p>
            <text:p><text:span text:style-name="T2">Click on (- Yes)</text:span></text:p>
            <text:p/>
            <text:p><text:span text:style-name="T2">'Yes’ button should be clickabl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32" calcext:value-type="float">
            <text:p>33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‘SE code’ field should be visi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</table:table-cell>
          <table:table-cell table:style-name="ce150" table:number-columns-repeated="3"/>
          <table:table-cell table:style-name="ce158" office:value-type="string" calcext:value-type="string">
            <text:p><text:s/>‘SE code’ field should be visi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33" calcext:value-type="float">
            <text:p>33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‘SM code’ field should be visi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M Code field,</text:p>
          </table:table-cell>
          <table:table-cell table:style-name="ce150" table:number-columns-repeated="3"/>
          <table:table-cell table:style-name="ce153" office:value-type="string" calcext:value-type="string">
            <text:p>‘SM code’ field should be visi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80">
          <table:table-cell table:style-name="ce133" office:value-type="float" office:value="334" calcext:value-type="float">
            <text:p>33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SE code field should be accept Alpha numeric valu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  <text:p>12) Enter Valid SE Code in the field.</text:p>
          </table:table-cell>
          <table:table-cell table:style-name="ce150" table:number-columns-repeated="3"/>
          <table:table-cell table:style-name="ce153" office:value-type="string" calcext:value-type="string">
            <text:p>SE code field should be accept Alpha numeric value.</text:p>
          </table:table-cell>
          <table:table-cell table:style-name="ce150" table:number-columns-repeated="11"/>
          <table:table-cell table:number-columns-repeated="16364"/>
        </table:table-row>
        <table:table-row table:style-name="ro80">
          <table:table-cell table:style-name="ce133" office:value-type="float" office:value="335" calcext:value-type="float">
            <text:p>33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42" office:value-type="string" calcext:value-type="string">
            <text:p>Verify that<text:span text:style-name="T1"> SM code field should be accept Alpha numeric valu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  <text:p>12) Enter Valid SM Code in the field.</text:p>
          </table:table-cell>
          <table:table-cell table:style-name="ce150" table:number-columns-repeated="3"/>
          <table:table-cell table:style-name="ce153" office:value-type="string" calcext:value-type="string">
            <text:p>SM code field should be accept Alpha numeric value.</text:p>
          </table:table-cell>
          <table:table-cell table:style-name="ce150" table:number-columns-repeated="11"/>
          <table:table-cell table:number-columns-repeated="16364"/>
        </table:table-row>
        <table:table-row table:style-name="ro81">
          <table:table-cell table:style-name="ce133" office:value-type="float" office:value="336" calcext:value-type="float">
            <text:p>33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</text:span><text:span text:style-name="T3">t “Did someone from HDFC bank help you?”</text:span></text:p>
            <text:p><text:span text:style-name="T10">Click on (- No)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No’ Photo. 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 “Did someone from HDFC bank help you?”</text:span></text:p>
            <text:p><text:span text:style-name="T2">Click on (- No)</text:span></text:p>
            <text:p/>
            <text:p><text:span text:style-name="T2">'No’ button should be clickabl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82">
          <table:table-cell table:style-name="ce133" office:value-type="float" office:value="337" calcext:value-type="float">
            <text:p>33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 <text:span text:style-name="T1">Customer should be navigate to ‘Review Details’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‘Review Details’ Page.</text:p>
          </table:table-cell>
          <table:table-cell table:style-name="ce150" table:number-columns-repeated="11"/>
          <table:table-cell table:number-columns-repeated="16364"/>
        </table:table-row>
        <table:table-row table:style-name="ro83">
          <table:table-cell table:style-name="ce133" office:value-type="float" office:value="338" calcext:value-type="float">
            <text:p>33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 ‘<text:span text:style-name="T1">Application details’ drop down should be clickable and details should be visi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Application details Drop down.</text:p>
          </table:table-cell>
          <table:table-cell table:style-name="ce150" table:number-columns-repeated="3"/>
          <table:table-cell table:style-name="ce153" office:value-type="string" calcext:value-type="string">
            <text:p>Application detail drop down button should be clickable and following details should be Pre populated.</text:p>
            <text:p>- Application Number</text:p>
            <text:p>- Survey Reference Number</text:p>
            <text:p>- CIG Status</text:p>
            <text:p>-JLG Status</text:p>
            <text:p>-Your Name</text:p>
            <text:p>- Date of Birth</text:p>
            <text:p>- Marital Status</text:p>
            <text:p>- Father Name</text:p>
            <text:p>- Mobile Number</text:p>
            <text:p>- Your Email ID</text:p>
            <text:p>- Gender </text:p>
            <text:p>- Social Category</text:p>
            <text:p>- PVD</text:p>
            <text:p>- Minority Community</text:p>
            <text:p>- Alternative Number</text:p>
            <text:p>- Whose Number Is It?</text:p>
          </table:table-cell>
          <table:table-cell table:style-name="ce150" table:number-columns-repeated="11"/>
          <table:table-cell table:number-columns-repeated="16364"/>
        </table:table-row>
        <table:table-row table:style-name="ro84">
          <table:table-cell table:style-name="ce133" office:value-type="float" office:value="339" calcext:value-type="float">
            <text:p>33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 <text:span text:style-name="T1">‘Address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  <text:p>- Address as per Aadhaar</text:p>
            <text:p>- Near By Area</text:p>
          </table:table-cell>
          <table:table-cell table:style-name="ce150" table:number-columns-repeated="11"/>
          <table:table-cell table:number-columns-repeated="16364"/>
        </table:table-row>
        <table:table-row table:style-name="ro85">
          <table:table-cell table:style-name="ce133" office:value-type="float" office:value="340" calcext:value-type="float">
            <text:p>34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 <text:span text:style-name="T1">‘Additional Information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firm’ button.</text:p>
            <text:p>12) Click on ‘Application details’ Drop down.</text:p>
            <text:p>13) Click on ‘Address details’ Drop down.</text:p>
            <text:p>14) Click on ‘Additional Information’ Drop down</text:p>
          </table:table-cell>
          <table:table-cell table:style-name="ce150" table:number-columns-repeated="3"/>
          <table:table-cell table:style-name="ce153" office:value-type="string" calcext:value-type="string">
            <text:p>Addition Information Drop down button should be clickable.</text:p>
            <text:p/>
            <text:p>- PAN</text:p>
          </table:table-cell>
          <table:table-cell table:style-name="ce150" table:number-columns-repeated="11"/>
          <table:table-cell table:number-columns-repeated="16364"/>
        </table:table-row>
        <table:table-row table:style-name="ro86">
          <table:table-cell table:style-name="ce133" office:value-type="float" office:value="341" calcext:value-type="float">
            <text:p>34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<text:span text:style-name="T2">Verify that </text:span><text:span text:style-name="T3">‘Vending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Should be clickable and details should be visible.</text:p>
            <text:p>- Activity Name Code</text:p>
            <text:p>- Certificate of Vending</text:p>
            <text:p>- Vending Since</text:p>
            <text:p>- Place of Vending</text:p>
            <text:p>- Vender ID Card Number.</text:p>
          </table:table-cell>
          <table:table-cell table:style-name="ce150" table:number-columns-repeated="11"/>
          <table:table-cell table:number-columns-repeated="16364"/>
        </table:table-row>
        <table:table-row table:style-name="ro87">
          <table:table-cell table:style-name="ce133" office:value-type="float" office:value="342" calcext:value-type="float">
            <text:p>34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<text:span text:style-name="T2">Verify that </text:span><text:span text:style-name="T3">‘Area of Vending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Area of Vending’ Drop down.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Area of Vending’ Drop Down should be clickable and Details should be visible.</text:span></text:p>
            <text:p/>
            <text:p>- Near By Area</text:p>
            <text:p>- Ward/Village</text:p>
            <text:p>- Place </text:p>
            <text:p>- State</text:p>
            <text:p>- PIN code </text:p>
            <text:p>- ULB</text:p>
          </table:table-cell>
          <table:table-cell table:style-name="ce150" table:number-columns-repeated="11"/>
          <table:table-cell table:number-columns-repeated="16364"/>
        </table:table-row>
        <table:table-row table:style-name="ro88">
          <table:table-cell table:style-name="ce133" office:value-type="float" office:value="343" calcext:value-type="float">
            <text:p>34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<text:span text:style-name="T2">Verify that </text:span><text:span text:style-name="T3">‘Income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details should be visible.</text:p>
            <text:p/>
            <text:p>- Total Monthly Sales</text:p>
            <text:p>- Bank Name</text:p>
            <text:p>-  Account Number ( Only last 4 digits should be visible and remaining should be masked.</text:p>
            <text:p>- IFSC Code (Only last 2 digits should be visible and remaining should be masked)</text:p>
          </table:table-cell>
          <table:table-cell table:style-name="ce150" table:number-columns-repeated="11"/>
          <table:table-cell table:number-columns-repeated="16364"/>
        </table:table-row>
        <table:table-row table:style-name="ro89">
          <table:table-cell table:style-name="ce133" office:value-type="float" office:value="344" calcext:value-type="float">
            <text:p>34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<text:span text:style-name="T2">Verify that </text:span><text:span text:style-name="T3">‘Loan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</table:table-cell>
          <table:table-cell table:style-name="ce150" table:number-columns-repeated="3"/>
          <table:table-cell table:style-name="ce153" office:value-type="string" calcext:value-type="string">
            <text:p>Loan Details drop down should be clickable and details should be visible.</text:p>
            <text:p/>
            <text:p>- Existing Loan </text:p>
            <text:p>- Monthly EMI</text:p>
            <text:p>- Do you accept digital payment at your vending unit?</text:p>
            <text:p>- Payment Aggregator. </text:p>
            <text:p><text:span text:style-name="T2">- UPI ID / VPA</text:span></text:p>
            <text:p><text:span text:style-name="T2">- Loan amount </text:span></text:p>
            <text:p><text:span text:style-name="T2">- Tenure</text:span></text:p>
            <text:p><text:span text:style-name="T2">- Loan Purpose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90">
          <table:table-cell table:style-name="ce133" office:value-type="float" office:value="345" calcext:value-type="float">
            <text:p>34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 <text:span text:style-name="T1">‘Upload Images’ drop down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  <text:p>18) Click on ‘Upload Images’ drop down button.</text:p>
          </table:table-cell>
          <table:table-cell table:style-name="ce150" table:number-columns-repeated="3"/>
          <table:table-cell table:style-name="ce153" office:value-type="string" calcext:value-type="string">
            <text:p>Upload Images drop down should be clickable and details should be visible.</text:p>
            <text:p/>
            <text:p>- Your Photo</text:p>
            <text:p>- Your Photo with vending unit.</text:p>
            <text:p>- Captured Lat long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91">
          <table:table-cell table:style-name="ce133" office:value-type="float" office:value="346" calcext:value-type="float">
            <text:p>34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<text:span text:style-name="T2">Verify that</text:span><text:span text:style-name="T3"> ‘Confirm’ button should be Clickable. 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  <text:p>18) Click on ‘Upload Images’ drop down button.</text:p>
            <text:p>19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Confirm button should be clickable and customer should be navigate to next page.</text:p>
          </table:table-cell>
          <table:table-cell table:style-name="ce150" table:number-columns-repeated="11"/>
          <table:table-cell table:number-columns-repeated="16364"/>
        </table:table-row>
        <table:table-row table:style-name="ro80">
          <table:table-cell table:style-name="ce133" office:value-type="float" office:value="347" calcext:value-type="float">
            <text:p>34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<text:span text:style-name="T1"> Customer should be navigate to “Sanction Letter and Loan Agreement”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navigate to “Sanction Letter and Loan Agreement” Page.</text:p>
          </table:table-cell>
          <table:table-cell table:style-name="ce150" table:number-columns-repeated="11"/>
          <table:table-cell table:number-columns-repeated="16364"/>
        </table:table-row>
        <table:table-row table:style-name="ro80">
          <table:table-cell table:style-name="ce133" office:value-type="float" office:value="348" calcext:value-type="float">
            <text:p>34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<text:span text:style-name="T1"> ‘Continue’ Button should be disable. 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‘Continue’ Button should be disable. </text:p>
          </table:table-cell>
          <table:table-cell table:style-name="ce150" table:number-columns-repeated="11"/>
          <table:table-cell table:number-columns-repeated="16364"/>
        </table:table-row>
        <table:table-row table:style-name="ro35">
          <table:table-cell table:style-name="ce133" office:value-type="float" office:value="349" calcext:value-type="float">
            <text:p>34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<text:span text:style-name="T1"> “Read Sanction Letter” Hyperlink text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“Read Sanction Letter” Hyperlink text should be clickable.</text:span></text:p>
            <text:p/>
            <text:p><text:span text:style-name="T8">Sanction latter should be visibl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92">
          <table:table-cell table:style-name="ce133" office:value-type="float" office:value="350" calcext:value-type="float">
            <text:p>35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42" office:value-type="string" calcext:value-type="string">
            <text:p>Verify that<text:span text:style-name="T1"> ‘Accept’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  <text:p>14) Click on ‘Accept’ button’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sanction letter and <text:s/>‘Accept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35">
          <table:table-cell table:style-name="ce133" office:value-type="float" office:value="351" calcext:value-type="float">
            <text:p>35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”Read loan Agreement” hyperlink text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”Read loan Agreement” Hyperlink text.</text:p>
          </table:table-cell>
          <table:table-cell table:style-name="ce150" table:number-columns-repeated="3"/>
          <table:table-cell table:style-name="ce153" office:value-type="string" calcext:value-type="string">
            <text:p>”Read loan Agreement” hyperlink text should be clickable.</text:p>
            <text:p/>
            <text:p><text:span text:style-name="T2"> Agreement should be visible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93">
          <table:table-cell table:style-name="ce133" office:value-type="float" office:value="352" calcext:value-type="float">
            <text:p>35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‘<text:span text:style-name="T1">Accept’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”Read loan Agreement” Hyperlink text.</text:p>
            <text:p>14) Click on ‘Accept’ button.</text:p>
          </table:table-cell>
          <table:table-cell table:style-name="ce150" table:number-columns-repeated="3"/>
          <table:table-cell table:style-name="ce158" office:value-type="string" calcext:value-type="string">
            <text:p><text:s/>‘Accept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94">
          <table:table-cell table:style-name="ce133" office:value-type="float" office:value="353" calcext:value-type="float">
            <text:p>35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‘Continue’ button is ena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  <text:p>14) Click on ‘Accept’ button.</text:p>
            <text:p>15) Click on ”Read loan Agreement” Hyperlink text.</text:p>
            <text:p>16) Click on ‘Accept’ button.</text:p>
          </table:table-cell>
          <table:table-cell table:style-name="ce150" table:number-columns-repeated="3"/>
          <table:table-cell table:style-name="ce153" office:value-type="string" calcext:value-type="string">
            <text:p>‘Continue’ button is ena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4" calcext:value-type="float">
            <text:p>35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<text:span text:style-name="T1"> “Agreement ID” should b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“Agreement ID” should b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5" calcext:value-type="float">
            <text:p>35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<text:span text:style-name="T1">t ”Charges”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”Charges”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6" calcext:value-type="float">
            <text:p>35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 ‘<text:span text:style-name="T1">Customer name’ should be Pre populate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‘Customer name’ should be Pre populated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7" calcext:value-type="float">
            <text:p>35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<text:span text:style-name="T4">Verify that ‘</text:span><text:span text:style-name="T5">Branch’ name should be Pre populate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‘Branch’ name should be Pre populated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8" calcext:value-type="float">
            <text:p>35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 <text:span text:style-name="T1">Date should be Pr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Date should be Pr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74">
          <table:table-cell table:style-name="ce133" office:value-type="float" office:value="359" calcext:value-type="float">
            <text:p>35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<text:span text:style-name="T1"> ‘Continue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tinue’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95">
          <table:table-cell table:style-name="ce133" office:value-type="float" office:value="360" calcext:value-type="float">
            <text:p>36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1 Page.</text:p>
          </table:table-cell>
          <table:table-cell table:style-name="ce136" office:value-type="string" calcext:value-type="string">
            <text:p>Verify that <text:span text:style-name="T1">Customer should be navigate to eSign1 Page.</text:span></text:p>
            <text:p>“How would you like to Sign using your Aadhaar?” should be visible.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 Customer should be navigate to eSign1 Page.</text:span></text:p>
            <text:p><text:span text:style-name="T2">“How would you like to Sign using your Aadhaar?” should be visible.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96">
          <table:table-cell table:style-name="ce133" office:value-type="float" office:value="361" calcext:value-type="float">
            <text:p>36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1 Page.</text:p>
          </table:table-cell>
          <table:table-cell table:style-name="ce136" office:value-type="string" calcext:value-type="string">
            <text:p>Verify that <text:span text:style-name="T1">“OTP on Phone” Photo should be visi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</text:span></text:p>
          </table:table-cell>
          <table:table-cell table:style-name="ce150" table:number-columns-repeated="3"/>
          <table:table-cell table:style-name="ce153" office:value-type="string" calcext:value-type="string">
            <text:p>Verify that “OTP on Phone” Photo should be visi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62" calcext:value-type="float">
            <text:p>36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1 Page.</text:p>
          </table:table-cell>
          <table:table-cell table:style-name="ce136" office:value-type="string" calcext:value-type="string">
            <text:p>Verify that in <text:span text:style-name="T1">“OTP on Phone” field “Receive OTP on Aadhaar registered phone  no. Or Email” tex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In “OTP on Phone” field “Receive OTP on Aadhaar registered phone <text:s/>no. Or Email”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63" calcext:value-type="float">
            <text:p>36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1 Page.</text:p>
          </table:table-cell>
          <table:table-cell table:style-name="ce136" office:value-type="string" calcext:value-type="string">
            <text:p>Verify that <text:span text:style-name="T1">“Name in signed document” should be pr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“Name in signed document” should be pre populated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64" calcext:value-type="float">
            <text:p>36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“Signed documents send to EMAIL ID and MOBILE number” tex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“Signed documents send to EMAIL ID and MOBILE number”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65" calcext:value-type="float">
            <text:p>36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‘Check Box’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Check box’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heck Box’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78">
          <table:table-cell table:style-name="ce133" office:value-type="float" office:value="366" calcext:value-type="float">
            <text:p>36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‘Enter OTP’ field should be clickable and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Enter OTP’ field should be clickable and visible.</text:p>
          </table:table-cell>
          <table:table-cell table:style-name="ce150" table:number-columns-repeated="11"/>
          <table:table-cell table:number-columns-repeated="16364"/>
        </table:table-row>
        <table:table-row table:style-name="ro97">
          <table:table-cell table:style-name="ce133" office:value-type="float" office:value="367" calcext:value-type="float">
            <text:p>36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Customer should be able to enter OTP in the field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OTP in the field which is received on the mobile.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 Customer should be able to enter OTP in the field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97">
          <table:table-cell table:style-name="ce133" office:value-type="float" office:value="368" calcext:value-type="float">
            <text:p>36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Customer should be able to enter OTP in the field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OTP in the field which is received on the mobile.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Customer should be able to enter OTP in the field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98">
          <table:table-cell table:style-name="ce133" office:value-type="float" office:value="369" calcext:value-type="float">
            <text:p>36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Valid OTP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</text:span></text:p>
          </table:table-cell>
          <table:table-cell table:style-name="ce150" table:number-columns-repeated="3"/>
          <table:table-cell table:style-name="ce153" office:value-type="string" calcext:value-type="string">
            <text:p>Valid OTP should be Accept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70" calcext:value-type="float">
            <text:p>37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Invalid OTP should be Accept by the field.</text:span></text:p>
          </table:table-cell>
          <table:table-cell table:style-name="ce144" office:value-type="string" calcext:value-type="string">
            <text:p>2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Accept Loan Sanction letter and loan.</text:p>
            <text:p>7) Customer should be navigate to “Stamp Duty” page.</text:p>
            <text:p>8) Click on ‘Continue’ button.</text:p>
            <text:p>9) Click on ‘OTP on Phone’ Field</text:p>
            <text:p>10) Enter inalid OTP in the field which is received on the mobile.</text:p>
            <text:p>11) Click on ‘Verify OTP’</text:p>
          </table:table-cell>
          <table:table-cell table:style-name="ce150" table:number-columns-repeated="3"/>
          <table:table-cell table:style-name="ce158" office:value-type="string" calcext:value-type="string">
            <text:p>Invalid OTP should be Accept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71" calcext:value-type="float">
            <text:p>37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Alpha bates should not be accepted by the field.</text:span></text:p>
          </table:table-cell>
          <table:table-cell table:style-name="ce144" office:value-type="string" calcext:value-type="string">
            <text:p><text:span text:style-name="T2">2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Alpha bates in the field.</text:span></text:p>
            <text:p><text:span text:style-name="T2">11) Click on ‘Verify OTP’</text:span></text:p>
          </table:table-cell>
          <table:table-cell table:style-name="ce150" table:number-columns-repeated="3"/>
          <table:table-cell table:style-name="ce158" office:value-type="string" calcext:value-type="string">
            <text:p>Alpha bates should not be accepted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99">
          <table:table-cell table:style-name="ce133" office:value-type="float" office:value="372" calcext:value-type="float">
            <text:p>37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Characters should not be accepted by the field.</text:span></text:p>
          </table:table-cell>
          <table:table-cell table:style-name="ce144" office:value-type="string" calcext:value-type="string">
            <text:p><text:span text:style-name="T2">2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Characters  in the field.</text:span></text:p>
            <text:p><text:span text:style-name="T2">11) Click on ‘Verify OTP’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98">
          <table:table-cell table:style-name="ce133" office:value-type="float" office:value="373" calcext:value-type="float">
            <text:p>37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Entered OTP should be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<text:s/>Entered OTP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100">
          <table:table-cell table:style-name="ce133" office:value-type="float" office:value="374" calcext:value-type="float">
            <text:p>37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‘Eye’ button should be clickable and OTP 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Ey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‘Eye’ button should be clickable and OTP <text:s/>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75" calcext:value-type="float">
            <text:p>37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‘Verify OTP’ button should be dis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/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‘Verify OTP’ button should be disable.</text:p>
          </table:table-cell>
          <table:table-cell table:style-name="ce150" table:number-columns-repeated="11"/>
          <table:table-cell table:number-columns-repeated="16364"/>
        </table:table-row>
        <table:table-row table:style-name="ro79">
          <table:table-cell table:style-name="ce133" office:value-type="float" office:value="376" calcext:value-type="float">
            <text:p>37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‘Verify OTP’ button should be ena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‘Verify OTP’ button should be ena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01">
          <table:table-cell table:style-name="ce133" office:value-type="float" office:value="377" calcext:value-type="float">
            <text:p>37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<text:span text:style-name="T1"> ‘Resend OTP’ button should be en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Resend OTP ’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Resend OTP’ button should be enable.</text:p>
          </table:table-cell>
          <table:table-cell table:style-name="ce150" table:number-columns-repeated="11"/>
          <table:table-cell table:number-columns-repeated="16364"/>
        </table:table-row>
        <table:table-row table:style-name="ro76">
          <table:table-cell table:style-name="ce133" office:value-type="float" office:value="378" calcext:value-type="float">
            <text:p>37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Sign 2 Page.</text:p>
          </table:table-cell>
          <table:table-cell table:style-name="ce136" office:value-type="string" calcext:value-type="string">
            <text:p>Verify that <text:span text:style-name="T1">‘Cancel’ button should be en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Cancel ’Button.</text:span></text:p>
          </table:table-cell>
          <table:table-cell table:style-name="ce150" table:number-columns-repeated="3"/>
          <table:table-cell table:style-name="ce153" office:value-type="string" calcext:value-type="string">
            <text:p>‘Cancel’ button should be enable.</text:p>
          </table:table-cell>
          <table:table-cell table:style-name="ce150" table:number-columns-repeated="11"/>
          <table:table-cell table:number-columns-repeated="16364"/>
        </table:table-row>
        <table:table-row table:style-name="ro102">
          <table:table-cell table:style-name="ce133" office:value-type="float" office:value="379" calcext:value-type="float">
            <text:p>37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Customer should be navigate to “Bank Account Details”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Bank Account details page. Following details should be visible.</text:p>
            <text:p>- IFSC Code</text:p>
            <text:p>- Bank Name</text:p>
            <text:p>- Account Number </text:p>
            <text:p>- Branch</text:p>
            <text:p>- Account Type</text:p>
            <text:p>- Enter your UPI ID</text:p>
            <text:p><text:span text:style-name="T2">- Scan Your QR Code to Add UPI ID </text:span></text:p>
            <text:p>- Check box.</text:p>
            <text:p>- Confirm Button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00">
          <table:table-cell table:style-name="ce133" office:value-type="float" office:value="380" calcext:value-type="float">
            <text:p>38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‘Enter Your UPI ID’ Label should be mentioned in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Enter Your UPI ID’ Label should be mentioned in the field</text:p>
          </table:table-cell>
          <table:table-cell table:style-name="ce150" table:number-columns-repeated="11"/>
          <table:table-cell table:number-columns-repeated="16364"/>
        </table:table-row>
        <table:table-row table:style-name="ro101">
          <table:table-cell table:style-name="ce133" office:value-type="float" office:value="381" calcext:value-type="float">
            <text:p>38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Last tow digit of IFSC code should be visible and remaining should be masked</text:span>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Last tow digit of IFSC code should be visible and remaining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98">
          <table:table-cell table:style-name="ce133" office:value-type="float" office:value="382" calcext:value-type="float">
            <text:p>38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Last four digits of account number should be visible and remaining should be maske</text:span>d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Last four digits of account number should be visible and remaining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103">
          <table:table-cell table:style-name="ce133" office:value-type="float" office:value="383" calcext:value-type="float">
            <text:p>38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Account type and Branch should be mention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ccount type and Branch should be mentioned.</text:p>
          </table:table-cell>
          <table:table-cell table:style-name="ce150" table:number-columns-repeated="11"/>
          <table:table-cell table:number-columns-repeated="16364"/>
        </table:table-row>
        <table:table-row table:style-name="ro104">
          <table:table-cell table:style-name="ce133" office:value-type="float" office:value="384" calcext:value-type="float">
            <text:p>38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UPI ID field should be clickable and visible,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UPI ID field.</text:p>
          </table:table-cell>
          <table:table-cell table:style-name="ce150" table:number-columns-repeated="11"/>
          <table:table-cell table:number-columns-repeated="16364"/>
        </table:table-row>
        <table:table-row table:style-name="ro105">
          <table:table-cell table:style-name="ce133" office:value-type="float" office:value="385" calcext:value-type="float">
            <text:p>38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Valid OTP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Valid OTP should be Accept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06">
          <table:table-cell table:style-name="ce133" office:value-type="float" office:value="386" calcext:value-type="float">
            <text:p>38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Invalid UPI ID should not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in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valid UPI ID should not be accepted <text:s/>by the field and error message should be showm.</text:p>
          </table:table-cell>
          <table:table-cell table:style-name="ce150" table:number-columns-repeated="11"/>
          <table:table-cell table:number-columns-repeated="16364"/>
        </table:table-row>
        <table:table-row table:style-name="ro107">
          <table:table-cell table:style-name="ce133" office:value-type="float" office:value="387" calcext:value-type="float">
            <text:p>38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Part of UPI ID which is before @ should be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UPI ID before @ should be masked and remaining par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84">
          <table:table-cell table:style-name="ce133" office:value-type="float" office:value="388" calcext:value-type="float">
            <text:p>38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Part of UPI ID which is after @ should be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UPI ID after @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08">
          <table:table-cell table:style-name="ce133" office:value-type="float" office:value="389" calcext:value-type="float">
            <text:p>38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There should not space between UPI I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UPI ID with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There should not space between UPI ID and error message should be shown,</text:p>
          </table:table-cell>
          <table:table-cell table:style-name="ce150" table:number-columns-repeated="11"/>
          <table:table-cell table:number-columns-repeated="16364"/>
        </table:table-row>
        <table:table-row table:style-name="ro34">
          <table:table-cell table:style-name="ce133" office:value-type="float" office:value="390" calcext:value-type="float">
            <text:p>39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Customer should be able to Alpha Numeric value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Alpha numeric valid UPI ID with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Alpha Numeric value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34">
          <table:table-cell table:style-name="ce133" office:value-type="float" office:value="391" calcext:value-type="float">
            <text:p>39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Half UPI ID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Part of UPI ID which is before @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Half UPI ID should not be accept by the fiel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34">
          <table:table-cell table:style-name="ce133" office:value-type="float" office:value="392" calcext:value-type="float">
            <text:p>39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in <text:span text:style-name="T1">UPI ID field only numeric value should not be accep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only numeric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Only numeric value should not be accepted by the field. 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393" calcext:value-type="float">
            <text:p>39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</text:span><text:span text:style-name="T5"> “Scan Your QR Code to Add UPI ID</text:span><text:span text:style-name="T1">” Hyper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Scan Your QR Code to Add UPI ID” Hyperlink text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29">
          <table:table-cell table:style-name="ce133" office:value-type="float" office:value="394" calcext:value-type="float">
            <text:p>39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</text:span><text:span text:style-name="T5"> Camera shoulld be open on the click on  “Scan Your QR Code to Add UPI ID” Hyperlink text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</table:table-cell>
          <table:table-cell table:style-name="ce150" table:number-columns-repeated="3"/>
          <table:table-cell table:style-name="ce158" office:value-type="string" calcext:value-type="string">
            <text:p>Camera shoulld be open on the click on <text:s/>“Scan Your QR Code to Add UPI ID” Hyperlink text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395" calcext:value-type="float">
            <text:p>39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QR code which is linked to bank account should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QR code which is linked to bank account should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396" calcext:value-type="float">
            <text:p>39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QR code which is not linked to bank account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QR code which is not linked to bank account should not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397" calcext:value-type="float">
            <text:p>39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‘Scan’ button should be clickable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Scan’ button should be clickable 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398" calcext:value-type="float">
            <text:p>39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QR code should be Scann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QR code should be Scanne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399" calcext:value-type="float">
            <text:p>39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After scanning the QR Code UPI ID should be fetch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After scanning the QR Code UPI ID should be fetched.</text:p>
          </table:table-cell>
          <table:table-cell table:style-name="ce150" table:number-columns-repeated="11"/>
          <table:table-cell table:number-columns-repeated="16364"/>
        </table:table-row>
        <table:table-row table:style-name="ro30">
          <table:table-cell table:style-name="ce133" office:value-type="float" office:value="400" calcext:value-type="float">
            <text:p>40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‘Confirm’ button should be disable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firm’ button should be disable if customer not select the check box.</text:p>
          </table:table-cell>
          <table:table-cell table:style-name="ce150" table:number-columns-repeated="11"/>
          <table:table-cell table:number-columns-repeated="16364"/>
        </table:table-row>
        <table:table-row table:style-name="ro36">
          <table:table-cell table:style-name="ce133" office:value-type="float" office:value="401" calcext:value-type="float">
            <text:p>40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‘Confirm’ button should be Enable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‘Confirm’ button should be Enable when customer select check box.</text:p>
          </table:table-cell>
          <table:table-cell table:style-name="ce150" table:number-columns-repeated="11"/>
          <table:table-cell table:number-columns-repeated="16364"/>
        </table:table-row>
        <table:table-row table:style-name="ro42">
          <table:table-cell table:style-name="ce133" office:value-type="float" office:value="402" calcext:value-type="float">
            <text:p>40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Customer should be navigate to EMI consent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EMI Consent Page and following details should be shown.</text:p>
            <text:p/>
            <text:p>- Loan Repayment Details</text:p>
            <text:p>1) EMI Amount</text:p>
            <text:p>2) EMI Frequency </text:p>
            <text:p>3) Purpose</text:p>
            <text:p>4) EMI Start Date</text:p>
            <text:p>5) EMI End Date</text:p>
            <text:p>- Customer Details</text:p>
            <text:p>1) Bank Name</text:p>
            <text:p>2) Account Number</text:p>
            <text:p>3) Account Type</text:p>
            <text:p>4) Customer Type</text:p>
            <text:p>- Provide Consent Using</text:p>
            <text:p>1) Net Banking</text:p>
            <text:p>2) Debit Card</text:p>
            <text:p>- Two Check boxes</text:p>
            <text:p>- ‘Accept’ button</text:p>
            <text:p>- ‘Decline’ Button</text:p>
          </table:table-cell>
          <table:table-cell table:style-name="ce150" table:number-columns-repeated="11"/>
          <table:table-cell table:number-columns-repeated="16364"/>
        </table:table-row>
        <table:table-row table:style-name="ro37">
          <table:table-cell table:style-name="ce133" office:value-type="float" office:value="403" calcext:value-type="float">
            <text:p>40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Customer should be able to Click on ‘Debit Card’ Dot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</table:table-cell>
          <table:table-cell table:style-name="ce150" table:number-columns-repeated="3"/>
          <table:table-cell table:style-name="ce156" office:value-type="string" calcext:value-type="string">
            <text:p><text:s/>‘Debit Card’ Dot button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4" calcext:value-type="float">
            <text:p>40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Both check boxes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Both Check boxes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5" calcext:value-type="float">
            <text:p>40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Accept button should not be clickable be consent check box is not 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Don’t select check boxes.</text:span></text:p>
            <text:p><text:span text:style-name="T2">18) Click on ‘Accept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Accept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6" calcext:value-type="float">
            <text:p>40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Accept button should not be clickable if only one check box is 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only one check box</text:span></text:p>
            <text:p><text:span text:style-name="T2">18) Click on ‘Accept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Accept button should not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7" calcext:value-type="float">
            <text:p>40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<text:span text:style-name="T1"> ‘Accep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Accept button should be clickable and customer should be navigate to “Enter Debits Card Details” pag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8" calcext:value-type="float">
            <text:p>40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 <text:span text:style-name="T1">‘Decline’ button should be clickable if check boxes are not selec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.</text:span></text:p>
            <text:p><text:span text:style-name="T2">17) Don’t select check boxes</text:span></text:p>
            <text:p><text:span text:style-name="T2">18) Click on ‘Decline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Decline’ button should be clickable if check boxes are not selected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09" calcext:value-type="float">
            <text:p>40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<text:span text:style-name="T1"> ‘Decline’ button should be clickable if check boxes are selec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.</text:span></text:p>
            <text:p><text:span text:style-name="T2">17) Select both check boxes</text:span></text:p>
            <text:p><text:span text:style-name="T2">18) Click on ‘Decline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‘Decline’ button should be clickable if check boxes are selected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10" calcext:value-type="float">
            <text:p>41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<text:s/>EMI consent Page.</text:p>
          </table:table-cell>
          <table:table-cell table:style-name="ce136" office:value-type="string" calcext:value-type="string">
            <text:p>Verify that<text:span text:style-name="T1"> After clicking on ‘Decline’ button customer should be navigate to previous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.</text:span></text:p>
            <text:p><text:span text:style-name="T2">17) Select both check boxes</text:span></text:p>
            <text:p><text:span text:style-name="T2">18) Click on ‘Decline’ button,</text:span></text:p>
          </table:table-cell>
          <table:table-cell table:style-name="ce150" table:number-columns-repeated="3"/>
          <table:table-cell table:style-name="ce153" office:value-type="string" calcext:value-type="string">
            <text:p>After clicking on ‘Decline’ button customer should be navigate to previous page.</text:p>
          </table:table-cell>
          <table:table-cell table:style-name="ce150" table:number-columns-repeated="11"/>
          <table:table-cell table:number-columns-repeated="16364"/>
        </table:table-row>
        <table:table-row table:style-name="ro109">
          <table:table-cell table:style-name="ce133" office:value-type="float" office:value="411" calcext:value-type="float">
            <text:p>41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Customer should be navigate to “Enter Debit Card Details”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“Enter Debit Card Details” Page.</text:p>
          </table:table-cell>
          <table:table-cell table:style-name="ce150" table:number-columns-repeated="11"/>
          <table:table-cell table:number-columns-repeated="16364"/>
        </table:table-row>
        <table:table-row table:style-name="ro44">
          <table:table-cell table:style-name="ce133" office:value-type="float" office:value="412" calcext:value-type="float">
            <text:p>41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Debit card number field should be clickable.</text:span></text:p>
            <text:p/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  <text:p><text:span text:style-name="T2">19) Click on Debit card field.</text:span></text:p>
          </table:table-cell>
          <table:table-cell table:style-name="ce150" table:number-columns-repeated="3"/>
          <table:table-cell table:style-name="ce156" office:value-type="string" calcext:value-type="string">
            <text:p>Debit card number field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3" calcext:value-type="float">
            <text:p>41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Valid Debit card number should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  <text:p><text:span text:style-name="T2">19) Click on Debit card field.</text:span></text:p>
            <text:p><text:span text:style-name="T2">20) Enter valid debit card number in the field.</text:span></text:p>
          </table:table-cell>
          <table:table-cell table:style-name="ce150" table:number-columns-repeated="3"/>
          <table:table-cell table:style-name="ce160"/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4" calcext:value-type="float">
            <text:p>41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Invalid debit card number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  <text:p><text:span text:style-name="T2">19) Click on Debit card field.</text:span></text:p>
            <text:p><text:span text:style-name="T2">20) Enter invalid debit card number in the field.</text:span></text:p>
          </table:table-cell>
          <table:table-cell table:style-name="ce150" table:number-columns-repeated="3"/>
          <table:table-cell table:style-name="ce156" office:value-type="string" calcext:value-type="string">
            <text:p>Invalid debit card number should not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5" calcext:value-type="float">
            <text:p>41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Debit card number which is not linked with customers account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  <text:p><text:span text:style-name="T2">19) Click on Debit card field.</text:span></text:p>
            <text:p><text:span text:style-name="T2">20) Enter Debit card number which is not linked with customers account</text:span></text:p>
          </table:table-cell>
          <table:table-cell table:style-name="ce150" table:number-columns-repeated="3"/>
          <table:table-cell table:style-name="ce158" office:value-type="string" calcext:value-type="string">
            <text:p><text:s/>Debit card number which is not linked with customers account should not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6" calcext:value-type="float">
            <text:p>41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Different bank’s Debit card number should not be accepted</text:span></text:p>
            <text:p/>
          </table:table-cell>
          <table:table-cell table:style-name="ce146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  <text:p><text:span text:style-name="T2">16) Click on ‘Confirm’ button.</text:span></text:p>
            <text:p><text:span text:style-name="T2">17) Click on both check boxes.</text:span></text:p>
            <text:p><text:span text:style-name="T2">18) Click on ‘Accept’ button.</text:span></text:p>
            <text:p><text:span text:style-name="T2">19) Click on Debit card field.</text:span></text:p>
            <text:p><text:span text:style-name="T2">20) Enter Different bank’s Debit card number in the field.</text:span></text:p>
          </table:table-cell>
          <table:table-cell table:style-name="ce150" table:number-columns-repeated="3"/>
          <table:table-cell table:style-name="ce156" office:value-type="string" calcext:value-type="string">
            <text:p>Different bank’s Debit card number should not be accepted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7" calcext:value-type="float">
            <text:p>41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redit card number should not be accepted.</text:span></text:p>
            <text:p/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Different bank’s Debit card number in the field.</text:span></text:p>
          </table:table-cell>
          <table:table-cell table:style-name="ce150" table:number-columns-repeated="3"/>
          <table:table-cell table:style-name="ce160"/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8" calcext:value-type="float">
            <text:p>41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haracters should not be accepted by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Character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19" calcext:value-type="float">
            <text:p>41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Alpha bates should not be accepted by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Alpha bates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0" calcext:value-type="float">
            <text:p>42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Space should not be accepted by  the field.</text:span></text:p>
            <text:p/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space while entering the Account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 Space should not be accepted by  the field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1" calcext:value-type="float">
            <text:p>42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Last four digits of Debit card should be visible and remaining should be mask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Last four digits of Debit card should be visible and remaining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2" calcext:value-type="float">
            <text:p>42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After each four digit of debit card there should be spac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fter each four digit of debit card there should be space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3" calcext:value-type="float">
            <text:p>42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16 digit of debit card number should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 Enter valid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16 digit of debit card number should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4" calcext:value-type="float">
            <text:p>42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15 digit of debit card number should not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15 digit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15 digit of debit card number should not be accept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5" calcext:value-type="float">
            <text:p>42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more than 16 digits should not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17 digit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More than 16 digits should not be accepted and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26" calcext:value-type="float">
            <text:p>42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in debit card expiry date field “Expiry (MM/YY)” Label should be mention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In debit card expiry date field “Expiry (MM/YY)” Label should be mentioned.</text:p>
          </table:table-cell>
          <table:table-cell table:style-name="ce150" table:number-columns-repeated="11"/>
          <table:table-cell table:number-columns-repeated="16364"/>
        </table:table-row>
        <table:table-row table:style-name="ro43">
          <table:table-cell table:style-name="ce133" office:value-type="float" office:value="427" calcext:value-type="float">
            <text:p>42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Debit card expiry date field should be visible and clicka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Debit card expiry date field should be visible and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10">
          <table:table-cell table:style-name="ce133" office:value-type="float" office:value="428" calcext:value-type="float">
            <text:p>42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be able to enter valid  debit card expiry date in the field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  <text:p><text:span text:style-name="T4">22) Enter valid debit card expiry dat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valid <text:s/>debit card expiry date in the field</text:p>
          </table:table-cell>
          <table:table-cell table:style-name="ce150" table:number-columns-repeated="11"/>
          <table:table-cell table:number-columns-repeated="16364"/>
        </table:table-row>
        <table:table-row table:style-name="ro110">
          <table:table-cell table:style-name="ce133" office:value-type="float" office:value="429" calcext:value-type="float">
            <text:p>42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be able to enter 1 to 12 number in month field.</text:span></text:p>
            <text:p/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  <text:p><text:span text:style-name="T4">22) Enter 0 to 12 in the month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 Customer should be able to enter 1 to 12 number in month field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10">
          <table:table-cell table:style-name="ce133" office:value-type="float" office:value="430" calcext:value-type="float">
            <text:p>43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in <text:span text:style-name="T1">year field 01 to 99 should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  <text:p><text:span text:style-name="T4">22) Enter 0 to 99 in the month field.</text:span></text:p>
          </table:table-cell>
          <table:table-cell table:style-name="ce150" table:number-columns-repeated="3"/>
          <table:table-cell table:style-name="ce153" office:value-type="string" calcext:value-type="string">
            <text:p>In year field 01 to 99 should be accepted. If valid year is not entered then error message should be shown.</text:p>
          </table:table-cell>
          <table:table-cell table:style-name="ce150" table:number-columns-repeated="11"/>
          <table:table-cell table:number-columns-repeated="16364"/>
        </table:table-row>
        <table:table-row table:style-name="ro110">
          <table:table-cell table:style-name="ce133" office:value-type="float" office:value="431" calcext:value-type="float">
            <text:p>43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alidate that<text:span text:style-name="T1"> In year filed five year old and card is valid for five year w.r.t current date should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  <text:p><text:span text:style-name="T4">22) Enter valid Expiry dat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 year filed five year old and card is valid for five year w.r.t current date should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110">
          <table:table-cell table:style-name="ce133" office:value-type="float" office:value="432" calcext:value-type="float">
            <text:p>43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valid <text:span text:style-name="T1">Expiry month and year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field.</text:span></text:p>
            <text:p><text:span text:style-name="T4">20) Enter valid debit card number in the field.</text:span></text:p>
            <text:p><text:span text:style-name="T4">21) Click on debit card field.</text:span></text:p>
            <text:p><text:span text:style-name="T4">22) Enter valid Expiry month and year.</text:span></text:p>
          </table:table-cell>
          <table:table-cell table:style-name="ce150" table:number-columns-repeated="3"/>
          <table:table-cell table:style-name="ce153" office:value-type="string" calcext:value-type="string">
            <text:p>Valid Expiry month and year should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41">
          <table:table-cell table:style-name="ce133" office:value-type="float" office:value="433" calcext:value-type="float">
            <text:p>43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VV number field should be visible</text:span>.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CVV number field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4" calcext:value-type="float">
            <text:p>43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VV number field should accept Valid 3 digit numeric value in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valid numeric valu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VV number field should accept Valid 3 digit numeric value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5" calcext:value-type="float">
            <text:p>43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<text:span text:style-name="T4">Verify that </text:span><text:span text:style-name="T5">CVV number field should accept invalid 3 digit numeric value in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invalid numeric value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VV number field should accept invalid 3 digit numeric value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6" calcext:value-type="float">
            <text:p>43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VV number field should not accept Alpha bates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alpha bate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VV number field should not accept Alpha bates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7" calcext:value-type="float">
            <text:p>43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VV number field should not accept Characters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Characters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VV number field should not accept Characters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8" calcext:value-type="float">
            <text:p>43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<text:span text:style-name="T11">Verify that </text:span><text:span text:style-name="T5">less (for mastercard, Visa and discover)</text:span><text:span text:style-name="T12"> </text:span><text:span text:style-name="T1">than 3 digits should not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2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Less (for mastercard, Visa and discover) than 3 digits should not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39" calcext:value-type="float">
            <text:p>43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<text:span text:style-name="T4">Verify that </text:span><text:span text:style-name="T5">more than 3 digits</text:span> <text:span text:style-name="T1">(for mastercard, Visa and discover)  should not be accepted by the field</text:span>.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4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More than 3 digits (for mastercard, Visa and discover) <text:s/>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46">
          <table:table-cell table:style-name="ce133" office:value-type="float" office:value="440" calcext:value-type="float">
            <text:p>44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4 digit(American Express card) CVV number should be accept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CVV number field.</text:span></text:p>
            <text:p><text:span text:style-name="T4">20) Enter 4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4 digit(American Express card) CVV number should be accepted.</text:p>
          </table:table-cell>
          <table:table-cell table:style-name="ce150" table:number-columns-repeated="11"/>
          <table:table-cell table:number-columns-repeated="16364"/>
        </table:table-row>
        <table:table-row table:style-name="ro111">
          <table:table-cell table:style-name="ce133" office:value-type="float" office:value="441" calcext:value-type="float">
            <text:p>44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‘Submit &amp; Get OTP’ button should be disa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Submit &amp; Get OTP button should disable if any details are missing.</text:p>
          </table:table-cell>
          <table:table-cell table:style-name="ce150" table:number-columns-repeated="11"/>
          <table:table-cell table:number-columns-repeated="16364"/>
        </table:table-row>
        <table:table-row table:style-name="ro112">
          <table:table-cell table:style-name="ce133" office:value-type="float" office:value="442" calcext:value-type="float">
            <text:p>44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‘Submit &amp; Get OTP’ button should be Ena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‘Submit &amp; Get OTP’ button should get enable if all valid details are entered in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12">
          <table:table-cell table:style-name="ce133" office:value-type="float" office:value="443" calcext:value-type="float">
            <text:p>44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be navigate to “Enter OTP” Page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“Enter OTP” Page</text:p>
          </table:table-cell>
          <table:table-cell table:style-name="ce150" table:number-columns-repeated="11"/>
          <table:table-cell table:number-columns-repeated="16364"/>
        </table:table-row>
        <table:table-row table:style-name="ro113">
          <table:table-cell table:style-name="ce133" office:value-type="float" office:value="444" calcext:value-type="float">
            <text:p>44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‘Enter OTP’ field should be clickable and visi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Enter OTP’ field should be clickable and visible.</text:p>
          </table:table-cell>
          <table:table-cell table:style-name="ce150" table:number-columns-repeated="11"/>
          <table:table-cell table:number-columns-repeated="16364"/>
        </table:table-row>
        <table:table-row table:style-name="ro69">
          <table:table-cell table:style-name="ce133" office:value-type="float" office:value="445" calcext:value-type="float">
            <text:p>44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be able to enter OTP in the field.</text:span></text:p>
            <text:p/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Customer should be able to enter OTP in the field.</text:span></text:p>
            <text:p/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46" calcext:value-type="float">
            <text:p>44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‘<text:span text:style-name="T1">Submit’ button should be clickable if valid OTP is enter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Submit’ button should be clickable if valid OTP is entered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47" calcext:value-type="float">
            <text:p>44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<text:span text:style-name="T4">Verify that ‘</text:span><text:span text:style-name="T5">Submit’ button should not be clickable if invalid OTP is enter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invalid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8" office:value-type="string" calcext:value-type="string">
            <text:p>‘Submit’ button should not be clickable if invalid OTP is entered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48" calcext:value-type="float">
            <text:p>448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Alpha bates should not be accepted by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Alpha bates in OTP field.</text:span></text:p>
            <text:p><text:span text:style-name="T4">26) Click on ‘submit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Alpha bate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49" calcext:value-type="float">
            <text:p>44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Characters should not be accepted by the fiel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Characters  in OTP field.</text:span></text:p>
            <text:p><text:span text:style-name="T4">26) Click on ‘submi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0" calcext:value-type="float">
            <text:p>45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Entered OTP should be masked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8" office:value-type="string" calcext:value-type="string">
            <text:p><text:s/>Entered OTP should be masked.</text:p>
          </table:table-cell>
          <table:table-cell table:style-name="ce150" table:number-columns-repeated="11"/>
          <table:table-cell table:number-columns-repeated="16364"/>
        </table:table-row>
        <table:table-row table:style-name="ro44">
          <table:table-cell table:style-name="ce133" office:value-type="float" office:value="451" calcext:value-type="float">
            <text:p>45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‘Resend OTP’ hyperlink text should be clickable and visi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‘Resend’ button</text:span></text:p>
          </table:table-cell>
          <table:table-cell table:style-name="ce150" table:number-columns-repeated="3"/>
          <table:table-cell table:style-name="ce156" office:value-type="string" calcext:value-type="string">
            <text:p>Resend OTP’ hyperlink text should be clickable and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2" calcext:value-type="float">
            <text:p>45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“Maximum 3 Attempt” text should be visi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Maximum 3 Attempt” tex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3" calcext:value-type="float">
            <text:p>453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not be able to enter wrong OTP more than 3 times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3 times invalid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enter wrong OTP more than 3 times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4" calcext:value-type="float">
            <text:p>454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Application should get blocked once customer when customer enter wrong OTP 3 Times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3 times invalid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Application should get blocked once customer when customer enter wrong OTP 3 Times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5" calcext:value-type="float">
            <text:p>455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Customer should be able to see how many wrong attempt are remaining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2 times invalid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see how many wrong attempt are remaining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6" calcext:value-type="float">
            <text:p>456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 <text:span text:style-name="T1">After entering 3 wrong OTP, Error message should be shown. 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3 times invalid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After entering 3 wrong OTP, Error message should be shown. </text:p>
          </table:table-cell>
          <table:table-cell table:style-name="ce150" table:number-columns-repeated="11"/>
          <table:table-cell table:number-columns-repeated="16364"/>
        </table:table-row>
        <table:table-row table:style-name="ro115">
          <table:table-cell table:style-name="ce133" office:value-type="float" office:value="457" calcext:value-type="float">
            <text:p>457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Enter Debit Card Details Page</text:p>
          </table:table-cell>
          <table:table-cell table:style-name="ce136" office:value-type="string" calcext:value-type="string">
            <text:p>Verify that<text:span text:style-name="T1"> Contact your nearest</text:span> <text:span text:style-name="T1">HDFC Branch Bank Hyper link text should be clicka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3 times invalid OTP in the field.</text:span></text:p>
            <text:p><text:span text:style-name="T4">26) Click on ‘submit’ button.</text:span></text:p>
            <text:p><text:span text:style-name="T4">27) Click on Contact your nearest HDFC Branch Bank</text:span></text:p>
          </table:table-cell>
          <table:table-cell table:style-name="ce150" table:number-columns-repeated="3"/>
          <table:table-cell table:style-name="ce158" office:value-type="string" calcext:value-type="string">
            <text:p>Contact your nearest HDFC Branch Bank Hyper link text should be clickable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8" calcext:value-type="float">
            <text:p>458</text:p>
          </table:table-cell>
          <table:table-cell table:style-name="ce136" office:value-type="string" calcext:value-type="string">
            <text:p>NTB</text:p>
          </table:table-cell>
          <table:table-cell table:style-name="ce139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be able navigate to “Loan Approve” Pag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loan sanction page.</text:p>
            <text:p>- Loan Account Number.</text:p>
            <text:p>- Date and Time</text:p>
            <text:p>- Sanctioned Amount</text:p>
            <text:p>- Loan Tenure </text:p>
            <text:p>- EMI Date</text:p>
            <text:p>- Pre EMI Amount </text:p>
            <text:p>- 1<text:span text:style-name="T28">st</text:span> EMI Date</text:p>
            <text:p>- Rate Of Interest</text:p>
            <text:p>- Credit Account</text:p>
            <text:p/>
            <text:p>Download Loan Documents</text:p>
            <text:p>- Loan Documents</text:p>
            <text:p>- Sanction Letter</text:p>
            <text:p>- Key Fact Statement</text:p>
            <text:p>- Stamp duty Pager</text:p>
            <text:p>- Application Form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59" calcext:value-type="float">
            <text:p>459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<text:span text:style-name="T1"> “Registered for EMI payment successfully!” Message should be pop up on the screen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Registered for EMI payment successfully!” Message should be pop up on the screen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60" calcext:value-type="float">
            <text:p>460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PM SVAnidhi loan amount credited to your account! And Loan Amount should be visibl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PM SVAnidhi loan amount credited to your account! And Loan Amount should be visible.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61" calcext:value-type="float">
            <text:p>461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Following details should be visible.</text:span></text:p>
            <text:p><text:span text:style-name="T13">- Loan Account Number.</text:span></text:p>
            <text:p><text:span text:style-name="T13">- Date and Time</text:span></text:p>
            <text:p><text:span text:style-name="T13">- Sanctioned Amount</text:span></text:p>
            <text:p><text:span text:style-name="T13">- Loan Tenure </text:span></text:p>
            <text:p><text:span text:style-name="T13">- EMI Date</text:span></text:p>
            <text:p><text:span text:style-name="T13">- Pre EMI Amount </text:span></text:p>
            <text:p><text:span text:style-name="T13">- 1</text:span><text:span text:style-name="T14">st</text:span><text:span text:style-name="T13"> EMI Date</text:span></text:p>
            <text:p><text:span text:style-name="T13">- Rate Of Interest</text:span></text:p>
            <text:p><text:span text:style-name="T13">- Credit Account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4">Following details should be visible.</text:span></text:p>
            <text:p><text:span text:style-name="T4">- Loan Account Number.</text:span></text:p>
            <text:p><text:span text:style-name="T4">- Date and Time</text:span></text:p>
            <text:p><text:span text:style-name="T4">- Sanctioned Amount</text:span></text:p>
            <text:p><text:span text:style-name="T4">- Loan Tenure </text:span></text:p>
            <text:p><text:span text:style-name="T4">- EMI Date</text:span></text:p>
            <text:p><text:span text:style-name="T4">- Pre EMI Amount </text:span></text:p>
            <text:p><text:span text:style-name="T4">- 1</text:span><text:span text:style-name="T29">st</text:span><text:span text:style-name="T4"> EMI Date</text:span></text:p>
            <text:p><text:span text:style-name="T4">- Rate Of Interest</text:span></text:p>
            <text:p><text:span text:style-name="T4">- Credit Account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14">
          <table:table-cell table:style-name="ce133" office:value-type="float" office:value="462" calcext:value-type="float">
            <text:p>462</text:p>
          </table:table-cell>
          <table:table-cell table:style-name="ce136" office:value-type="string" calcext:value-type="string">
            <text:p>N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be able to download following documents.</text:span></text:p>
            <text:p><text:span text:style-name="T13">- Loan Documents</text:span></text:p>
            <text:p><text:span text:style-name="T13">- Sanction Letter</text:span></text:p>
            <text:p><text:span text:style-name="T13">- Key Fact Statement</text:span></text:p>
            <text:p><text:span text:style-name="T13">- Stamp duty Pager</text:span></text:p>
            <text:p><text:span text:style-name="T13">- Application Form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4">Customer should be able to download following documents.</text:span></text:p>
            <text:p><text:span text:style-name="T4">- Loan Documents</text:span></text:p>
            <text:p><text:span text:style-name="T4">- Sanction Letter</text:span></text:p>
            <text:p><text:span text:style-name="T4">- Key Fact Statement</text:span></text:p>
            <text:p><text:span text:style-name="T4">- Stamp duty Pager</text:span></text:p>
            <text:p><text:span text:style-name="T4">- Application Form.</text:span></text:p>
          </table:table-cell>
          <table:table-cell table:style-name="ce150" table:number-columns-repeated="11"/>
          <table:table-cell table:number-columns-repeated="16364"/>
        </table:table-row>
        <table:table-row table:style-name="ro12">
          <table:table-cell table:style-name="ce133" office:value-type="float" office:value="463" calcext:value-type="float">
            <text:p>463</text:p>
          </table:table-cell>
          <table:table-cell table:style-name="ce137" table:number-columns-repeated="3"/>
          <table:table-cell table:style-name="ce148"/>
          <table:table-cell table:style-name="ce151" table:number-columns-repeated="3"/>
          <table:table-cell table:style-name="ce161"/>
          <table:table-cell table:style-name="ce151" table:number-columns-repeated="10"/>
          <table:table-cell table:number-columns-repeated="16365"/>
        </table:table-row>
        <table:table-row table:style-name="ro12">
          <table:table-cell table:style-name="ce133" office:value-type="float" office:value="464" calcext:value-type="float">
            <text:p>464</text:p>
          </table:table-cell>
          <table:table-cell table:style-name="ce137" table:number-columns-repeated="3"/>
          <table:table-cell table:style-name="ce148"/>
          <table:table-cell table:style-name="ce151" table:number-columns-repeated="3"/>
          <table:table-cell table:style-name="ce161"/>
          <table:table-cell table:style-name="ce151" table:number-columns-repeated="10"/>
          <table:table-cell table:number-columns-repeated="16365"/>
        </table:table-row>
        <table:table-row table:style-name="ro12" table:number-rows-repeated="323">
          <table:table-cell table:style-name="ce134"/>
          <table:table-cell table:style-name="ce137" table:number-columns-repeated="3"/>
          <table:table-cell table:style-name="ce148"/>
          <table:table-cell table:style-name="ce151" table:number-columns-repeated="3"/>
          <table:table-cell table:style-name="ce161"/>
          <table:table-cell table:style-name="ce151" table:number-columns-repeated="10"/>
          <table:table-cell table:number-columns-repeated="16365"/>
        </table:table-row>
        <table:table-row table:style-name="ro12" table:number-rows-repeated="104778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ETB" table:style-name="ta1">
        <table:table-column table:style-name="co14" table:default-cell-style-name="ce1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76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16375" table:default-cell-style-name="Default"/>
        <table:table-row table:style-name="ro116">
          <table:table-cell table:style-name="ce164" office:value-type="string" calcext:value-type="string">
            <text:p>Sr. No</text:p>
          </table:table-cell>
          <table:table-cell table:style-name="ce167" office:value-type="string" calcext:value-type="string">
            <text:p>Module</text:p>
          </table:table-cell>
          <table:table-cell table:style-name="ce167" office:value-type="string" calcext:value-type="string">
            <text:p>Sub-Module</text:p>
          </table:table-cell>
          <table:table-cell table:style-name="ce167" office:value-type="string" calcext:value-type="string">
            <text:p>Test Cases/ Test Jobs</text:p>
          </table:table-cell>
          <table:table-cell table:style-name="ce172" office:value-type="string" calcext:value-type="string">
            <text:p>Test Steps</text:p>
          </table:table-cell>
          <table:table-cell table:style-name="ce167" office:value-type="string" calcext:value-type="string">
            <text:p>Planned No of days</text:p>
          </table:table-cell>
          <table:table-cell table:style-name="ce167" office:value-type="string" calcext:value-type="string">
            <text:p>Revised. No of Days</text:p>
          </table:table-cell>
          <table:table-cell table:style-name="ce167" office:value-type="string" calcext:value-type="string">
            <text:p>Original Dates</text:p>
          </table:table-cell>
          <table:table-cell table:style-name="ce167" office:value-type="string" calcext:value-type="string">
            <text:p>Expected Results</text:p>
          </table:table-cell>
          <table:table-cell table:style-name="ce167" office:value-type="string" calcext:value-type="string">
            <text:p>Actual Results</text:p>
          </table:table-cell>
          <table:table-cell table:style-name="ce167" office:value-type="string" calcext:value-type="string">
            <text:p>Pass / Fail</text:p>
          </table:table-cell>
          <table:table-cell table:style-name="ce167" office:value-type="string" calcext:value-type="string">
            <text:p>Completion Date</text:p>
          </table:table-cell>
          <table:table-cell table:style-name="ce167" office:value-type="string" calcext:value-type="string">
            <text:p>Revised Original Dates</text:p>
          </table:table-cell>
          <table:table-cell table:style-name="ce167" office:value-type="string" calcext:value-type="string">
            <text:p>Revised</text:p>
            <text:p>Completion Date</text:p>
          </table:table-cell>
          <table:table-cell table:style-name="ce164" office:value-type="string" calcext:value-type="string">
            <text:p>Status</text:p>
          </table:table-cell>
          <table:table-cell table:style-name="ce167" office:value-type="string" calcext:value-type="string">
            <text:p>Remarks</text:p>
          </table:table-cell>
          <table:table-cell table:style-name="ce167" office:value-type="string" calcext:value-type="string">
            <text:p>Queries (Filename)</text:p>
          </table:table-cell>
          <table:table-cell table:style-name="ce167" office:value-type="string" calcext:value-type="string">
            <text:p>Done By BSG/IT</text:p>
          </table:table-cell>
          <table:table-cell table:style-name="ce183" office:value-type="string" calcext:value-type="string">
            <text:p>Designed By</text:p>
          </table:table-cell>
          <table:table-cell table:style-name="ce183" office:value-type="string" calcext:value-type="string">
            <text:p>Executed By</text:p>
          </table:table-cell>
          <table:table-cell table:style-name="ce125" table:number-columns-repeated="16364"/>
        </table:table-row>
        <table:table-row table:style-name="ro117">
          <table:table-cell table:style-name="ce165" office:value-type="float" office:value="1" calcext:value-type="float">
            <text:p>1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Date of Visit’ is pre selected as per for same day.</text:p>
          </table:table-cell>
          <table:table-cell table:style-name="ce173" office:value-type="string" calcext:value-type="string">
            <text:p>1) Check the date of visit filed is pre selected.</text:p>
          </table:table-cell>
          <table:table-cell table:style-name="ce177" table:number-columns-repeated="3"/>
          <table:table-cell table:style-name="ce179" office:value-type="string" calcext:value-type="string">
            <text:p>The date of visit filed should be pre selected</text:p>
          </table:table-cell>
          <table:table-cell table:style-name="ce181" table:number-columns-repeated="11"/>
          <table:table-cell table:number-columns-repeated="16364"/>
        </table:table-row>
        <table:table-row table:style-name="ro118">
          <table:table-cell table:style-name="ce165" office:value-type="float" office:value="2" calcext:value-type="float">
            <text:p>2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Mobile number’ filed is clickable and editable.</text:p>
          </table:table-cell>
          <table:table-cell table:style-name="ce173" office:value-type="string" calcext:value-type="string">
            <text:p>1) click on the mobile number filed.</text:p>
            <text:p>2) Enter the vendors mobile number.</text:p>
          </table:table-cell>
          <table:table-cell table:style-name="ce177" table:number-columns-repeated="3"/>
          <table:table-cell table:style-name="ce179" office:value-type="string" calcext:value-type="string">
            <text:p>The mobile number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19">
          <table:table-cell table:style-name="ce165" office:value-type="float" office:value="3" calcext:value-type="float">
            <text:p>3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at the Country code for India is per selected.</text:p>
          </table:table-cell>
          <table:table-cell table:style-name="ce173" office:value-type="string" calcext:value-type="string">
            <text:p>1) Check the +91 (India code) in mobile filed .</text:p>
          </table:table-cell>
          <table:table-cell table:style-name="ce177" table:number-columns-repeated="3"/>
          <table:table-cell table:style-name="ce179" office:value-type="string" calcext:value-type="string">
            <text:p>The country code for India should be pre selected.</text:p>
          </table:table-cell>
          <table:table-cell table:style-name="ce181" table:number-columns-repeated="11"/>
          <table:table-cell table:number-columns-repeated="16364"/>
        </table:table-row>
        <table:table-row table:style-name="ro120">
          <table:table-cell table:style-name="ce165" office:value-type="float" office:value="4" calcext:value-type="float">
            <text:p>4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Vendor Name’ filed is clickable and editable.</text:p>
          </table:table-cell>
          <table:table-cell table:style-name="ce173" office:value-type="string" calcext:value-type="string">
            <text:p>1) Click on the vendor name button.</text:p>
            <text:p>2) Enter the vendor’s name in the filed .</text:p>
          </table:table-cell>
          <table:table-cell table:style-name="ce177" table:number-columns-repeated="3"/>
          <table:table-cell table:style-name="ce179" office:value-type="string" calcext:value-type="string">
            <text:p>The Vendor name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21">
          <table:table-cell table:style-name="ce165" office:value-type="float" office:value="5" calcext:value-type="float">
            <text:p>5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with the Invalid vendor name Characters</text:p>
          </table:table-cell>
          <table:table-cell table:style-name="ce173" office:value-type="string" calcext:value-type="string">
            <text:p>1) Click on the vendor name filed.</text:p>
            <text:p>2) Enter the special character.</text:p>
          </table:table-cell>
          <table:table-cell table:style-name="ce177" table:number-columns-repeated="3"/>
          <table:table-cell table:style-name="ce179" office:value-type="string" calcext:value-type="string">
            <text:p>The invalid name should not get accept.</text:p>
          </table:table-cell>
          <table:table-cell table:style-name="ce181" table:number-columns-repeated="11"/>
          <table:table-cell table:number-columns-repeated="16364"/>
        </table:table-row>
        <table:table-row table:style-name="ro122">
          <table:table-cell table:style-name="ce165" office:value-type="float" office:value="6" calcext:value-type="float">
            <text:p>6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Vending activity’ filed is clickable.</text:p>
          </table:table-cell>
          <table:table-cell table:style-name="ce173" office:value-type="string" calcext:value-type="string">
            <text:p>1) Click on the vending activity filed.</text:p>
            <text:p>2) Check it is clickable.</text:p>
          </table:table-cell>
          <table:table-cell table:style-name="ce177" table:number-columns-repeated="3"/>
          <table:table-cell table:style-name="ce179" office:value-type="string" calcext:value-type="string">
            <text:p>The vending activity filed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3">
          <table:table-cell table:style-name="ce165" office:value-type="float" office:value="7" calcext:value-type="float">
            <text:p>7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Vending activity’ filed’s arrow down button is clickable.</text:p>
          </table:table-cell>
          <table:table-cell table:style-name="ce173" office:value-type="string" calcext:value-type="string">
            <text:p>1) Click on the vending activity filed.</text:p>
            <text:p>2) Click on the arrow down button.</text:p>
          </table:table-cell>
          <table:table-cell table:style-name="ce177" table:number-columns-repeated="3"/>
          <table:table-cell table:style-name="ce179" office:value-type="string" calcext:value-type="string">
            <text:p>The  arrow down button should be clickable,and all the details should et pop down.</text:p>
          </table:table-cell>
          <table:table-cell table:style-name="ce181" table:number-columns-repeated="11"/>
          <table:table-cell table:number-columns-repeated="16364"/>
        </table:table-row>
        <table:table-row table:style-name="ro124">
          <table:table-cell table:style-name="ce165" office:value-type="float" office:value="8" calcext:value-type="float">
            <text:p>8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Vending since’ filed is clickable and all the years filed is there.</text:p>
          </table:table-cell>
          <table:table-cell table:style-name="ce173" office:value-type="string" calcext:value-type="string">
            <text:p>1) Click on the vending since filed.</text:p>
            <text:p>2) Click on the arrow down button.</text:p>
            <text:p>3) click on the any year there according to the vendor details.</text:p>
          </table:table-cell>
          <table:table-cell table:style-name="ce177" table:number-columns-repeated="3"/>
          <table:table-cell table:style-name="ce179" office:value-type="string" calcext:value-type="string">
            <text:p>The ‘Vending since’ filed should be clickable and all the years filed should be there.</text:p>
          </table:table-cell>
          <table:table-cell table:style-name="ce181" table:number-columns-repeated="11"/>
          <table:table-cell table:number-columns-repeated="16364"/>
        </table:table-row>
        <table:table-row table:style-name="ro117">
          <table:table-cell table:style-name="ce165" office:value-type="float" office:value="9" calcext:value-type="float">
            <text:p>9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Vending address’ filed is clickable and editable.</text:p>
          </table:table-cell>
          <table:table-cell table:style-name="ce173" office:value-type="string" calcext:value-type="string">
            <text:p>1) Click on the Vending address filed.</text:p>
            <text:p>2) Enter the address of the vendor.</text:p>
          </table:table-cell>
          <table:table-cell table:style-name="ce177" table:number-columns-repeated="3"/>
          <table:table-cell table:style-name="ce179" office:value-type="string" calcext:value-type="string">
            <text:p>The Vending address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20">
          <table:table-cell table:style-name="ce165" office:value-type="float" office:value="10" calcext:value-type="float">
            <text:p>10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Landmark’ filed is clickable and editable.</text:p>
          </table:table-cell>
          <table:table-cell table:style-name="ce173" office:value-type="string" calcext:value-type="string">
            <text:p>1) Click on the landmark filed.</text:p>
            <text:p>2) Enter the landmark according to vendor details.</text:p>
          </table:table-cell>
          <table:table-cell table:style-name="ce177" table:number-columns-repeated="3"/>
          <table:table-cell table:style-name="ce179" office:value-type="string" calcext:value-type="string">
            <text:p>The landmark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17">
          <table:table-cell table:style-name="ce165" office:value-type="float" office:value="11" calcext:value-type="float">
            <text:p>11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Pin code’ filed is clickable and editable.</text:p>
          </table:table-cell>
          <table:table-cell table:style-name="ce173" office:value-type="string" calcext:value-type="string">
            <text:p>1) click on the pin code filed.</text:p>
            <text:p>2) Enter the pin code in that filed.</text:p>
          </table:table-cell>
          <table:table-cell table:style-name="ce177" table:number-columns-repeated="3"/>
          <table:table-cell table:style-name="ce179" office:value-type="string" calcext:value-type="string">
            <text:p>The pin code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12" calcext:value-type="float">
            <text:p>12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if you enter wrong ‘Pin code’ using special character it does not accept.</text:p>
          </table:table-cell>
          <table:table-cell table:style-name="ce173" office:value-type="string" calcext:value-type="string">
            <text:p>1) Click on the pin code filed.</text:p>
            <text:p>2) Enter the pin code in that filed using special character.</text:p>
          </table:table-cell>
          <table:table-cell table:style-name="ce177" table:number-columns-repeated="3"/>
          <table:table-cell table:style-name="ce179" office:value-type="string" calcext:value-type="string">
            <text:p>If you enter wrong ‘Pin code’ using special character it should not accept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13" calcext:value-type="float">
            <text:p>13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Average daily foot fall at the vendor” filed is clickable and editable.</text:p>
          </table:table-cell>
          <table:table-cell table:style-name="ce173" office:value-type="string" calcext:value-type="string">
            <text:p>1) Click on the Average daily foot fall at the vendor filed.</text:p>
            <text:p>2) Enter the Digits there.</text:p>
          </table:table-cell>
          <table:table-cell table:style-name="ce177" table:number-columns-repeated="3"/>
          <table:table-cell table:style-name="ce179" office:value-type="string" calcext:value-type="string">
            <text:p>The average daily foot fall at the vendor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14" calcext:value-type="float">
            <text:p>14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if you enter wrong ‘Average daily foot fall at the vendor’ using special character it does not accept.</text:p>
          </table:table-cell>
          <table:table-cell table:style-name="ce173" office:value-type="string" calcext:value-type="string">
            <text:p>1) Click on the Average daily foot fall at the vendor filed.</text:p>
            <text:p>2) Enter the special character.</text:p>
          </table:table-cell>
          <table:table-cell table:style-name="ce177" table:number-columns-repeated="3"/>
          <table:table-cell table:style-name="ce179" office:value-type="string" calcext:value-type="string">
            <text:p>Enter wrong ‘Average daily foot fall at the vendor’ using special character it should  not accept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15" calcext:value-type="float">
            <text:p>15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Daily income’ filed is clickable and editable.</text:p>
          </table:table-cell>
          <table:table-cell table:style-name="ce173" office:value-type="string" calcext:value-type="string">
            <text:p>1) Click on the daily income filed.</text:p>
            <text:p>2) Enter the amount in that filed according to vendor details.</text:p>
          </table:table-cell>
          <table:table-cell table:style-name="ce177" table:number-columns-repeated="3"/>
          <table:table-cell table:style-name="ce179" office:value-type="string" calcext:value-type="string">
            <text:p>The daily income filed should be clickable and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16" calcext:value-type="float">
            <text:p>16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if you enter wrong ‘Daily income’ using special character it does not accept.</text:p>
          </table:table-cell>
          <table:table-cell table:style-name="ce173" office:value-type="string" calcext:value-type="string">
            <text:p>1) Click on the daily income filed.</text:p>
            <text:p>2) Enter the special character in that filed .</text:p>
          </table:table-cell>
          <table:table-cell table:style-name="ce177" table:number-columns-repeated="3"/>
          <table:table-cell table:style-name="ce179" office:value-type="string" calcext:value-type="string">
            <text:p>If you enter wrong ‘daily income’ using special character it should not accept.</text:p>
          </table:table-cell>
          <table:table-cell table:style-name="ce181" table:number-columns-repeated="11"/>
          <table:table-cell table:number-columns-repeated="16364"/>
        </table:table-row>
        <table:table-row table:style-name="ro4">
          <table:table-cell table:style-name="ce165" office:value-type="float" office:value="17" calcext:value-type="float">
            <text:p>17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I have visited to the vendor” button s clickable.</text:p>
          </table:table-cell>
          <table:table-cell table:style-name="ce173" office:value-type="string" calcext:value-type="string">
            <text:p>1) Click on the I have visited the the vendor button.</text:p>
          </table:table-cell>
          <table:table-cell table:style-name="ce177" table:number-columns-repeated="3"/>
          <table:table-cell table:style-name="ce179" office:value-type="string" calcext:value-type="string">
            <text:p>The I have visited the the vendor button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5">
          <table:table-cell table:style-name="ce165" office:value-type="float" office:value="18" calcext:value-type="float">
            <text:p>18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I have visited to the vendor” button turns green.</text:p>
          </table:table-cell>
          <table:table-cell table:style-name="ce173" office:value-type="string" calcext:value-type="string">
            <text:p>1) Click on the I have visited the the vendor button.</text:p>
          </table:table-cell>
          <table:table-cell table:style-name="ce177" table:number-columns-repeated="3"/>
          <table:table-cell table:style-name="ce179" office:value-type="string" calcext:value-type="string">
            <text:p>The I have visited the the vendor button should be clickable and the button turns to green.</text:p>
          </table:table-cell>
          <table:table-cell table:style-name="ce181" table:number-columns-repeated="11"/>
          <table:table-cell table:number-columns-repeated="16364"/>
        </table:table-row>
        <table:table-row table:style-name="ro4">
          <table:table-cell table:style-name="ce165" office:value-type="float" office:value="19" calcext:value-type="float">
            <text:p>19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Send application via WhatsApp” is clickable.</text:p>
          </table:table-cell>
          <table:table-cell table:style-name="ce173" office:value-type="string" calcext:value-type="string">
            <text:p>1) Click on the Send application via WhatsApp button given centre down.</text:p>
          </table:table-cell>
          <table:table-cell table:style-name="ce177" table:number-columns-repeated="3"/>
          <table:table-cell table:style-name="ce179" office:value-type="string" calcext:value-type="string">
            <text:p>The send application via WhatsApp filed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4">
          <table:table-cell table:style-name="ce165" office:value-type="float" office:value="20" calcext:value-type="float">
            <text:p>20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Send application via WhatsApp” does sent to the device.</text:p>
          </table:table-cell>
          <table:table-cell table:style-name="ce173" office:value-type="string" calcext:value-type="string">
            <text:p>1) Click on the send application via whatsapp button.</text:p>
            <text:p>2) Check the register mobile number WhatsApp for application.</text:p>
          </table:table-cell>
          <table:table-cell table:style-name="ce177" table:number-columns-repeated="3"/>
          <table:table-cell table:style-name="ce179" office:value-type="string" calcext:value-type="string">
            <text:p>The send application via WhatsApp filed should be clickable and should sent to the device.</text:p>
          </table:table-cell>
          <table:table-cell table:style-name="ce181" table:number-columns-repeated="11"/>
          <table:table-cell table:number-columns-repeated="16364"/>
        </table:table-row>
        <table:table-row table:style-name="ro4">
          <table:table-cell table:style-name="ce165" office:value-type="float" office:value="21" calcext:value-type="float">
            <text:p>21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Send application via SMS” is clickable.</text:p>
          </table:table-cell>
          <table:table-cell table:style-name="ce173" office:value-type="string" calcext:value-type="string">
            <text:p>1) Click on the Send application via SMS button given centre down.</text:p>
          </table:table-cell>
          <table:table-cell table:style-name="ce177" table:number-columns-repeated="3"/>
          <table:table-cell table:style-name="ce179" office:value-type="string" calcext:value-type="string">
            <text:p>The send application via SMS filed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4">
          <table:table-cell table:style-name="ce165" office:value-type="float" office:value="22" calcext:value-type="float">
            <text:p>22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“Send application via SMS” does sent to the device.</text:p>
          </table:table-cell>
          <table:table-cell table:style-name="ce173" office:value-type="string" calcext:value-type="string">
            <text:p>1) Click on the send application via SMS button.</text:p>
            <text:p>2) Check the register mobile number SMS for application.</text:p>
          </table:table-cell>
          <table:table-cell table:style-name="ce177" table:number-columns-repeated="3"/>
          <table:table-cell table:style-name="ce179" office:value-type="string" calcext:value-type="string">
            <text:p>The send application via SMS filed should be clickable and should sent to the devic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23" calcext:value-type="float">
            <text:p>23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if you not fill any vendor detail filed the application does not get send.</text:p>
          </table:table-cell>
          <table:table-cell table:style-name="ce173" office:value-type="string" calcext:value-type="string">
            <text:p>1) Leave any vendor detail filed.</text:p>
            <text:p>2) Click on the any send application via SMS or WhatsApp.</text:p>
          </table:table-cell>
          <table:table-cell table:style-name="ce177" table:number-columns-repeated="3"/>
          <table:table-cell table:style-name="ce179" office:value-type="string" calcext:value-type="string">
            <text:p>The application should not get send.</text:p>
          </table:table-cell>
          <table:table-cell table:style-name="ce181" table:number-columns-repeated="11"/>
          <table:table-cell table:number-columns-repeated="16364"/>
        </table:table-row>
        <table:table-row table:style-name="ro124">
          <table:table-cell table:style-name="ce165" office:value-type="float" office:value="24" calcext:value-type="float">
            <text:p>24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If you send the application with proper data you land to “application send to customer” page.</text:p>
          </table:table-cell>
          <table:table-cell table:style-name="ce173" office:value-type="string" calcext:value-type="string">
            <text:p>1)Click on the any send application via SMS or WhatsApp.</text:p>
            <text:p>2) You land to application send to customer page.</text:p>
          </table:table-cell>
          <table:table-cell table:style-name="ce177" table:number-columns-repeated="3"/>
          <table:table-cell table:style-name="ce179" office:value-type="string" calcext:value-type="string">
            <text:p>The application should get send and land to the application send to customer.</text:p>
          </table:table-cell>
          <table:table-cell table:style-name="ce181" table:number-columns-repeated="11"/>
          <table:table-cell table:number-columns-repeated="16364"/>
        </table:table-row>
        <table:table-row table:style-name="ro4">
          <table:table-cell table:style-name="ce165" office:value-type="float" office:value="25" calcext:value-type="float">
            <text:p>25</text:p>
          </table:table-cell>
          <table:table-cell table:style-name="ce168" office:value-type="string" calcext:value-type="string">
            <text:p>ETB</text:p>
          </table:table-cell>
          <table:table-cell table:style-name="ce168" office:value-type="string" calcext:value-type="string">
            <text:p>Vendor detail page.</text:p>
          </table:table-cell>
          <table:table-cell table:style-name="ce168" office:value-type="string" calcext:value-type="string">
            <text:p>Verify the ‘Back to home’ button is clickable.</text:p>
          </table:table-cell>
          <table:table-cell table:style-name="ce173" office:value-type="string" calcext:value-type="string">
            <text:p>1) Click on the back to home button given centre down side.</text:p>
          </table:table-cell>
          <table:table-cell table:style-name="ce177" table:number-columns-repeated="3"/>
          <table:table-cell table:style-name="ce179" office:value-type="string" calcext:value-type="string">
            <text:p>The back to home button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26" calcext:value-type="float">
            <text:p>2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should receive link through WhatsApp</text:span></text:p>
          </table:table-cell>
          <table:table-cell table:style-name="ce144" office:value-type="string" calcext:value-type="string">
            <text:p>1) Open WhatsApp </text:p>
            <text:p>2) Click on ‘Link’ which is received by the bank</text:p>
          </table:table-cell>
          <table:table-cell table:style-name="ce150" table:number-columns-repeated="3"/>
          <table:table-cell table:style-name="ce153" office:value-type="string" calcext:value-type="string">
            <text:p>Link should be clickable and navigate to login pag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27" calcext:value-type="float">
            <text:p>2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Customer should receive link through WhatsApp</text:span></text:p>
          </table:table-cell>
          <table:table-cell table:style-name="ce144" office:value-type="string" calcext:value-type="string">
            <text:p>1) Open SMS box</text:p>
            <text:p>2) Click on the ‘Link’ which is sent by the bank staff.</text:p>
          </table:table-cell>
          <table:table-cell table:style-name="ce150" table:number-columns-repeated="3"/>
          <table:table-cell table:style-name="ce153" office:value-type="string" calcext:value-type="string">
            <text:p>Link should be clickable and navigate to login page.</text:p>
          </table:table-cell>
          <table:table-cell table:style-name="ce181" table:number-columns-repeated="11"/>
          <table:table-cell table:number-columns-repeated="16364"/>
        </table:table-row>
        <table:table-row table:style-name="ro4">
          <table:table-cell table:style-name="ce165" office:value-type="float" office:value="28" calcext:value-type="float">
            <text:p>2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efault English language is selected. 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</table:table-cell>
          <table:table-cell table:style-name="ce150" table:number-columns-repeated="3"/>
          <table:table-cell table:style-name="ce153" office:value-type="string" calcext:value-type="string">
            <text:p>English language should be selected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29" calcext:value-type="float">
            <text:p>2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is able to <text:span text:style-name="T1">Select language. (English,Hindi &amp; other Languages)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Dot’ button - ‘Hindi’.</text:span></text:p>
            <text:p><text:span text:style-name="T17">4) Click on other language and select any language.</text:span></text:p>
          </table:table-cell>
          <table:table-cell table:style-name="ce150" table:number-columns-repeated="3"/>
          <table:table-cell table:style-name="ce153" office:value-type="string" calcext:value-type="string">
            <text:p>Other language should be selected and highlighted. Content should be converted in the respective languag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30" calcext:value-type="float">
            <text:p>3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 <text:span text:style-name="T1">Click on Customer care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Customer care’ button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ustomer care button and should be redirected to that pag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31" calcext:value-type="float">
            <text:p>3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customer should be able to </text:span><text:span text:style-name="T3">Click on GRC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GRC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GRC button and should be directed to that pag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32" calcext:value-type="float">
            <text:p>3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customer should be able to </text:span><text:span text:style-name="T3">Click on Sachet Portal button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Sachet Portal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Sachet Portal button and should be directed to that page.</text:p>
          </table:table-cell>
          <table:table-cell table:style-name="ce181" table:number-columns-repeated="11"/>
          <table:table-cell table:number-columns-repeated="16364"/>
        </table:table-row>
        <table:table-row table:style-name="ro1">
          <table:table-cell table:style-name="ce165" office:value-type="float" office:value="33" calcext:value-type="float">
            <text:p>3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clicking on ‘Let’s begin’ Button. 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Let’s Begi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let’s begin button and should be redirected to next page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34" calcext:value-type="float">
            <text:p>3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’s Mobile number should be Pre Populated.</text:span></text:p>
          </table:table-cell>
          <table:table-cell table:style-name="ce144" office:value-type="string" calcext:value-type="string">
            <text:p><text:span text:style-name="T15">1) Open application in mobile.</text:span></text:p>
            <text:p><text:span text:style-name="T15">2) </text:span><text:span text:style-name="T16">Customer will land on the welcome screen.</text:span></text:p>
            <text:p><text:span text:style-name="T17">3) Click on ‘Let’s Begin’ button.</text:span></text:p>
            <text:p><text:span text:style-name="T17">4) Customer’s mobile number field,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Mobile number field should be Pre populated and non edit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35" calcext:value-type="float">
            <text:p>3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DOB Dot is clickable and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Click on DOB Photo.</text:p>
          </table:table-cell>
          <table:table-cell table:style-name="ce150" table:number-columns-repeated="3"/>
          <table:table-cell table:style-name="ce153" office:value-type="string" calcext:value-type="string">
            <text:p>DOB should be selected,highlighted and DOB text box should be populated on the screen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36" calcext:value-type="float">
            <text:p>3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PAN Dot is clickable and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Click on PAN Photo.</text:p>
          </table:table-cell>
          <table:table-cell table:style-name="ce150" table:number-columns-repeated="3"/>
          <table:table-cell table:style-name="ce153" office:value-type="string" calcext:value-type="string">
            <text:p>PAN should be selected,highlighted and PAN number text box should be populated on the screen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37" calcext:value-type="float">
            <text:p>3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4">Verify that customer is able to </text:span><text:span text:style-name="T5">Select ‘Date of Birth’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Select ‘Date of Birth’ option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38" calcext:value-type="float">
            <text:p>3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ate of birth formate should be displayed when clicked on Date of birth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Date of birth formate should be displayed when clicked on Date of birth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39" calcext:value-type="float">
            <text:p>3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at <text:span text:style-name="T1">Date of birth formatting is correct dd/mm/yyyy 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4" office:value-type="string" calcext:value-type="string">
            <text:p>Date of birth formatting is correct dd/mm/yyyy 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0" calcext:value-type="float">
            <text:p>4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alidate the<text:span text:style-name="T1"> Date form accepts inputs correctly. By attempting these combinations</text:span></text:p>
            <text:p><text:span text:style-name="T1">MM/DD/YYYY</text:span></text:p>
            <text:p><text:span text:style-name="T1">DD/MM/YYYY</text:span></text:p>
            <text:p><text:span text:style-name="T1">YYYY/DD/MM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4">Date form accepts inputs correctly. By attempting these combinations</text:span></text:p>
            <text:p><text:span text:style-name="T24">MM/DD/YYYY</text:span></text:p>
            <text:p><text:span text:style-name="T24">DD/MM/YYYY</text:span></text:p>
            <text:p><text:span text:style-name="T24">YYYY/DD/MM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1" calcext:value-type="float">
            <text:p>4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 <text:span text:style-name="T1">month and day only accept two digits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two digits in month and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Month and day only accept two digits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2" calcext:value-type="float">
            <text:p>4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<text:span text:style-name="T1"> year only accepts four digit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four digitd in the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Year only accepts four digit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3" calcext:value-type="float">
            <text:p>4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 <text:span text:style-name="T1">input field does not accept special character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Character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special character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4" calcext:value-type="float">
            <text:p>4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<text:span text:style-name="T1"> input field does not accept Alpha bate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Alphabate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Alpha bate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5" calcext:value-type="float">
            <text:p>4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alidate the formatting of the accepted date matches your system’s specifications.</text:p>
            <text:p><text:span text:style-name="T1">Above only 21 year is should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Formatting of the accepted date matches your system’s specifications.</text:span></text:p>
            <text:p><text:span text:style-name="T25">Above only 21 year is should be accepted 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6" calcext:value-type="float">
            <text:p>4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<text:span text:style-name="T6">Validate the formatting of the accepted date matches your system’s specifications.</text:span></text:p>
            <text:p><text:span text:style-name="T7">Above 70 year is should not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5" office:value-type="string" calcext:value-type="string">
            <text:p>Above 70 year is should not be accepted 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7" calcext:value-type="float">
            <text:p>4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<text:span text:style-name="T1">Ensure only valid dates are accepted:</text:span></text:p>
            <text:p>1) Cannot enter all zeros.</text:p>
            <text:p>2) Cannot enter a day greater than 31.</text:p>
            <text:p>3) Cannot enter a month greater than 12.</text:p>
            <text:p>4) Cannot enter negative dates.</text:p>
            <text:p>5) Year must be equal to 4 digits.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Ensure only valid dates are accepted:</text:span></text:p>
            <text:p><text:span text:style-name="T25">1) Cannot enter all zeros.</text:span></text:p>
            <text:p><text:span text:style-name="T25">2) Cannot enter a day greater than 31.</text:span></text:p>
            <text:p><text:span text:style-name="T25">3) Cannot enter a month greater than 12.</text:span></text:p>
            <text:p><text:span text:style-name="T25">4) Cannot enter negative dates.</text:span></text:p>
            <text:p><text:span text:style-name="T25">5) Year must be equal to 4 digits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48" calcext:value-type="float">
            <text:p>4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<text:span text:style-name="T1"> Leap Year dates are accepte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leap year date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Leap Year dates are accepted.</text:p>
          </table:table-cell>
          <table:table-cell table:style-name="ce181" table:number-columns-repeated="11"/>
          <table:table-cell table:number-columns-repeated="16364"/>
        </table:table-row>
        <table:table-row table:style-name="ro15">
          <table:table-cell table:style-name="ce165" office:value-type="float" office:value="49" calcext:value-type="float">
            <text:p>4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at <text:span text:style-name="T1">Customer should be able to click on ‘Get OTP’ Butt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  <text:p><text:span text:style-name="T17">6) Click on ‘Get OTP’ buton</text:span></text:p>
          </table:table-cell>
          <table:table-cell table:style-name="ce150" table:number-columns-repeated="3"/>
          <table:table-cell table:style-name="ce154" office:value-type="string" calcext:value-type="string">
            <text:p>Customer should be navigate Enter OTP page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0" calcext:value-type="float">
            <text:p>5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Privacy Policy” is clickable.</text:span></text:p>
          </table:table-cell>
          <table:table-cell table:style-name="ce144" office:value-type="string" calcext:value-type="string">
            <text:p><text:span text:style-name="T21">1</text:span><text:span text:style-name="T22">1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Privacy Policy text.</text:span></text:p>
          </table:table-cell>
          <table:table-cell table:style-name="ce150" table:number-columns-repeated="3"/>
          <table:table-cell table:style-name="ce153" office:value-type="string" calcext:value-type="string">
            <text:p>Privacy Policy should be clickable and customer should be navigate to Privacy policy page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1" calcext:value-type="float">
            <text:p>5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Consent in relation to requested products” is clickable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“Consent in relationto requested products”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“Consent in relationto requested products”</text:span><text:span text:style-name="T2"> text should be clickable and customer should be navigate </text:span><text:span text:style-name="T26">Page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2" calcext:value-type="float">
            <text:p>5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Consent in relation to requested products”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“Consent in relationto requested products”</text:span></text:p>
            <text:p><text:span text:style-name="T21">8) Click on “Understood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3" calcext:value-type="float">
            <text:p>5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Declaration CUM Undertaking”  is clickable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3">“Declaration CUM Undertaking” 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“Consent in relation to requested products”</text:span><text:span text:style-name="T2"> text should be clickable and customer should be navigate </text:span><text:span text:style-name="T26">Page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4" calcext:value-type="float">
            <text:p>5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 “Declaration CUM Undertaking” Should be Agreea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3">“Declaration CUM Undertaking” </text:span></text:p>
            <text:p><text:span text:style-name="T21">8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o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5" calcext:value-type="float">
            <text:p>5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“Aadhaar card consent Terms and Conditions” text is Clickable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“Aadhaar card consent Terms and Conditions”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1"> “Aadhaar card consent Terms and Conditions”</text:span><text:span text:style-name="T2"> should be clickable and customer should be navigate to page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6" calcext:value-type="float">
            <text:p>5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“Aadhaar card consent Terms and Conditions” 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">“Aadhaar card consent Terms and Conditions”</text:span></text:p>
            <text:p><text:span text:style-name="T21">8) Click on “I Accept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“I Accept” button and then custo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57" calcext:value-type="float">
            <text:p>5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“Aadhaar card consent Terms and Conditions” 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DOB.</text:span></text:p>
            <text:p><text:span text:style-name="T17">5) Enter DOB in the field.</text:span></text:p>
            <text:p><text:span text:style-name="T21">6) Select DOB. 18 years.</text:span></text:p>
            <text:p><text:span text:style-name="T21">7) Click on </text:span><text:span text:style-name="T2">“Aadhaar card consent Terms and Conditions”</text:span></text:p>
            <text:p><text:span text:style-name="T21">8) Click on “Decline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“Decline” button and then custo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58" calcext:value-type="float">
            <text:p>5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onsent<text:span text:style-name="T1"> 'Check Boxes' are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Click on the check box.</text:p>
            <text:p>8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All 3 'Check Boxes' should be click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59" calcext:value-type="float">
            <text:p>5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'<text:span text:style-name="T1">Get OTP' button should be disabled if 'Check Boxes' are not selec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Dont click on check box.</text:p>
            <text:p>8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60" calcext:value-type="float">
            <text:p>6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'Get OTP' button should be enable if 'Check Boxes' are  selec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DOB.</text:p>
            <text:p>5) Enter DOB in the field.</text:p>
            <text:p>6) Select DOB. 18 years.</text:p>
            <text:p>7) Click on the all 3 'Check Boxes'.</text:p>
            <text:p>8) Accept Confirm and Agree all 3 Consents.</text:p>
            <text:p>9) Click on ‘'Get OTP'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enabled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61" calcext:value-type="float">
            <text:p>6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4">Verify that customer is able to </text:span><text:span text:style-name="T5">Select ‘Date of Birth’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Select ‘Date of Birth’ option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62" calcext:value-type="float">
            <text:p>6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Date of birth formate should be displayed when clicked on Date of birth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3" office:value-type="string" calcext:value-type="string">
            <text:p>Date of birth formate should be displayed when clicked on Date of birth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63" calcext:value-type="float">
            <text:p>6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at <text:span text:style-name="T1">Date of birth formatting is correct dd/mm/yyyy 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</table:table-cell>
          <table:table-cell table:style-name="ce150" table:number-columns-repeated="3"/>
          <table:table-cell table:style-name="ce154" office:value-type="string" calcext:value-type="string">
            <text:p>Date of birth formatting is correct dd/mm/yyyy 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4" calcext:value-type="float">
            <text:p>6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alidate the<text:span text:style-name="T1"> Date form accepts inputs correctly. By attempting these combinations</text:span></text:p>
            <text:p><text:span text:style-name="T1">MM/DD/YYYY</text:span></text:p>
            <text:p><text:span text:style-name="T1">DD/MM/YYYY</text:span></text:p>
            <text:p><text:span text:style-name="T1">YYYY/DD/MM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4">Date form accepts inputs correctly. By attempting these combinations</text:span></text:p>
            <text:p><text:span text:style-name="T24">MM/DD/YYYY</text:span></text:p>
            <text:p><text:span text:style-name="T24">DD/MM/YYYY</text:span></text:p>
            <text:p><text:span text:style-name="T24">YYYY/DD/MM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5" calcext:value-type="float">
            <text:p>6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 <text:span text:style-name="T1">month and day only accept two digits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two digits in month and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Month and day only accept two digits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6" calcext:value-type="float">
            <text:p>6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<text:span text:style-name="T1"> year only accepts four digit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four digitd in the year field.</text:span></text:p>
          </table:table-cell>
          <table:table-cell table:style-name="ce150" table:number-columns-repeated="3"/>
          <table:table-cell table:style-name="ce154" office:value-type="string" calcext:value-type="string">
            <text:p>Year only accepts four digit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7" calcext:value-type="float">
            <text:p>6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 <text:span text:style-name="T1">input field does not accept special character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Character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special character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8" calcext:value-type="float">
            <text:p>6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 the<text:span text:style-name="T1"> input field does not accept Alpha bates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Alphabates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/>Input field does not accept Alpha bates.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69" calcext:value-type="float">
            <text:p>6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alidate the formatting of the accepted date matches your system’s specifications.</text:p>
            <text:p><text:span text:style-name="T1">Above only 21 year is should be accepted 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Formatting of the accepted date matches your system’s specifications.</text:span></text:p>
            <text:p><text:span text:style-name="T25">Above only 21 year is should be accepted 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70" calcext:value-type="float">
            <text:p>7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<text:span text:style-name="T1">Ensure only valid dates are accepted:</text:span></text:p>
            <text:p>1) Cannot enter all zeros.</text:p>
            <text:p>2) Cannot enter a day greater than 31.</text:p>
            <text:p>3) Cannot enter a month greater than 12.</text:p>
            <text:p>4) Cannot enter negative dates.</text:p>
            <text:p>5) Year must be equal to 4 digits.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<text:span text:style-name="T25">Ensure only valid dates are accepted:</text:span></text:p>
            <text:p><text:span text:style-name="T25">1) Cannot enter all zeros.</text:span></text:p>
            <text:p><text:span text:style-name="T25">2) Cannot enter a day greater than 31.</text:span></text:p>
            <text:p><text:span text:style-name="T25">3) Cannot enter a month greater than 12.</text:span></text:p>
            <text:p><text:span text:style-name="T25">4) Cannot enter negative dates.</text:span></text:p>
            <text:p><text:span text:style-name="T25">5) Year must be equal to 4 digits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4">
          <table:table-cell table:style-name="ce165" office:value-type="float" office:value="71" calcext:value-type="float">
            <text:p>7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71" office:value-type="string" calcext:value-type="string">
            <text:p>Verify<text:span text:style-name="T1"> Leap Year dates are accepte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leap year date in the field.</text:span></text:p>
          </table:table-cell>
          <table:table-cell table:style-name="ce150" table:number-columns-repeated="3"/>
          <table:table-cell table:style-name="ce154" office:value-type="string" calcext:value-type="string">
            <text:p>Leap Year dates are accepted.</text:p>
          </table:table-cell>
          <table:table-cell table:style-name="ce181" table:number-columns-repeated="11"/>
          <table:table-cell table:number-columns-repeated="16364"/>
        </table:table-row>
        <table:table-row table:style-name="ro15">
          <table:table-cell table:style-name="ce165" office:value-type="float" office:value="72" calcext:value-type="float">
            <text:p>72</text:p>
          </table:table-cell>
          <table:table-cell table:style-name="ce168" office:value-type="string" calcext:value-type="string">
            <text:p>ETB</text:p>
          </table:table-cell>
          <table:table-cell table:style-name="ce136"/>
          <table:table-cell table:style-name="ce171" office:value-type="string" calcext:value-type="string">
            <text:p>Verify that <text:span text:style-name="T1">Customer should be able to click on ‘Get OTP’ Butt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“Date of birth”.</text:span></text:p>
            <text:p><text:span text:style-name="T17">5) Enter DOB in the field.</text:span></text:p>
            <text:p><text:span text:style-name="T17">6) Click on ‘Get OTP’ buton</text:span></text:p>
          </table:table-cell>
          <table:table-cell table:style-name="ce150" table:number-columns-repeated="3"/>
          <table:table-cell table:style-name="ce154" office:value-type="string" calcext:value-type="string">
            <text:p>Customer should be navigate Enter OTP page.</text:p>
          </table:table-cell>
          <table:table-cell table:style-name="ce181" table:number-columns-repeated="11"/>
          <table:table-cell table:number-columns-repeated="16364"/>
        </table:table-row>
        <table:table-row table:style-name="ro7">
          <table:table-cell table:style-name="ce165" office:value-type="float" office:value="73" calcext:value-type="float">
            <text:p>7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is able to <text:span text:style-name="T1">Select Pan option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PAN button and the PAN number text field should be visible.</text:p>
          </table:table-cell>
          <table:table-cell table:style-name="ce181" table:number-columns-repeated="11"/>
          <table:table-cell table:number-columns-repeated="16364"/>
        </table:table-row>
        <table:table-row table:style-name="ro15">
          <table:table-cell table:style-name="ce165" office:value-type="float" office:value="74" calcext:value-type="float">
            <text:p>7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Alphanumeric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lphanumeric value in the field.</text:p>
          </table:table-cell>
          <table:table-cell table:style-name="ce181" table:number-columns-repeated="11"/>
          <table:table-cell table:number-columns-repeated="16364"/>
        </table:table-row>
        <table:table-row table:style-name="ro126">
          <table:table-cell table:style-name="ce165" office:value-type="float" office:value="75" calcext:value-type="float">
            <text:p>7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Numeric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Numbers in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proceed. Error messag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7">
          <table:table-cell table:style-name="ce165" office:value-type="float" office:value="76" calcext:value-type="float">
            <text:p>7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Enter Alpha bates value in the field.</text:span></text:p>
          </table:table-cell>
          <table:table-cell table:style-name="ce144" office:value-type="string" calcext:value-type="string">
            <text:p><text:span text:style-name="T2">1</text:span><text:span text:style-name="T18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Click on the field.</text:span></text:p>
            <text:p><text:span text:style-name="T17">6) Enter 10 Alpha bates in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proceed. Error messag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7">
          <table:table-cell table:style-name="ce165" office:value-type="float" office:value="77" calcext:value-type="float">
            <text:p>7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Keep PAN card field blank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Click on 'Check Boxes'.</text:p>
            <text:p>7) Click on 'Get OTP' button.</text:p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 and error message will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7">
          <table:table-cell table:style-name="ce165" office:value-type="float" office:value="78" calcext:value-type="float">
            <text:p>7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Enter Valid PAN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 Enter Valid 10 digit PAN Number in the field.</text:p>
            <text:p>7) Click on 'Check Boxes'.</text:p>
            <text:p>8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 and error messag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7">
          <table:table-cell table:style-name="ce165" office:value-type="float" office:value="79" calcext:value-type="float">
            <text:p>7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Enter invalid PAN number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the field.</text:span></text:p>
            <text:p><text:span text:style-name="T2">6) Enter invalid PAN Number in the field.</text:span></text:p>
            <text:p><text:span text:style-name="T2">7) Click on 'Check Boxes'.</text:span></text:p>
            <text:p><text:span text:style-name="T2">8) Click on 'Get OTP'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 and error messag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0" calcext:value-type="float">
            <text:p>8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Enter PAN Number which is not linked with the mobile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the field.</text:p>
            <text:p>6) Enter Invalid 10  PAN Number in the field.</text:p>
            <text:p>7) Click on 'Check Boxes'.</text:p>
            <text:p>8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will not receive OTP and Error messag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8">
          <table:table-cell table:style-name="ce165" office:value-type="float" office:value="81" calcext:value-type="float">
            <text:p>8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</text:span><text:span text:style-name="T3"> “Consent in relationto requested products”Should be Agree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Enter PAN number in the field.</text:span></text:p>
            <text:p><text:span text:style-name="T21">6) Click on “Consent in relationto requested products”</text:span></text:p>
            <text:p><text:span text:style-name="T21">7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29">
          <table:table-cell table:style-name="ce165" office:value-type="float" office:value="82" calcext:value-type="float">
            <text:p>8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 “Declaration CUM Undertaking” Should be Agreea &amp; confirm by the customer.</text:span></text:p>
          </table:table-cell>
          <table:table-cell table:style-name="ce144" office:value-type="string" calcext:value-type="string">
            <text:p><text:span text:style-name="T21">1</text:span><text:span text:style-name="T22">) Open application in mobile.</text:span></text:p>
            <text:p><text:span text:style-name="T19">2) </text:span><text:span text:style-name="T20">Customer will land on the welcome screen.</text:span></text:p>
            <text:p><text:span text:style-name="T17">3) Click on ‘Let’s Begin’ button.</text:span></text:p>
            <text:p><text:span text:style-name="T17">4) Select PAN.</text:span></text:p>
            <text:p><text:span text:style-name="T17">5) Enter PAN number in the field.</text:span></text:p>
            <text:p><text:span text:style-name="T21">6) Click on “Declaration CUM Undertaking”</text:span></text:p>
            <text:p><text:span text:style-name="T21">7) Click on “Agree &amp; Confirm”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Agree and Confirm button and then customer should be navigate to previous page.</text:p>
          </table:table-cell>
          <table:table-cell table:style-name="ce181" table:number-columns-repeated="11"/>
          <table:table-cell table:number-columns-repeated="16364"/>
        </table:table-row>
        <table:table-row table:style-name="ro130">
          <table:table-cell table:style-name="ce165" office:value-type="float" office:value="83" calcext:value-type="float">
            <text:p>8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Customer should be able to Click on 'Get OTP'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Click on 'Check Boxes'.</text:p>
            <text:p>10) Click on 'Get OTP'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ceive OTP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4" calcext:value-type="float">
            <text:p>8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Keypad should be occurred on the screen and customer should navigate to OTP scree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Keypad should be occurred on the screen and should be navigate to OTP screen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5" calcext:value-type="float">
            <text:p>8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OTP should be visible when entered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OTP in the field.</text:p>
          </table:table-cell>
          <table:table-cell table:style-name="ce150" table:number-columns-repeated="3"/>
          <table:table-cell table:style-name="ce153" office:value-type="string" calcext:value-type="string">
            <text:p>Entered OTP digits should be visible and should get masked once moved to the next field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6" calcext:value-type="float">
            <text:p>8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<text:span text:style-name="T1"> Enter OTP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OTP in the field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7" calcext:value-type="float">
            <text:p>8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be able to <text:span text:style-name="T1">Enter invalid OTP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Invalid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Invalid OTP should not be accepted by the field and Error message should be should be shown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8" calcext:value-type="float">
            <text:p>8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should be able to remove or change OTP digits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Invalid OTP in the field.</text:p>
            <text:p>12) Clickon back space.</text:p>
            <text:p>13) Enter New OTP in the field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dit OTP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89" calcext:value-type="float">
            <text:p>8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5 digits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be dis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0" calcext:value-type="float">
            <text:p>9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not be able to <text:span text:style-name="T1">Enter alphabets in the field 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Alpha bates 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1" calcext:value-type="float">
            <text:p>9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customer should not be able to <text:span text:style-name="T1">Enter Characters in the field 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Characters  OTP in the field.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2" calcext:value-type="float">
            <text:p>9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Keep OTP field blank</text:p>
            <text:p>12) Click on ‘Submit’ Button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 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3" calcext:value-type="float">
            <text:p>9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OTP should be valid for 60 Secs.</text:span></text:p>
          </table:table-cell>
          <table:table-cell table:style-name="ce145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Wait for 60 secs</text:p>
          </table:table-cell>
          <table:table-cell table:style-name="ce150" table:number-columns-repeated="3"/>
          <table:table-cell table:style-name="ce153" office:value-type="string" calcext:value-type="string">
            <text:p>Resend OTP button will be enable and click a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4" calcext:value-type="float">
            <text:p>9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Resend OTP button should be enable and new OTP should be receiv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Wait for 60 secs</text:p>
            <text:p>12) Click on Resend button</text:p>
          </table:table-cell>
          <table:table-cell table:style-name="ce150" table:number-columns-repeated="3"/>
          <table:table-cell table:style-name="ce153" office:value-type="string" calcext:value-type="string">
            <text:p>Resend OTP button will be enable and click able and customer should be receive new OTP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5" calcext:value-type="float">
            <text:p>9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“Maximum 3 Attempts” Warning text should be visible</text:span>. 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Maximum 3 Attempts Text should be visib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6" calcext:value-type="float">
            <text:p>9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<text:span text:style-name="T1"> Application should be get blocked for 15mins after 3 wrong attemp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</text:p>
            <text:p>11) Enter three times Invalid OTP in the field.</text:p>
            <text:p><text:span text:style-name="T2">12) Click on ‘Submi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pplications Should get blocked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7" calcext:value-type="float">
            <text:p>9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After 15 mins application should be unblocked.</text:span></text:p>
          </table:table-cell>
          <table:table-cell table:style-name="ce144" office:value-type="string" calcext:value-type="string">
            <text:p>1)Application should get unblocked after 15 mins</text:p>
          </table:table-cell>
          <table:table-cell table:style-name="ce150" table:number-columns-repeated="3"/>
          <table:table-cell table:style-name="ce153" office:value-type="string" calcext:value-type="string">
            <text:p>After 15mins application should be unblocked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8" calcext:value-type="float">
            <text:p>9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<text:span text:style-name="T2">Verify that ‘</text:span><text:span text:style-name="T3">Submit OTP’ button is clicka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<text:span text:style-name="T2">12) Click on ‘Submi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submit button and navigate to Choose Account Pag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99" calcext:value-type="float">
            <text:p>99</text:p>
          </table:table-cell>
          <table:table-cell table:style-name="ce168" office:value-type="string" calcext:value-type="string">
            <text:p>ETB</text:p>
          </table:table-cell>
          <table:table-cell table:style-name="ce136"/>
          <table:table-cell table:style-name="ce136" office:value-type="string" calcext:value-type="string">
            <text:p>Verify that customer should be able to “Choose Account” Page.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'Get OTP'.</text:span></text:p>
            <text:p><text:span text:style-name="T2">11) Enter OTP in the field.</text:span></text:p>
            <text:p><text:span text:style-name="T2">12) Click on ‘Submit OTP’ Button.</text:span></text:p>
          </table:table-cell>
          <table:table-cell table:style-name="ce150" table:number-columns-repeated="3"/>
          <table:table-cell table:style-name="ce153"/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0" calcext:value-type="float">
            <text:p>100</text:p>
          </table:table-cell>
          <table:table-cell table:style-name="ce168" office:value-type="string" calcext:value-type="string">
            <text:p>ETB</text:p>
          </table:table-cell>
          <table:table-cell table:style-name="ce136"/>
          <table:table-cell table:style-name="ce136" office:value-type="string" calcext:value-type="string">
            <text:p>Verify that Customer should be able to select bank account.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'Get OTP'.</text:span></text:p>
            <text:p><text:span text:style-name="T2">11) Enter OTP in the field.</text:span></text:p>
            <text:p><text:span text:style-name="T2">12) Click on ‘Submit OTP’ Button.</text:span></text:p>
            <text:p><text:span text:style-name="T2">13) Select bank account.</text:span></text:p>
          </table:table-cell>
          <table:table-cell table:style-name="ce150" table:number-columns-repeated="3"/>
          <table:table-cell table:style-name="ce153"/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1" calcext:value-type="float">
            <text:p>101</text:p>
          </table:table-cell>
          <table:table-cell table:style-name="ce168" office:value-type="string" calcext:value-type="string">
            <text:p>ETB</text:p>
          </table:table-cell>
          <table:table-cell table:style-name="ce136"/>
          <table:table-cell table:style-name="ce136" office:value-type="string" calcext:value-type="string">
            <text:p>Verify that ‘Continue’ button should be clickable.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'Get OTP'.</text:span></text:p>
            <text:p><text:span text:style-name="T2">11) Enter OTP in the field.</text:span></text:p>
            <text:p><text:span text:style-name="T2">12) Click on ‘Submit OTP’ Button.</text:span></text:p>
            <text:p><text:span text:style-name="T2">13) Select bank account.</text:span></text:p>
            <text:p><text:span text:style-name="T2">14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clickable and customer should be navigate to Loan Application Pag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2" calcext:value-type="float">
            <text:p>10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If customer is trying to regenerate his application.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 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'Get OTP'.</text:span></text:p>
            <text:p><text:span text:style-name="T2">11) Enter OTP in the field.</text:span></text:p>
            <text:p><text:span text:style-name="T2">12) Click on ‘Submit OTP’ Button.</text:span></text:p>
            <text:p><text:span text:style-name="T2">13) Select bank account.</text:span></text:p>
            <text:p><text:span text:style-name="T2">14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Error message should be shown.</text:p>
            <text:p>“Your PM Svanidhi Application is already in process”</text:p>
            <text:p>- Application Reference Number will be populated</text:p>
            <text:p><text:span text:style-name="T2">- Application Reference Number can be copied</text:span></text:p>
            <text:p><text:span text:style-name="T2">- Contact your nearest branch Tile will be populated.</text:span>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3" calcext:value-type="float">
            <text:p>10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Customer Identification</text:p>
          </table:table-cell>
          <table:table-cell table:style-name="ce136" office:value-type="string" calcext:value-type="string">
            <text:p>Verify that <text:span text:style-name="T1">Customer is able to click on Nearest branch ti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'Get OTP'.</text:p>
            <text:p>11) Enter OTP in the field.</text:p>
            <text:p>12) Click on ‘Submi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nearest branch tile.</text:p>
          </table:table-cell>
          <table:table-cell table:style-name="ce18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4" calcext:value-type="float">
            <text:p>10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navigate on Loan Application Form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Get OTP’.</text:p>
            <text:p>11) Enter OTP in the field.</text:p>
            <text:p>12) Click on ‘Submit’ Button.</text:p>
            <text:p>13) Hold On Page – Wait for some time.</text:p>
          </table:table-cell>
          <table:table-cell table:style-name="ce150" table:number-columns-repeated="3"/>
          <table:table-cell table:style-name="ce153" office:value-type="string" calcext:value-type="string">
            <text:p>Customer should navigate to loan application form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5" calcext:value-type="float">
            <text:p>10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click on Application Details drop dow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drop down and application details should be Populated.</text:p>
            <text:p>- Application Number</text:p>
            <text:p>- Survey Reference Number</text:p>
            <text:p>- CIG Status</text:p>
            <text:p>- JLG Status</text:p>
            <text:p>- Your Name</text:p>
            <text:p>- Date of Birth</text:p>
            <text:p>- Marital Status</text:p>
            <text:p>- Father Name</text:p>
            <text:p>- Mobile Number</text:p>
            <text:p>- Your Mail ID</text:p>
            <text:p>- Gender</text:p>
            <text:p>- Social Category </text:p>
            <text:p>- PVD(DIvyangjan)</text:p>
            <text:p>- Minority Community</text:p>
            <text:p>- Alternative Mobile Number</text:p>
            <text:p>- Whose Number Is It</text:p>
            <text:p/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6" calcext:value-type="float">
            <text:p>10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Email Id in the “Your Mail ID” Fei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Your Mail ID field.’</text:span></text:p>
            <text:p><text:span text:style-name="T2">16) Enter Valid Mail ID in the fei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valid mail id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7" calcext:value-type="float">
            <text:p>10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<text:span text:style-name="T1">Enter Invalid Mail ID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Your Mail ID field.’</text:span></text:p>
            <text:p><text:span text:style-name="T2">16) Enter Valid Mail ID in the fei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enter invalid email ID in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8" calcext:value-type="float">
            <text:p>10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</text:span><text:span text:style-name="T3">Enter valid  alternative mobile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alternative mobile number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09" calcext:value-type="float">
            <text:p>10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</text:span><text:span text:style-name="T3">Enter invalid  alternative mobile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Invalid mobile number in the field</text:span></text:p>
          </table:table-cell>
          <table:table-cell table:style-name="ce150" table:number-columns-repeated="3"/>
          <table:table-cell table:style-name="ce153" office:value-type="string" calcext:value-type="string">
            <text:p>Mobile number should not be accepted and error messag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0" calcext:value-type="float">
            <text:p>11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is able to <text:span text:style-name="T1">Enter Alpha bate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pha bate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1" calcext:value-type="float">
            <text:p>11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Customer is able to Enter Character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Characters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2" calcext:value-type="float">
            <text:p>11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9 digits are entered in the mobile number number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9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3" calcext:value-type="float">
            <text:p>11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11 digits are entered in the mobile number number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11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4" calcext:value-type="float">
            <text:p>11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Mobile number should not be started with 0,1,2,3,4 &amp; 5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number which starting with  0,1,2,3,4 &amp; 5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Number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5" calcext:value-type="float">
            <text:p>11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“Verify Number By OTP” Text should be en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“Verify Number By OTP” Text should be en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6" calcext:value-type="float">
            <text:p>11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submit application without providing alternative number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Verify that “Near by area” field should be click able.</text:p>
            <text:p>19) Enter name of the near by are in alpha bates only.</text:p>
            <text:p>20) Click on Check box. (My current address is same as on aadhaar)</text:p>
            <text:p>21) Click on Voter ID Photo.</text:p>
            <text:p>22) Enter 10 digit Valid  Voter ID Number in the field.</text:p>
            <text:p>23) Click on submit button,</text:p>
          </table:table-cell>
          <table:table-cell table:style-name="ce150" table:number-columns-repeated="3"/>
          <table:table-cell table:style-name="ce153" office:value-type="string" calcext:value-type="string">
            <text:p>Application should not be submitt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7" calcext:value-type="float">
            <text:p>11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 “Verify Number By OTP” Text should be click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Verify Number By OTP” Text should be enble and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8" calcext:value-type="float">
            <text:p>11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OTP in the field.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OTP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OTP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19" calcext:value-type="float">
            <text:p>11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be able to <text:span text:style-name="T1">Enter invalid OTP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Invalid OTP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valid OTP should not be accepted by the field and Error message should b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0" calcext:value-type="float">
            <text:p>12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remove or change OTP digits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OTP in the field.</text:span></text:p>
            <text:p><text:span text:style-name="T2">19) Click on back space and remove Entered OTP in the.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remove entered OTP and Edit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1" calcext:value-type="float">
            <text:p>12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5 digit OTP in the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2" calcext:value-type="float">
            <text:p>12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not be able to <text:span text:style-name="T1">Enter alphabets in the field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Alpha bates in the OTP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3" calcext:value-type="float">
            <text:p>12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not be able to <text:span text:style-name="T1">Enter Characters in the field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 Enter Characters in the OTP field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4" calcext:value-type="float">
            <text:p>12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.</text:span></text:p>
            <text:p><text:span text:style-name="T2">16) Enter Alternative mobile number in the field.</text:span></text:p>
            <text:p><text:span text:style-name="T2">17) Click on “Verify number by OTP” text.</text:span></text:p>
            <text:p><text:span text:style-name="T2">18)Keep OTP field field blank.</text:span></text:p>
            <text:p><text:span text:style-name="T2">19) Click on Submit button.</text:span></text:p>
          </table:table-cell>
          <table:table-cell table:style-name="ce150" table:number-columns-repeated="3"/>
          <table:table-cell table:style-name="ce153" office:value-type="string" calcext:value-type="string">
            <text:p>Submit button should not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5" calcext:value-type="float">
            <text:p>12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is able to <text:span text:style-name="T1">‘Whose number Is It’ Drop down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</text:span></text:p>
            <text:p><text:span text:style-name="T2">16) Enter valid mobile number in the field</text:span></text:p>
            <text:p><text:span text:style-name="T2">17) Click on ‘Whose number Is It’ Drop down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list should be open.</text:p>
            <text:p>- Spouse </text:p>
            <text:p>- Father</text:p>
            <text:p>- Mother</text:p>
            <text:p>- Brother</text:p>
            <text:p>- Sister</text:p>
            <text:p>- Other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6" calcext:value-type="float">
            <text:p>12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is able to </text:span><text:span text:style-name="T3">‘Whose number Is It’ Drop down should be clos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Click on ‘Alternative Mobile Number’ field</text:span></text:p>
            <text:p><text:span text:style-name="T2">16) Enter valid mobile number in the field</text:span></text:p>
            <text:p><text:span text:style-name="T2">17) Click on ‘Whose number Is It’ Drop down.</text:span></text:p>
            <text:p><text:span text:style-name="T2">18) Drop down should be close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Drop down list should be close.</text:span></text:p>
            <text:p/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7" calcext:value-type="float">
            <text:p>12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Address Detail should be visi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8" calcext:value-type="float">
            <text:p>12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permanent <text:span text:style-name="T1">Address details should be pre populated. 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29" calcext:value-type="float">
            <text:p>12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“Near By Area” Field should be visible and click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</text:span></text:p>
          </table:table-cell>
          <table:table-cell table:style-name="ce150" table:number-columns-repeated="3"/>
          <table:table-cell table:style-name="ce153" office:value-type="string" calcext:value-type="string">
            <text:p>“Near by area” field should be clickable and edit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0" calcext:value-type="float">
            <text:p>13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should be able to enter alpha bates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</table:table-cell>
          <table:table-cell table:style-name="ce150" table:number-columns-repeated="3"/>
          <table:table-cell table:style-name="ce153" office:value-type="string" calcext:value-type="string">
            <text:p>“Near by area” field should be clickable and editable. Customer should be able to enter alpha bates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1" calcext:value-type="float">
            <text:p>13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“My current address is same as on aadhaar”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2" calcext:value-type="float">
            <text:p>13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Address should be populated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3" calcext:value-type="float">
            <text:p>13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In additional Information section, PAN Photo and Voter ID Photo is clickable and highlighted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 </text:span></text:p>
            <text:p><text:span text:style-name="T2">21) Click on Voter ID.</text:span></text:p>
          </table:table-cell>
          <table:table-cell table:style-name="ce150" table:number-columns-repeated="3"/>
          <table:table-cell table:style-name="ce153" office:value-type="string" calcext:value-type="string">
            <text:p>PAN and Voter ID should be highlight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4" calcext:value-type="float">
            <text:p>13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PAN number field should populated on the screen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field should be visible and customer should be able to enter PAN number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5" calcext:value-type="float">
            <text:p>13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customer should be able to enter <text:span text:style-name="T1">Alpha Numeric value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valid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be accepted by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6" calcext:value-type="float">
            <text:p>13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 </text:span><text:span text:style-name="T3">Numeric value in the PAN 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Numeric value in the PAN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Only numeric value should not be accepted by the field. 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7" calcext:value-type="float">
            <text:p>13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</text:span><text:span text:style-name="T3"> 9 digit PAN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9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8" calcext:value-type="float">
            <text:p>13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customer should be able to enter </text:span><text:span text:style-name="T3">11  digit PAN number in the field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Verify that “Near by area” field should be click able.</text:span></text:p>
            <text:p><text:span text:style-name="T2">18) Enter name of the near by are in alpha bates only.</text:span></text:p>
            <text:p><text:span text:style-name="T2">19) Click on Check box. (My current address is same as on aadhaar)</text:span></text:p>
            <text:p><text:span text:style-name="T2">20) Click on PAN card.</text:span></text:p>
            <text:p><text:span text:style-name="T2">21) Enter 11 digit PAN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PAN number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39" calcext:value-type="float">
            <text:p>13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Voter ID Photo.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Verify that “Near by area” field should be click able.</text:p>
            <text:p>18) Enter name of the near by are in alpha bates only.</text:p>
            <text:p>19) Click on Check box. (My current address is same as on aadhaar)</text:p>
            <text:p>20) Click on Voter ID Photo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Voter ID Photo should be click able and highlighted.</text:p>
            <text:p/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0" calcext:value-type="float">
            <text:p>14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Customer is able to enter Alpha numeric value in the field.</text:span></text:p>
          </table:table-cell>
          <table:table-cell table:style-name="ce146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Click on ‘Alternative Mobile Number’ field.</text:p>
            <text:p>17) Enter Alternative mobile number in the field.</text:p>
            <text:p>18) Click on ‘Verify number by OTP’.</text:p>
            <text:p>19) Enter OTP in the Field.</text:p>
            <text:p>20) Click on ‘Submit’ button.</text:p>
            <text:p>21) Permanent Address details should be visible.</text:p>
            <text:p>22) Verify that “Near by area” field should be click able.</text:p>
            <text:p>23) Enter name of the near by are in alpha bates only.</text:p>
            <text:p>23) Click on Check box. (My current address is same as on aadhaar)</text:p>
            <text:p>24) Click on Voter ID Photo.</text:p>
            <text:p>25) Enter 10 digit Valid  Voter ID Number in the field.</text:p>
          </table:table-cell>
          <table:table-cell table:style-name="ce150" table:number-columns-repeated="3"/>
          <table:table-cell table:style-name="ce153" office:value-type="string" calcext:value-type="string">
            <text:p>Alpha numeric value should be accept by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1" calcext:value-type="float">
            <text:p>14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</text:span><text:span text:style-name="T3">Customer is able to enter  numeric value in the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numeric value in Voter ID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10 digit numeric value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2" calcext:value-type="float">
            <text:p>14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enter</text:span><text:span text:style-name="T3"> 9 digits in Voter ID 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9 digit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9 digits should not be accepted by the field and error message should be shown,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3" calcext:value-type="float">
            <text:p>14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<text:span text:style-name="T2">Verify that enter</text:span><text:span text:style-name="T3"> 11 digits in Voter ID  fiel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1 digit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11 digits should not be accepted by the field and error message should be shown,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4" calcext:value-type="float">
            <text:p>14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<text:span text:style-name="T1"> Without entering PAN Number or Voter ID Submit Button getting Enable.</text:span></text:p>
          </table:table-cell>
          <table:table-cell table:style-name="ce144" office:value-type="string" calcext:value-type="string">
            <text:p><text:span text:style-name="T2">1) Open application in mobile.</text:span></text:p>
            <text:p><text:span text:style-name="T2">2) Customer will land on the welcome screen.</text:span></text:p>
            <text:p><text:span text:style-name="T2">3) Click on ‘Let’s Begin’ button.</text:span></text:p>
            <text:p><text:span text:style-name="T2">4) Select PAN.</text:span></text:p>
            <text:p><text:span text:style-name="T2">5)Click on “Consent in relation to requested products”</text:span></text:p>
            <text:p><text:span text:style-name="T2">6) Click on “Agree &amp; Confirm”</text:span></text:p>
            <text:p><text:span text:style-name="T2">5) Enter PAN number in the field.</text:span></text:p>
            <text:p><text:span text:style-name="T2">7) Click on “Declaration CUM Undertaking”</text:span></text:p>
            <text:p><text:span text:style-name="T2">8) Click on “Agree &amp; Confirm”</text:span></text:p>
            <text:p><text:span text:style-name="T2">9) Click on 'Check Boxes'.</text:span></text:p>
            <text:p><text:span text:style-name="T2">10) Click on ‘'Get OTP'’.</text:span></text:p>
            <text:p><text:span text:style-name="T2">11) Enter OTP in the field.</text:span></text:p>
            <text:p><text:span text:style-name="T2">12) Click on ‘Submit’ Button.</text:span></text:p>
            <text:p><text:span text:style-name="T2">13) Hold On Page – Wait for some time.</text:span></text:p>
            <text:p><text:span text:style-name="T2">14) Click on ‘Application Details’ drop down.</text:span></text:p>
            <text:p><text:span text:style-name="T2">15) Verify “Address Details” </text:span></text:p>
            <text:p><text:span text:style-name="T2">16) Permanent Address details should be visible.</text:span></text:p>
            <text:p><text:span text:style-name="T2">17) Click on ‘Alternative Mobile Number’ field.</text:span></text:p>
            <text:p><text:span text:style-name="T2">18) Enter Alternative mobile number in the field.</text:span></text:p>
            <text:p><text:span text:style-name="T2">19) Click on ‘Verify number by OTP’.</text:span></text:p>
            <text:p><text:span text:style-name="T2">20) Enter OTP in the Field.</text:span></text:p>
            <text:p><text:span text:style-name="T2">21) Click on ‘Submit’ button.</text:span></text:p>
            <text:p><text:span text:style-name="T2">22) Verify that “Near by area” field should be click able.</text:span></text:p>
            <text:p><text:span text:style-name="T2">23) Enter name of the near by are in alpha bates only.</text:span></text:p>
            <text:p><text:span text:style-name="T2">24) Click on Contiune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not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5" calcext:value-type="float">
            <text:p>14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Loan Application Form</text:p>
          </table:table-cell>
          <table:table-cell table:style-name="ce136" office:value-type="string" calcext:value-type="string">
            <text:p>Verify that <text:span text:style-name="T1">After clicking on continue button customer is able to navigate to Vending Details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Continue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navigate to next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6" calcext:value-type="float">
            <text:p>14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<text:span text:style-name="T1">Applicant details should be marked as comple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Applicant detail page should be marked as complet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7" calcext:value-type="float">
            <text:p>14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Application ‘Vending Details’ Page Photo should be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Vending Details Photo should be highlight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8" calcext:value-type="float">
            <text:p>14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8">Verify that </text:span><text:span text:style-name="T3">Vending Details drop down button should be clickable and list should be open</text:span><text:span text:style-name="T1">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button should be clickable and list of vending details should be open.</text:p>
            <text:p>- Activity Name Code</text:p>
            <text:p>- Certificate of Vending</text:p>
            <text:p>- Vending Since</text:p>
            <text:p>- Place of Vending</text:p>
            <text:p>- Vendor ID Card Number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49" calcext:value-type="float">
            <text:p>14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2">Verify that </text:span><text:span text:style-name="T3">Vending Details drop down button should be clickable and list should be clo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  <text:p>29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button should be clickable and list of vending details should be clos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0" calcext:value-type="float">
            <text:p>15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<text:span text:style-name="T1">Area of vending Drop down should be clickable and List should be ope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Area of Vending’ drop dow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rea of vending drop down button should be clickable and list should be open.</text:p>
            <text:p>Following details should be Pre populated.</text:p>
            <text:p/>
            <text:p>- Near by Area</text:p>
            <text:p>- Ward / Village</text:p>
            <text:p>- Place</text:p>
            <text:p>- State</text:p>
            <text:p>- Pin code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1" calcext:value-type="float">
            <text:p>15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<text:span text:style-name="T2">Verify that </text:span><text:span text:style-name="T3">Area of vending Drop down should be clickable and List should be clo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Area of Vending’ drop down.</text:p>
            <text:p>29) Click on ‘Area of Vending’ drop dow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rea of vending drop down button should be clickable and list should be clos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2" calcext:value-type="float">
            <text:p>15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Vending Details</text:p>
          </table:table-cell>
          <table:table-cell table:style-name="ce136" office:value-type="string" calcext:value-type="string">
            <text:p>Verify that Customer should be able to click on <text:span text:style-name="T1">Continue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ontinue button and should be navigate to next scree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3" calcext:value-type="float">
            <text:p>15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customer is able to navigate to Financial Details Page and Photo should be Highlighted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navigate to Financial details page.</text:p>
            <text:p/>
            <text:p>Applicant Details and Vending Details should be Marked as completed.</text:p>
            <text:p/>
            <text:p>Financial Details Photo should be highlight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4" calcext:value-type="float">
            <text:p>15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Income details drop down is clickable and Pre populated details should be visi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 </text:p>
            <text:p>29) Click on ‘Income details’ drop down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details should be shown.</text:p>
            <text:p>- Total Monthly Sales</text:p>
            <text:p>- Bank Name</text:p>
            <text:p>- Account Number</text:p>
            <text:p>- IFSC 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5" calcext:value-type="float">
            <text:p>15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Last four digits of account number should be highlight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Last four digits of the account number should be unmask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6" calcext:value-type="float">
            <text:p>15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Last two digits of the IFSC code should be unmasked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Last two digits of the IFSC number should be unmask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7" calcext:value-type="float">
            <text:p>15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<text:span text:style-name="T2">Verify that </text:span><text:span text:style-name="T3">Income details should be minimis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Income details’ drop down.</text:p>
            <text:p>30) Click on ‘Income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should be minimis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8" calcext:value-type="float">
            <text:p>15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<text:span text:style-name="T1">Applicants Loan details Drop down button should be clickable.</text:span></text:p>
            <text:p/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Loan Details’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Following Loan details should be pre populated .</text:span></text:p>
            <text:p><text:span text:style-name="T2">- Existing Loan</text:span></text:p>
            <text:p><text:span text:style-name="T2">- Monthly EMI</text:span></text:p>
            <text:p><text:span text:style-name="T2">- Do you accept Digital Payment at your unit?</text:span></text:p>
            <text:p><text:span text:style-name="T2">- Payment Aggregator</text:span></text:p>
            <text:p><text:span text:style-name="T2">- UPI ID / VPA</text:span></text:p>
            <text:p><text:span text:style-name="T2">- Loan Amount</text:span></text:p>
            <text:p><text:span text:style-name="T2">- Tenure</text:span></text:p>
            <text:p><text:span text:style-name="T2">- Loan Purpose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59" calcext:value-type="float">
            <text:p>15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 part of UPI ID which is before @ should be masked.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Loan Details’</text:p>
          </table:table-cell>
          <table:table-cell table:style-name="ce150" table:number-columns-repeated="3"/>
          <table:table-cell table:style-name="ce153" office:value-type="string" calcext:value-type="string">
            <text:p>Part of UPI ID which is before @ should be mask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0" calcext:value-type="float">
            <text:p>16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Financial Details</text:p>
          </table:table-cell>
          <table:table-cell table:style-name="ce136" office:value-type="string" calcext:value-type="string">
            <text:p>Verify that<text:span text:style-name="T1"> Continue Button is clicka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clickable and customer should be navigate to Upload Photo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1" calcext:value-type="float">
            <text:p>16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C<text:span text:style-name="T1">ustomer is able to navigate to Upload Images pag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Upload Photo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2" calcext:value-type="float">
            <text:p>16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<text:span text:style-name="T2">Verify that </text:span><text:span text:style-name="T3">“Your Photo” text should be visible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Your photo text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3" calcext:value-type="float">
            <text:p>16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should be 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</table:table-cell>
          <table:table-cell table:style-name="ce150" table:number-columns-repeated="3"/>
          <table:table-cell table:style-name="ce153" office:value-type="string" calcext:value-type="string">
            <text:p>Click Photo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4" calcext:value-type="float">
            <text:p>16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is able to click Photo with rear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capture Photo button.(Rear Camera)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with rear camera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5" calcext:value-type="float">
            <text:p>16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switch to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front camera button.</text:p>
            <text:p>Front camera should be ope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6" calcext:value-type="float">
            <text:p>16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Photo from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  <text:p>32) Click on Click Photo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with front camera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7" calcext:value-type="float">
            <text:p>16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back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Back’ Button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able to click on back button and navigate to previous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8" calcext:value-type="float">
            <text:p>16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cancel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ancel’ Button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able to click on cancel button and navigate to previous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69" calcext:value-type="float">
            <text:p>16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Make sure your face is within the circle and clearly visible. ” message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Message should be shown and photo should be within circel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0" calcext:value-type="float">
            <text:p>17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Photo should be clear and within the circ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Photo should be clear and within the circle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1" calcext:value-type="float">
            <text:p>17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Clicked Photo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ed Photo should be shown on Upload Images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2" calcext:value-type="float">
            <text:p>17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change to Click agai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 Photo Button change to Click again butto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3" calcext:value-type="float">
            <text:p>17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apture Photo agai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lick Again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agai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4" calcext:value-type="float">
            <text:p>17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Your photo with vending Uniti” Text should be visi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</table:table-cell>
          <table:table-cell table:style-name="ce150" table:number-columns-repeated="3"/>
          <table:table-cell table:style-name="ce153" office:value-type="string" calcext:value-type="string">
            <text:p>Your photo with “Vending Unit ” Text should be visible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5" calcext:value-type="float">
            <text:p>17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should be  clickab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</table:table-cell>
          <table:table-cell table:style-name="ce150" table:number-columns-repeated="3"/>
          <table:table-cell table:style-name="ce153" office:value-type="string" calcext:value-type="string">
            <text:p>Click Photo button should be clickable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6" calcext:value-type="float">
            <text:p>17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is able to click Photo with rear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capture Photo button.(Rear Camera)</text:p>
          </table:table-cell>
          <table:table-cell table:style-name="ce150" table:number-columns-repeated="3"/>
          <table:table-cell table:style-name="ce153" office:value-type="string" calcext:value-type="string">
            <text:p>Customer is able to click Photo with rear camera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7" calcext:value-type="float">
            <text:p>17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switch to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</table:table-cell>
          <table:table-cell table:style-name="ce150" table:number-columns-repeated="3"/>
          <table:table-cell table:style-name="ce156" office:value-type="string" calcext:value-type="string">
            <text:p>Customer should be able to switch to Front camera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8" calcext:value-type="float">
            <text:p>17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Photo from front camera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Check box. (My current address is same as on aadhaar)</text:p>
            <text:p>25) Click on Voter ID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switch to front camera button.</text:p>
            <text:p>32) Click on Click Photo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Photo from front camera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79" calcext:value-type="float">
            <text:p>17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back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Back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back butto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0" calcext:value-type="float">
            <text:p>18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lick on cancel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ancel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lick on cancel butto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1" calcext:value-type="float">
            <text:p>18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“Make sure your face is within the circle and clearly visible. ” message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“Make sure your face is within the circle and clearly visible. ”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2" calcext:value-type="float">
            <text:p>18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Photo should be clear and within the circle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Photo should be clear and within the Circle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3" calcext:value-type="float">
            <text:p>18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Clicked Photo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ed Photo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4" calcext:value-type="float">
            <text:p>18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lick Photo Button change to Click again butto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lick Photo Button change to Click again butto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5" calcext:value-type="float">
            <text:p>18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should be able to capture Photo agai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</text:p>
            <text:p>31) Click on ‘Switch to front camera’ button.</text:p>
            <text:p>32) Click on Click on ‘Capture Photo’ button.</text:p>
            <text:p>33) Click on ‘Click Again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capture Photo agai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6" calcext:value-type="float">
            <text:p>18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Location should be capture and “Allow access to exact location of this device.” Message should be Pop-up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Location should be capture and “Allow access to exact location of this device.” Message should be Pop-up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7" calcext:value-type="float">
            <text:p>18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accept the location reques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Accept’ button.</text:p>
          </table:table-cell>
          <table:table-cell table:style-name="ce150" table:number-columns-repeated="3"/>
          <table:table-cell table:style-name="ce153" office:value-type="string" calcext:value-type="string">
            <text:p>Customer should be <text:s/>able to accept the location request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8" calcext:value-type="float">
            <text:p>18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 <text:span text:style-name="T1">Customer deny the location request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Dney’ button.</text:p>
          </table:table-cell>
          <table:table-cell table:style-name="ce150" table:number-columns-repeated="3"/>
          <table:table-cell table:style-name="ce153" office:value-type="string" calcext:value-type="string">
            <text:p>Customer deny the location request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89" calcext:value-type="float">
            <text:p>18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Upload Photos</text:p>
          </table:table-cell>
          <table:table-cell table:style-name="ce136" office:value-type="string" calcext:value-type="string">
            <text:p>Verify that<text:span text:style-name="T1"> ‘GPS’ Location should be shown.</text:span></text:p>
          </table:table-cell>
          <table:table-cell table:style-name="ce144" office:value-type="string" calcext:value-type="string">
            <text:p>1) Open application in mobile.</text:p>
            <text:p>2) Customer will land on the welcome screen.</text:p>
            <text:p>3) Click on ‘Let’s Begin’ button.</text:p>
            <text:p>4) Select PAN.</text:p>
            <text:p>5) Click on “Consent in relation to requested products”</text:p>
            <text:p>6) Click on “Agree &amp; Confirm”</text:p>
            <text:p>5) Enter PAN number in the field.</text:p>
            <text:p>7) Click on “Declaration CUM Undertaking”</text:p>
            <text:p>8) Click on “Agree &amp; Confirm”</text:p>
            <text:p>9) Click on 'Check Boxes'.</text:p>
            <text:p>10) Click on ‘'Get OTP'’.</text:p>
            <text:p>11) Enter OTP in the field.</text:p>
            <text:p>12) Click on ‘Submit’ Button.</text:p>
            <text:p>13) Hold On Page – Wait for some time.</text:p>
            <text:p>14) Click on ‘Application Details’ drop down.</text:p>
            <text:p>15) Verify “Address Details” </text:p>
            <text:p>16) Permanent Address details should be visible.</text:p>
            <text:p>17) Click on ‘Alternative Mobile Number’ field.</text:p>
            <text:p>18) Enter Alternative mobile number in the field.</text:p>
            <text:p>19) Click on ‘Verify number by OTP’.</text:p>
            <text:p>20) Enter OTP in the Field.</text:p>
            <text:p>21) Click on ‘Submit’ button.</text:p>
            <text:p>22) Verify that “Near by area” field should be click able.</text:p>
            <text:p>23) Enter name of the near by are in alpha bates only.</text:p>
            <text:p>24) Click on ‘Check box’. (My current address is same as on aadhaar)</text:p>
            <text:p>25) Click on ‘Voter ID’ Photo.</text:p>
            <text:p>26) Enter 10 digit valid Voter ID Number in the field.</text:p>
            <text:p>27) Click on ‘Continue’ button.</text:p>
            <text:p>28) Click on ‘Continue’ button.</text:p>
            <text:p>29) Click on ‘Continue’ button.</text:p>
            <text:p>30) Click on ‘Click Photo’.</text:p>
            <text:p>31) Click on Click on ‘Capture Photo’ button.</text:p>
            <text:p>32) Click on ‘Accept’ button.</text:p>
            <text:p>33) GPS location should be shown.</text:p>
          </table:table-cell>
          <table:table-cell table:style-name="ce150" table:number-columns-repeated="3"/>
          <table:table-cell table:style-name="ce153" office:value-type="string" calcext:value-type="string">
            <text:p>‘GPS’ Location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0" calcext:value-type="float">
            <text:p>19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Customer should be able to navigate to Aadhaar eKYC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</table:table-cell>
          <table:table-cell table:style-name="ce150" table:number-columns-repeated="3"/>
          <table:table-cell table:style-name="ce153" office:value-type="string" calcext:value-type="string">
            <text:p>After completion of self identification and loan application process customer should be navigate to Aadhaar eKYC page. 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1" calcext:value-type="float">
            <text:p>19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Back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back button.</text:span></text:p>
          </table:table-cell>
          <table:table-cell table:style-name="ce150" table:number-columns-repeated="3"/>
          <table:table-cell table:style-name="ce153" office:value-type="string" calcext:value-type="string">
            <text:p>Back button should be clickable and customer should be navigate to Loan application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2" calcext:value-type="float">
            <text:p>19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<text:span text:style-name="T2">Verify that</text:span><text:span text:style-name="T3"> “Need Help”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Need Help” Text.</text:span></text:p>
          </table:table-cell>
          <table:table-cell table:style-name="ce150" table:number-columns-repeated="3"/>
          <table:table-cell table:style-name="ce153" office:value-type="string" calcext:value-type="string">
            <text:p>Need help page buttons should be ope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3" calcext:value-type="float">
            <text:p>19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Click on<text:span text:style-name="T1"> language Drop Down button Should be clickable and list should be op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button should be clickable and list should be open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4" calcext:value-type="float">
            <text:p>19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<text:span text:style-name="T2">Verify that </text:span><text:span text:style-name="T3">Select language Drop Down button should be clickable and list should be Clos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  <text:p><text:span text:style-name="T2">6) Click on language drop down box.</text:span></text:p>
          </table:table-cell>
          <table:table-cell table:style-name="ce150" table:number-columns-repeated="3"/>
          <table:table-cell table:style-name="ce153" office:value-type="string" calcext:value-type="string">
            <text:p>Drop down button should be clos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5" calcext:value-type="float">
            <text:p>19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English Language should be Default langu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English as a default language should be displaye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6" calcext:value-type="float">
            <text:p>19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Selected language should be display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language drop down box.</text:span></text:p>
            <text:p><text:span text:style-name="T2">6) Click on other language.</text:span></text:p>
            <text:p><text:span text:style-name="T2">7) Selected language should be displaye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Selected language should be displayed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7" calcext:value-type="float">
            <text:p>19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41" office:value-type="string" calcext:value-type="string">
            <text:p>Verify that <text:span text:style-name="T1">3 check boxes should be visi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.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md marked as check.</text:p>
            <text:p/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8" calcext:value-type="float">
            <text:p>19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41" office:value-type="string" calcext:value-type="string">
            <text:p>Verify that check box should be Unchecked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Check boxes to uncheck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Check box should be marked as unchecked on 2</text:span><text:span text:style-name="T27">nd</text:span><text:span text:style-name="T2"> click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199" calcext:value-type="float">
            <text:p>19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Hyperlink text “Click here”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Click here”</text:span></text:p>
          </table:table-cell>
          <table:table-cell table:style-name="ce150" table:number-columns-repeated="3"/>
          <table:table-cell table:style-name="ce153" office:value-type="string" calcext:value-type="string">
            <text:p>“Click here” text should be clickable and should be directed to respective page.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5" office:value-type="float" office:value="200" calcext:value-type="float">
            <text:p>20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 <text:span text:style-name="T1">Hyperlink text “Terms and conditions”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“Terms and Conditions”</text:span></text:p>
          </table:table-cell>
          <table:table-cell table:style-name="ce150" table:number-columns-repeated="3"/>
          <table:table-cell table:style-name="ce153" office:value-type="string" calcext:value-type="string">
            <text:p>“Terms and Conditions” text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31">
          <table:table-cell table:style-name="ce165" office:value-type="float" office:value="201" calcext:value-type="float">
            <text:p>20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har eKYC Page.</text:p>
          </table:table-cell>
          <table:table-cell table:style-name="ce136" office:value-type="string" calcext:value-type="string">
            <text:p>Verify that<text:span text:style-name="T1"> ‘I Accep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I Accept button should be clickable and customer should be able to redirect on next batch.</text:p>
          </table:table-cell>
          <table:table-cell table:style-name="ce151" table:number-columns-repeated="11"/>
          <table:table-cell table:number-columns-repeated="16364"/>
        </table:table-row>
        <table:table-row table:style-name="ro73">
          <table:table-cell table:style-name="ce165" office:value-type="float" office:value="202" calcext:value-type="float">
            <text:p>20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Aadhaar Number field should be should be visiba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adhaar number field should be clickable and customer should be able to enter Aadhaar number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3">
          <table:table-cell table:style-name="ce165" office:value-type="float" office:value="203" calcext:value-type="float">
            <text:p>20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Keypad should be occurred on the screen and customer should be able enter to Aadhar Number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Keyboard should be populated on the screen </text:p>
          </table:table-cell>
          <table:table-cell table:style-name="ce151" table:number-columns-repeated="11"/>
          <table:table-cell table:number-columns-repeated="16364"/>
        </table:table-row>
        <table:table-row table:style-name="ro73">
          <table:table-cell table:style-name="ce165" office:value-type="float" office:value="204" calcext:value-type="float">
            <text:p>20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“Enter Your 12-Digit Aadhar Number ” label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Enter Your 12-Digit Aadhaar Number ” label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72">
          <table:table-cell table:style-name="ce165" office:value-type="float" office:value="205" calcext:value-type="float">
            <text:p>20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Customer is able to enter 12 digit valid aadhar number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-Digit aadhaar number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12-digit aadhaar number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06" calcext:value-type="float">
            <text:p>20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is able to Enter Alpha bate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Alpha bate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07" calcext:value-type="float">
            <text:p>20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is able to enter character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Character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08" calcext:value-type="float">
            <text:p>20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To Validate <text:span text:style-name="T1">11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1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Less than 11 digits should not be able to accepted by field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09" calcext:value-type="float">
            <text:p>20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To Validate <text:span text:style-name="T1">13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3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More than 12 digits should not be accepted by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10" calcext:value-type="float">
            <text:p>21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Aadhaar number should get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ll digits should be get masked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11" calcext:value-type="float">
            <text:p>21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Aadhaar number should get unmasked on the click on Eye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Aadhaar number field.</text:span></text:p>
            <text:p><text:span text:style-name="T2">8) Enter 12 digits in the aadhaar number field.</text:span></text:p>
          </table:table-cell>
          <table:table-cell table:style-name="ce150" table:number-columns-repeated="3"/>
          <table:table-cell table:style-name="ce153" office:value-type="string" calcext:value-type="string">
            <text:p>Aadhaar number should be get unmasked.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12" calcext:value-type="float">
            <text:p>21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Virtual ID field should be should be visible and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Virtual ID field should be should be visible and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13" calcext:value-type="float">
            <text:p>21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“Enter 16-Digit Temprory VID” label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“Enter 16-Digit Temprory VID” label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73">
          <table:table-cell table:style-name="ce165" office:value-type="float" office:value="214" calcext:value-type="float">
            <text:p>21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</text:span><text:span text:style-name="T3">Keypad should be occurred on the screen and customer should be able enter to </text:span><text:span text:style-name="T9"> </text:span><text:span text:style-name="T3">Virtual ID</text:span><text:span text:style-name="T1">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</table:table-cell>
          <table:table-cell table:style-name="ce150" table:number-columns-repeated="3"/>
          <table:table-cell table:style-name="ce153" office:value-type="string" calcext:value-type="string">
            <text:p>Keypad should be occurred on the screen and customer should be able enter to Virtual ID.</text:p>
          </table:table-cell>
          <table:table-cell table:style-name="ce151" table:number-columns-repeated="11"/>
          <table:table-cell table:number-columns-repeated="16364"/>
        </table:table-row>
        <table:table-row table:style-name="ro132">
          <table:table-cell table:style-name="ce165" office:value-type="float" office:value="215" calcext:value-type="float">
            <text:p>21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</text:span><text:span text:style-name="T3"> Customer is able to enter 16-digit valid </text:span><text:span text:style-name="T9"> </text:span><text:span text:style-name="T3">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is able to enter 16-digit valid <text:s/>Virtual Id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3">
          <table:table-cell table:style-name="ce165" office:value-type="float" office:value="216" calcext:value-type="float">
            <text:p>21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‘Click here’ hyper 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Click here’ hyperlink Text.</text:span></text:p>
          </table:table-cell>
          <table:table-cell table:style-name="ce150" table:number-columns-repeated="3"/>
          <table:table-cell table:style-name="ce153" office:value-type="string" calcext:value-type="string">
            <text:p>Click here hyperlink text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17" calcext:value-type="float">
            <text:p>21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is able to Enter Alpha bate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Alpha bate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lpha bate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18" calcext:value-type="float">
            <text:p>21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is able to enter characters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Character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haracters should not be accepted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19" calcext:value-type="float">
            <text:p>21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To Validate <text:span text:style-name="T1">15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5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Get OTP' button should not be en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20" calcext:value-type="float">
            <text:p>22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To Validate <text:span text:style-name="T1">17 digits are accepted by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invalid 17 digits in the field. </text:span></text:p>
            <text:p><text:span text:style-name="T2">9) Click on on ‘Get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17 digits should not be accept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33">
          <table:table-cell table:style-name="ce165" office:value-type="float" office:value="221" calcext:value-type="float">
            <text:p>22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</text:span><text:span text:style-name="T3"> </text:span><text:span text:style-name="T9"> </text:span><text:span text:style-name="T3">Virtual ID</text:span><text:span text:style-name="T1"> should get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/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Virtual ID should get masked.</text:p>
          </table:table-cell>
          <table:table-cell table:style-name="ce151" table:number-columns-repeated="11"/>
          <table:table-cell table:number-columns-repeated="16364"/>
        </table:table-row>
        <table:table-row table:style-name="ro97">
          <table:table-cell table:style-name="ce165" office:value-type="float" office:value="222" calcext:value-type="float">
            <text:p>22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</text:span><text:span text:style-name="T3"> </text:span><text:span text:style-name="T9"> </text:span><text:span text:style-name="T3">Virtual ID</text:span><text:span text:style-name="T1"> should get unmasked on the click on Eye Butto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Eye Button.</text:span></text:p>
            <text:p><text:span text:style-name="T2">10) Click on on ‘Get OTP’ </text:span></text:p>
          </table:table-cell>
          <table:table-cell table:style-name="ce150" table:number-columns-repeated="3"/>
          <table:table-cell table:style-name="ce153" office:value-type="string" calcext:value-type="string">
            <text:p>Virtual ID should get unmasked.</text:p>
          </table:table-cell>
          <table:table-cell table:style-name="ce151" table:number-columns-repeated="11"/>
          <table:table-cell table:number-columns-repeated="16364"/>
        </table:table-row>
        <table:table-row table:style-name="ro97">
          <table:table-cell table:style-name="ce165" office:value-type="float" office:value="223" calcext:value-type="float">
            <text:p>22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 </text:span><text:span text:style-name="T3">Virtual ID</text:span><text:span text:style-name="T1"> should be visible when entered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 </text:span></text:p>
            <text:p/>
          </table:table-cell>
          <table:table-cell table:style-name="ce150" table:number-columns-repeated="3"/>
          <table:table-cell table:style-name="ce157" office:value-type="string" calcext:value-type="string">
            <text:p>Virtual ID should be visible when entered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24" calcext:value-type="float">
            <text:p>22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be able to</text:span><text:span text:style-name="T3"> Enter 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Click on on ‘Get OTP’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Enter Virtual ID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25" calcext:value-type="float">
            <text:p>22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be able to </text:span><text:span text:style-name="T3">Enter invalid Virtual ID</text:span><text:span text:style-name="T1">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invalid 16 digits in the field. </text:span></text:p>
            <text:p><text:span text:style-name="T2">9) Click on on ‘Get OTP’ </text:span></text:p>
          </table:table-cell>
          <table:table-cell table:style-name="ce150" table:number-columns-repeated="3"/>
          <table:table-cell table:style-name="ce158" office:value-type="string" calcext:value-type="string">
            <text:p>Customer should be able to Enter invalid Virtual ID in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133">
          <table:table-cell table:style-name="ce165" office:value-type="float" office:value="226" calcext:value-type="float">
            <text:p>22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</text:span><text:span text:style-name="T3">Customer should be able to remove or change Virtual ID</text:span><text:span text:style-name="T1"> digit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remove or change Virtual ID digits.</text:p>
          </table:table-cell>
          <table:table-cell table:style-name="ce151" table:number-columns-repeated="11"/>
          <table:table-cell table:number-columns-repeated="16364"/>
        </table:table-row>
        <table:table-row table:style-name="ro29">
          <table:table-cell table:style-name="ce165" office:value-type="float" office:value="227" calcext:value-type="float">
            <text:p>22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Submit button should be disabled when customer entered less than 6 digit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less than 6 digit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Submit button should be disabled when customer entered less than 6 digits in OTP field.</text:p>
          </table:table-cell>
          <table:table-cell table:style-name="ce151" table:number-columns-repeated="11"/>
          <table:table-cell table:number-columns-repeated="16364"/>
        </table:table-row>
        <table:table-row table:style-name="ro29">
          <table:table-cell table:style-name="ce165" office:value-type="float" office:value="228" calcext:value-type="float">
            <text:p>22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not be able to </text:span><text:span text:style-name="T3">Enter alphabet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Alpha bate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Customer should not be able to Enter alphabets in OTP field.</text:p>
          </table:table-cell>
          <table:table-cell table:style-name="ce151" table:number-columns-repeated="11"/>
          <table:table-cell table:number-columns-repeated="16364"/>
        </table:table-row>
        <table:table-row table:style-name="ro29">
          <table:table-cell table:style-name="ce165" office:value-type="float" office:value="229" calcext:value-type="float">
            <text:p>22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 customer should not be able to </text:span><text:span text:style-name="T3">Enter Characters in OTP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characters in the OTP field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not be able to Enter Characters in OTP field.</text:p>
          </table:table-cell>
          <table:table-cell table:style-name="ce151" table:number-columns-repeated="11"/>
          <table:table-cell table:number-columns-repeated="16364"/>
        </table:table-row>
        <table:table-row table:style-name="ro29">
          <table:table-cell table:style-name="ce165" office:value-type="float" office:value="230" calcext:value-type="float">
            <text:p>23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2">Verify that </text:span><text:span text:style-name="T3">OTP field is blank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Keep OTP field blank.</text:span></text:p>
            <text:p><text:span text:style-name="T2">13) Click on ‘Submit &amp; Perform eKYC’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OTP field should not be blank and ‘Submit &amp; Perform eKYC’ button should be disabled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31" calcext:value-type="float">
            <text:p>23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OTP should be valid for 60 Sec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OTP should be valid for 60 Secs.</text:p>
          </table:table-cell>
          <table:table-cell table:style-name="ce151" table:number-columns-repeated="11"/>
          <table:table-cell table:number-columns-repeated="16364"/>
        </table:table-row>
        <table:table-row table:style-name="ro134">
          <table:table-cell table:style-name="ce165" office:value-type="float" office:value="232" calcext:value-type="float">
            <text:p>23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Resend OTP button should be enable and new OTP should be receiv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><text:span text:style-name="T2">14) Wait till 60sec over.</text:span></text:p>
            <text:p><text:span text:style-name="T2">15) Click on ‘Resend’ Hyperlink text.</text:span></text:p>
            <text:p/>
            <text:p/>
            <text:p/>
          </table:table-cell>
          <table:table-cell table:style-name="ce150" table:number-columns-repeated="3"/>
          <table:table-cell table:style-name="ce153" office:value-type="string" calcext:value-type="string">
            <text:p>Resend OTP button should be enable and new OTP should be receive.</text:p>
          </table:table-cell>
          <table:table-cell table:style-name="ce151" table:number-columns-repeated="11"/>
          <table:table-cell table:number-columns-repeated="16364"/>
        </table:table-row>
        <table:table-row table:style-name="ro92">
          <table:table-cell table:style-name="ce165" office:value-type="float" office:value="233" calcext:value-type="float">
            <text:p>23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<text:span text:style-name="T8">Verify that</text:span><text:span text:style-name="T3"> “Edit Aadhaar Number”</text:span><text:span text:style-name="T1"> Hyper Link 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’</text:span></text:p>
            <text:p><text:span text:style-name="T2">14) Click on “Edit Aadhaar Number”</text:span></text:p>
          </table:table-cell>
          <table:table-cell table:style-name="ce150" table:number-columns-repeated="3"/>
          <table:table-cell table:style-name="ce153" office:value-type="string" calcext:value-type="string">
            <text:p>Edit Aadhaar Number” Hyper Link <text:s/>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36">
          <table:table-cell table:style-name="ce165" office:value-type="float" office:value="234" calcext:value-type="float">
            <text:p>23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customer should be able to <text:span text:style-name="T1">navigate to Previous and edit Aadhar Number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Valid digits in the OTP field.</text:span></text:p>
            <text:p><text:span text:style-name="T2">13) Click on ‘Submit &amp; Perform eKYC</text:span></text:p>
            <text:p><text:span text:style-name="T2">14) Click on “Edit Aadhaar Number”</text:span></text:p>
            <text:p><text:span text:style-name="T2">15) Edit aadhaar number</text:span></text:p>
            <text:p><text:span text:style-name="T2">16) Click on ‘Submit &amp; Perform eKYC’</text:span></text:p>
          </table:table-cell>
          <table:table-cell table:style-name="ce150" table:number-columns-repeated="3"/>
          <table:table-cell table:style-name="ce153"/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35" calcext:value-type="float">
            <text:p>23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<text:span text:style-name="T1"> Application should get blocked once customer when customer enter wrong OTP 3 Time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C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Application get blocke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36" calcext:value-type="float">
            <text:p>23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Customer should be able to see how many wrong attempt are remaining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be able to see out of 3 how many seats are left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37" calcext:value-type="float">
            <text:p>23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Aaddhar eKYC Verification Page.</text:p>
          </table:table-cell>
          <table:table-cell table:style-name="ce136" office:value-type="string" calcext:value-type="string">
            <text:p>Verify that <text:span text:style-name="T1">After entering 3 wrong OTP, Error message should be shown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lick on Check boxes to check.</text:span></text:p>
            <text:p><text:span text:style-name="T2">6) Click on ‘I Accept’ button.</text:span></text:p>
            <text:p><text:span text:style-name="T2">7) Click on ‘Virtual ID’ field.</text:span></text:p>
            <text:p><text:span text:style-name="T2">8) Enter Valid 16 digits in the field. </text:span></text:p>
            <text:p><text:span text:style-name="T2">9) Remove entered digits.</text:span></text:p>
            <text:p><text:span text:style-name="T2">10) Enter new digits in the field.</text:span></text:p>
            <text:p><text:span text:style-name="T2">11) Click on on ‘Get OTP’ </text:span></text:p>
            <text:p><text:span text:style-name="T2">12) Enter 3 times invalid digits in the OTP field.</text:span></text:p>
            <text:p><text:span text:style-name="T2">13) Click on ‘Submit &amp; Perform eKYC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be navigate error Screen.</text:p>
          </table:table-cell>
          <table:table-cell table:style-name="ce151" table:number-columns-repeated="11"/>
          <table:table-cell table:number-columns-repeated="16364"/>
        </table:table-row>
        <table:table-row table:style-name="ro36">
          <table:table-cell table:style-name="ce165" office:value-type="float" office:value="238" calcext:value-type="float">
            <text:p>238</text:p>
          </table:table-cell>
          <table:table-cell table:style-name="ce168" office:value-type="string" calcext:value-type="string">
            <text:p>ETB</text:p>
          </table:table-cell>
          <table:table-cell table:style-name="ce170" office:value-type="string" calcext:value-type="string">
            <text:p>Aaddhar eKYC Verification Page.</text:p>
          </table:table-cell>
          <table:table-cell table:style-name="ce170" office:value-type="string" calcext:value-type="string">
            <text:p>Verify that Contact your <text:span text:style-name="T1">Nearest HDFC Branch Bank Hyper link text should be clickable.</text:span></text:p>
          </table:table-cell>
          <table:table-cell table:style-name="ce17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lick on Check boxes to check.</text:span></text:p>
            <text:p><text:span text:style-name="T4">6) Click on ‘I Accept’ button.</text:span></text:p>
            <text:p><text:span text:style-name="T4">7) Click on ‘Virtual ID’ field.</text:span></text:p>
            <text:p><text:span text:style-name="T4">8) Enter Valid 16 digits in the field. </text:span></text:p>
            <text:p><text:span text:style-name="T4">9) Remove entered digits.</text:span></text:p>
            <text:p><text:span text:style-name="T4">10) Enter new digits in the field.</text:span></text:p>
            <text:p><text:span text:style-name="T4">11) Click on on ‘Get OTP’ </text:span></text:p>
            <text:p><text:span text:style-name="T4">12) Enter 3 times invalid digits in the OTP field.</text:span></text:p>
            <text:p><text:span text:style-name="T4">13) Click on ‘Submit &amp; Perform eKYC</text:span></text:p>
            <text:p><text:span text:style-name="T4">14) Click on HDFC Branch Bank Hyper link text.</text:span></text:p>
          </table:table-cell>
          <table:table-cell table:style-name="ce178" table:number-columns-repeated="3"/>
          <table:table-cell table:style-name="ce180" office:value-type="string" calcext:value-type="string">
            <text:p>HDFC Branch Bank Hyper link text should be clickable.</text:p>
          </table:table-cell>
          <table:table-cell table:style-name="ce182" table:number-columns-repeated="11"/>
          <table:table-cell table:number-columns-repeated="16364"/>
        </table:table-row>
        <table:table-row table:style-name="ro15">
          <table:table-cell table:style-name="ce165" office:value-type="float" office:value="239" calcext:value-type="float">
            <text:p>23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ustomer should be navigate to Sanction scre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loan sanction page.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40" calcext:value-type="float">
            <text:p>24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Sanctioned amount should be visible in Numbers and in words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Sanctioned amount should be visible in Numbers and in words.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41" calcext:value-type="float">
            <text:p>24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PM Svanidhi application number should be pre popula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PM Svanidhi application number should be pre populated. 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42" calcext:value-type="float">
            <text:p>24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LOR Number should be Pr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LOR Number should be Pre populated.</text:p>
          </table:table-cell>
          <table:table-cell table:style-name="ce151" table:number-columns-repeated="11"/>
          <table:table-cell table:number-columns-repeated="16364"/>
        </table:table-row>
        <table:table-row table:style-name="ro72">
          <table:table-cell table:style-name="ce165" office:value-type="float" office:value="243" calcext:value-type="float">
            <text:p>24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Loan Details should be visible.</text:span></text:p>
            <text:p><text:span text:style-name="T1">- Rate of Interest</text:span></text:p>
            <text:p><text:span text:style-name="T1">- Loan Tenure </text:span></text:p>
            <text:p><text:span text:style-name="T1">-EMI</text:span></text:p>
            <text:p><text:span text:style-name="T1">-Repayment </text:span></text:p>
            <text:p><text:span text:style-name="T1">-EMI Date</text:span></text:p>
            <text:p><text:span text:style-name="T1">-First EMI Date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Loan Details should be visible.</text:span></text:p>
            <text:p><text:span text:style-name="T8">- Rate of Interest</text:span></text:p>
            <text:p><text:span text:style-name="T8">- Loan Tenure </text:span></text:p>
            <text:p><text:span text:style-name="T8">- EMI</text:span></text:p>
            <text:p><text:span text:style-name="T8">- Repayment </text:span></text:p>
            <text:p><text:span text:style-name="T8">- EMI Date</text:span></text:p>
            <text:p><text:span text:style-name="T8">- First EMI Date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44" calcext:value-type="float">
            <text:p>24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Fees and Charges are visible.</text:span></text:p>
            <text:p><text:span text:style-name="T1">- Processing Fees</text:span></text:p>
            <text:p><text:span text:style-name="T1">- Stamp Duty </text:span></text:p>
            <text:p><text:span text:style-name="T1">- Pre EMI Amount (Amount you will get)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 Fees and Charges are visible.</text:span></text:p>
            <text:p><text:span text:style-name="T8">- Processing Fees</text:span></text:p>
            <text:p><text:span text:style-name="T8">- Stamp Duty </text:span></text:p>
            <text:p><text:span text:style-name="T8">- Pre EMI Amount (Amount you will get)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5">
          <table:table-cell table:style-name="ce165" office:value-type="float" office:value="245" calcext:value-type="float">
            <text:p>24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Net Loan Amoun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</table:table-cell>
          <table:table-cell table:style-name="ce150" table:number-columns-repeated="3"/>
          <table:table-cell table:style-name="ce153" office:value-type="string" calcext:value-type="string">
            <text:p>Net Loan Amount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46" calcext:value-type="float">
            <text:p>24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“I have read and understood the Key Fact Statment.” Check box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nd marked as checked.</text:p>
          </table:table-cell>
          <table:table-cell table:style-name="ce151" table:number-columns-repeated="11"/>
          <table:table-cell table:number-columns-repeated="16364"/>
        </table:table-row>
        <table:table-row table:style-name="ro74">
          <table:table-cell table:style-name="ce165" office:value-type="float" office:value="247" calcext:value-type="float">
            <text:p>247</text:p>
          </table:table-cell>
          <table:table-cell table:style-name="ce168" office:value-type="string" calcext:value-type="string">
            <text:p>E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36" office:value-type="string" calcext:value-type="string">
            <text:p>Verify that<text:span text:style-name="T1"> ‘Key Fact Statement’ Should be Pop up on the screen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Key Fact Statement’ Should be Pop up on the screen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48" calcext:value-type="float">
            <text:p>248</text:p>
          </table:table-cell>
          <table:table-cell table:style-name="ce168" office:value-type="string" calcext:value-type="string">
            <text:p>E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36" office:value-type="string" calcext:value-type="string">
            <text:p>Verify that <text:span text:style-name="T1">‘Cancel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Cancel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Cancel’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49" calcext:value-type="float">
            <text:p>249</text:p>
          </table:table-cell>
          <table:table-cell table:style-name="ce168" office:value-type="string" calcext:value-type="string">
            <text:p>ETB</text:p>
          </table:table-cell>
          <table:table-cell table:style-name="ce139" office:value-type="string" calcext:value-type="string">
            <text:p>‘Key Fact Statement</text:p>
          </table:table-cell>
          <table:table-cell table:style-name="ce136" office:value-type="string" calcext:value-type="string">
            <text:p>Verify that<text:span text:style-name="T1"> ‘Accept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Accept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‘Accept’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81">
          <table:table-cell table:style-name="ce165" office:value-type="float" office:value="250" calcext:value-type="float">
            <text:p>25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“I have read and understood the Key Fact Statement.” Check box should be un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Again Click on Check Box (I have read and understood the Key Fact Statment)</text:span></text:p>
          </table:table-cell>
          <table:table-cell table:style-name="ce150" table:number-columns-repeated="3"/>
          <table:table-cell table:style-name="ce153" office:value-type="string" calcext:value-type="string">
            <text:p>Check box should be clickable and marked as unchecke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51" calcext:value-type="float">
            <text:p>25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ontinue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Click on Check Box (I have read and understood the Key Fact Statment)</text:span></text:p>
            <text:p><text:span text:style-name="T2">8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en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52" calcext:value-type="float">
            <text:p>25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Continue button should be Disable if check box is not chec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tinue button should be dis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53" calcext:value-type="float">
            <text:p>25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“Did someone from HDFC bank help you?”</text:span></text:p>
            <text:p>- Yes - No</text:p>
          </table:table-cell>
          <table:table-cell table:style-name="ce175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“Did someone from HDFC bank help you?”</text:span></text:p>
            <text:p><text:span text:style-name="T2">- Yes – No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54" calcext:value-type="float">
            <text:p>25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t</text:span><text:span text:style-name="T3"> ‘Confirm’ button should be disable. </text:span></text:p>
          </table:table-cell>
          <table:table-cell table:style-name="ce175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Navigate to Loan Sanction Page. </text:span></text:p>
            <text:p><text:span text:style-name="T2">7) Keep check box blank.</text:span></text:p>
            <text:p><text:span text:style-name="T2">8) Click on ‘Accept’ Button.</text:span></text:p>
            <text:p><text:span text:style-name="T2">9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onfirm Button should be disable.</text:p>
          </table:table-cell>
          <table:table-cell table:style-name="ce151" table:number-columns-repeated="11"/>
          <table:table-cell table:number-columns-repeated="16364"/>
        </table:table-row>
        <table:table-row table:style-name="ro79">
          <table:table-cell table:style-name="ce165" office:value-type="float" office:value="255" calcext:value-type="float">
            <text:p>25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t</text:span><text:span text:style-name="T3"> “Did someone from HDFC bank help you?”</text:span></text:p>
            <text:p><text:span text:style-name="T2">Click on (- Yes)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“Did someone from HDFC bank help you?”</text:span></text:p>
            <text:p><text:span text:style-name="T2">Click on (- Yes)</text:span></text:p>
            <text:p/>
            <text:p><text:span text:style-name="T2">'Yes’ button should be clickable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79">
          <table:table-cell table:style-name="ce165" office:value-type="float" office:value="256" calcext:value-type="float">
            <text:p>25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‘SE code’ field should be visi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</table:table-cell>
          <table:table-cell table:style-name="ce150" table:number-columns-repeated="3"/>
          <table:table-cell table:style-name="ce158" office:value-type="string" calcext:value-type="string">
            <text:p><text:s/>‘SE code’ field should be visible and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79">
          <table:table-cell table:style-name="ce165" office:value-type="float" office:value="257" calcext:value-type="float">
            <text:p>25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‘SM code’ field should be visi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M Code field,</text:p>
          </table:table-cell>
          <table:table-cell table:style-name="ce150" table:number-columns-repeated="3"/>
          <table:table-cell table:style-name="ce153" office:value-type="string" calcext:value-type="string">
            <text:p>‘SM code’ field should be visible and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80">
          <table:table-cell table:style-name="ce165" office:value-type="float" office:value="258" calcext:value-type="float">
            <text:p>25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 <text:span text:style-name="T1">SE code field should be accept Alpha numeric valu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  <text:p>12) Enter Valid SE Code in the field.</text:p>
          </table:table-cell>
          <table:table-cell table:style-name="ce150" table:number-columns-repeated="3"/>
          <table:table-cell table:style-name="ce153" office:value-type="string" calcext:value-type="string">
            <text:p>SE code field should be accept Alpha numeric value.</text:p>
          </table:table-cell>
          <table:table-cell table:style-name="ce151" table:number-columns-repeated="11"/>
          <table:table-cell table:number-columns-repeated="16364"/>
        </table:table-row>
        <table:table-row table:style-name="ro80">
          <table:table-cell table:style-name="ce165" office:value-type="float" office:value="259" calcext:value-type="float">
            <text:p>25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Verify that<text:span text:style-name="T1"> SM code field should be accept Alpha numeric valu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</text:p>
            <text:p>11) Click on SE Code field,</text:p>
            <text:p>12) Enter Valid SM Code in the field.</text:p>
          </table:table-cell>
          <table:table-cell table:style-name="ce150" table:number-columns-repeated="3"/>
          <table:table-cell table:style-name="ce153" office:value-type="string" calcext:value-type="string">
            <text:p>SM code field should be accept Alpha numeric value.</text:p>
          </table:table-cell>
          <table:table-cell table:style-name="ce151" table:number-columns-repeated="11"/>
          <table:table-cell table:number-columns-repeated="16364"/>
        </table:table-row>
        <table:table-row table:style-name="ro81">
          <table:table-cell table:style-name="ce165" office:value-type="float" office:value="260" calcext:value-type="float">
            <text:p>26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anction Screen</text:p>
          </table:table-cell>
          <table:table-cell table:style-name="ce136" office:value-type="string" calcext:value-type="string">
            <text:p><text:span text:style-name="T2">Verify tha</text:span><text:span text:style-name="T3">t “Did someone from HDFC bank help you?”</text:span></text:p>
            <text:p><text:span text:style-name="T10">Click on (- No)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No’ Photo. 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 “Did someone from HDFC bank help you?”</text:span></text:p>
            <text:p><text:span text:style-name="T2">Click on (- No)</text:span></text:p>
            <text:p/>
            <text:p><text:span text:style-name="T2">'No’ button should be clickable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33">
          <table:table-cell table:style-name="ce165" office:value-type="float" office:value="261" calcext:value-type="float">
            <text:p>26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<text:span text:style-name="T1">Customer should be navigate to ‘Review Details’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‘Review Details’ Page.</text:p>
          </table:table-cell>
          <table:table-cell table:style-name="ce151" table:number-columns-repeated="11"/>
          <table:table-cell table:number-columns-repeated="16364"/>
        </table:table-row>
        <table:table-row table:style-name="ro41">
          <table:table-cell table:style-name="ce165" office:value-type="float" office:value="262" calcext:value-type="float">
            <text:p>26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‘<text:span text:style-name="T1">Application details’ drop down should be clickable and details should be visi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Application details Drop down.</text:p>
          </table:table-cell>
          <table:table-cell table:style-name="ce150" table:number-columns-repeated="3"/>
          <table:table-cell table:style-name="ce153" office:value-type="string" calcext:value-type="string">
            <text:p>Application detail drop down button should be clickable and following details should be Pre populated.</text:p>
            <text:p>- Application Number</text:p>
            <text:p>- Survey Reference Number</text:p>
            <text:p>- CIG Status</text:p>
            <text:p>-JLG Status</text:p>
            <text:p>-Your Name</text:p>
            <text:p>- Date of Birth</text:p>
            <text:p>- Marital Status</text:p>
            <text:p>- Father Name</text:p>
            <text:p>- Mobile Number</text:p>
            <text:p>- Your Email ID</text:p>
            <text:p>- Gender </text:p>
            <text:p>- Social Category</text:p>
            <text:p>- PVD</text:p>
            <text:p>- Minority Community</text:p>
            <text:p>- Alternative Number</text:p>
            <text:p>- Whose Number Is It?</text:p>
          </table:table-cell>
          <table:table-cell table:style-name="ce151" table:number-columns-repeated="11"/>
          <table:table-cell table:number-columns-repeated="16364"/>
        </table:table-row>
        <table:table-row table:style-name="ro35">
          <table:table-cell table:style-name="ce165" office:value-type="float" office:value="263" calcext:value-type="float">
            <text:p>26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<text:span text:style-name="T1">‘Address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Address details should be visible.</text:p>
            <text:p>- Address as per Aadhaar</text:p>
            <text:p>- Near By Area</text:p>
          </table:table-cell>
          <table:table-cell table:style-name="ce151" table:number-columns-repeated="11"/>
          <table:table-cell table:number-columns-repeated="16364"/>
        </table:table-row>
        <table:table-row table:style-name="ro92">
          <table:table-cell table:style-name="ce165" office:value-type="float" office:value="264" calcext:value-type="float">
            <text:p>26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<text:span text:style-name="T1">‘Additional Information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firm’ button.</text:p>
            <text:p>12) Click on ‘Application details’ Drop down.</text:p>
            <text:p>13) Click on ‘Address details’ Drop down.</text:p>
            <text:p>14) Click on ‘Additional Information’ Drop down</text:p>
          </table:table-cell>
          <table:table-cell table:style-name="ce150" table:number-columns-repeated="3"/>
          <table:table-cell table:style-name="ce153" office:value-type="string" calcext:value-type="string">
            <text:p>Addition Information Drop down button should be clickable.</text:p>
            <text:p/>
            <text:p>- PAN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65" calcext:value-type="float">
            <text:p>26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<text:span text:style-name="T2">Verify that </text:span><text:span text:style-name="T3">‘Vending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</table:table-cell>
          <table:table-cell table:style-name="ce150" table:number-columns-repeated="3"/>
          <table:table-cell table:style-name="ce153" office:value-type="string" calcext:value-type="string">
            <text:p>Vending Details drop down Should be clickable and details should be visible.</text:p>
            <text:p>- Activity Name Code</text:p>
            <text:p>- Certificate of Vending</text:p>
            <text:p>- Vending Since</text:p>
            <text:p>- Place of Vending</text:p>
            <text:p>- Vender ID Card Number.</text:p>
          </table:table-cell>
          <table:table-cell table:style-name="ce151" table:number-columns-repeated="11"/>
          <table:table-cell table:number-columns-repeated="16364"/>
        </table:table-row>
        <table:table-row table:style-name="ro36">
          <table:table-cell table:style-name="ce165" office:value-type="float" office:value="266" calcext:value-type="float">
            <text:p>26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<text:span text:style-name="T2">Verify that </text:span><text:span text:style-name="T3">‘Area of Vending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Area of Vending’ Drop down.</text:p>
          </table:table-cell>
          <table:table-cell table:style-name="ce150" table:number-columns-repeated="3"/>
          <table:table-cell table:style-name="ce153" office:value-type="string" calcext:value-type="string">
            <text:p><text:span text:style-name="T2">Area of Vending’ Drop Down should be clickable and Details should be visible.</text:span></text:p>
            <text:p/>
            <text:p>- Near By Area</text:p>
            <text:p>- Ward/Village</text:p>
            <text:p>- Place </text:p>
            <text:p>- State</text:p>
            <text:p>- PIN code </text:p>
            <text:p>- ULB</text:p>
          </table:table-cell>
          <table:table-cell table:style-name="ce151" table:number-columns-repeated="11"/>
          <table:table-cell table:number-columns-repeated="16364"/>
        </table:table-row>
        <table:table-row table:style-name="ro37">
          <table:table-cell table:style-name="ce165" office:value-type="float" office:value="267" calcext:value-type="float">
            <text:p>26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<text:span text:style-name="T2">Verify that </text:span><text:span text:style-name="T3">‘Income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</table:table-cell>
          <table:table-cell table:style-name="ce150" table:number-columns-repeated="3"/>
          <table:table-cell table:style-name="ce153" office:value-type="string" calcext:value-type="string">
            <text:p>Income details drop down should be clickable and details should be visible.</text:p>
            <text:p/>
            <text:p>- Total Monthly Sales</text:p>
            <text:p>- Bank Name</text:p>
            <text:p>-  Account Number ( Only last 4 digits should be visible and remaining should be masked.</text:p>
            <text:p>- IFSC Code (Only last 2 digits should be visible and remaining should be masked)</text:p>
          </table:table-cell>
          <table:table-cell table:style-name="ce151" table:number-columns-repeated="11"/>
          <table:table-cell table:number-columns-repeated="16364"/>
        </table:table-row>
        <table:table-row table:style-name="ro41">
          <table:table-cell table:style-name="ce165" office:value-type="float" office:value="268" calcext:value-type="float">
            <text:p>26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<text:span text:style-name="T2">Verify that </text:span><text:span text:style-name="T3">‘Loan details’ Drop Dow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</table:table-cell>
          <table:table-cell table:style-name="ce150" table:number-columns-repeated="3"/>
          <table:table-cell table:style-name="ce153" office:value-type="string" calcext:value-type="string">
            <text:p>Loan Details drop down should be clickable and details should be visible.</text:p>
            <text:p/>
            <text:p>- Existing Loan </text:p>
            <text:p>- Monthly EMI</text:p>
            <text:p>- Do you accept digital payment at your vending unit?</text:p>
            <text:p>- Payment Aggregator. </text:p>
            <text:p><text:span text:style-name="T2">- UPI ID / VPA</text:span></text:p>
            <text:p><text:span text:style-name="T2">- Loan amount </text:span></text:p>
            <text:p><text:span text:style-name="T2">- Tenure</text:span></text:p>
            <text:p><text:span text:style-name="T2">- Loan Purpose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42">
          <table:table-cell table:style-name="ce165" office:value-type="float" office:value="269" calcext:value-type="float">
            <text:p>26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<text:span text:style-name="T1">‘Upload Images’ drop down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  <text:p>18) Click on ‘Upload Images’ drop down button.</text:p>
          </table:table-cell>
          <table:table-cell table:style-name="ce150" table:number-columns-repeated="3"/>
          <table:table-cell table:style-name="ce153" office:value-type="string" calcext:value-type="string">
            <text:p>Upload Images drop down should be clickable and details should be visible.</text:p>
            <text:p/>
            <text:p>- Your Photo</text:p>
            <text:p>- Your Photo with vending unit.</text:p>
            <text:p>- Captured Lat long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43">
          <table:table-cell table:style-name="ce165" office:value-type="float" office:value="270" calcext:value-type="float">
            <text:p>27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<text:span text:style-name="T2">Verify that</text:span><text:span text:style-name="T3"> ‘Confirm’ button should be Clickable. 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</text:p>
            <text:p>12) Click on ‘Application details’ Drop down.</text:p>
            <text:p>13) Click on ‘Address details’ Drop down.</text:p>
            <text:p>14) Click on ‘Additional Information’ Drop down</text:p>
            <text:p>15) Click on ‘Vending Details’ Drop Down.</text:p>
            <text:p>16) Click on ‘Income Details of Vending’ Drop down.</text:p>
            <text:p>17) Click on ‘Loan details’ of Vending’ Drop down. </text:p>
            <text:p>18) Click on ‘Upload Images’ drop down button.</text:p>
            <text:p>19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Confirm button should be clickable and customer should be navigate to next page.</text:p>
          </table:table-cell>
          <table:table-cell table:style-name="ce151" table:number-columns-repeated="11"/>
          <table:table-cell table:number-columns-repeated="16364"/>
        </table:table-row>
        <table:table-row table:style-name="ro80">
          <table:table-cell table:style-name="ce165" office:value-type="float" office:value="271" calcext:value-type="float">
            <text:p>27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Customer should be navigate to “Sanction Letter and Loan Agreement” Pag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<text:s/>Customer should be navigate to “Sanction Letter and Loan Agreement” Page.</text:p>
          </table:table-cell>
          <table:table-cell table:style-name="ce151" table:number-columns-repeated="11"/>
          <table:table-cell table:number-columns-repeated="16364"/>
        </table:table-row>
        <table:table-row table:style-name="ro80">
          <table:table-cell table:style-name="ce165" office:value-type="float" office:value="272" calcext:value-type="float">
            <text:p>27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‘Continue’ Button should be disable. 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</table:table-cell>
          <table:table-cell table:style-name="ce150" table:number-columns-repeated="3"/>
          <table:table-cell table:style-name="ce153" office:value-type="string" calcext:value-type="string">
            <text:p>‘Continue’ Button should be disable. </text:p>
          </table:table-cell>
          <table:table-cell table:style-name="ce151" table:number-columns-repeated="11"/>
          <table:table-cell table:number-columns-repeated="16364"/>
        </table:table-row>
        <table:table-row table:style-name="ro92">
          <table:table-cell table:style-name="ce165" office:value-type="float" office:value="273" calcext:value-type="float">
            <text:p>27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“Read Sanction Letter” Hyperlink text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</table:table-cell>
          <table:table-cell table:style-name="ce150" table:number-columns-repeated="3"/>
          <table:table-cell table:style-name="ce158" office:value-type="string" calcext:value-type="string">
            <text:p><text:span text:style-name="T8">“Read Sanction Letter” Hyperlink text should be clickable.</text:span></text:p>
            <text:p/>
            <text:p><text:span text:style-name="T8">Sanction latter should be visible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74" calcext:value-type="float">
            <text:p>27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‘Accept’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  <text:p>14) Click on ‘Accept’ button’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sanction letter and <text:s/>‘Accept’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92">
          <table:table-cell table:style-name="ce165" office:value-type="float" office:value="275" calcext:value-type="float">
            <text:p>27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”Read loan Agreement” hyperlink text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”Read loan Agreement” Hyperlink text.</text:p>
          </table:table-cell>
          <table:table-cell table:style-name="ce150" table:number-columns-repeated="3"/>
          <table:table-cell table:style-name="ce153" office:value-type="string" calcext:value-type="string">
            <text:p>”Read loan Agreement” hyperlink text should be clickable.</text:p>
            <text:p/>
            <text:p><text:span text:style-name="T2"> Agreement should be visible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76" calcext:value-type="float">
            <text:p>27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 ‘<text:span text:style-name="T1">Accept’ button should be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”Read loan Agreement” Hyperlink text.</text:p>
            <text:p>14) Click on ‘Accept’ button.</text:p>
          </table:table-cell>
          <table:table-cell table:style-name="ce150" table:number-columns-repeated="3"/>
          <table:table-cell table:style-name="ce158" office:value-type="string" calcext:value-type="string">
            <text:p><text:s/>‘Accept’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134">
          <table:table-cell table:style-name="ce165" office:value-type="float" office:value="277" calcext:value-type="float">
            <text:p>27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Review Details Page</text:p>
          </table:table-cell>
          <table:table-cell table:style-name="ce136" office:value-type="string" calcext:value-type="string">
            <text:p>Verify that<text:span text:style-name="T1"> ‘Continue’ button is enable and clickable.</text:span></text:p>
          </table:table-cell>
          <table:table-cell table:style-name="ce144" office:value-type="string" calcext:value-type="string">
            <text:p>1) Login to application.</text:p>
            <text:p>2) Complete Self Identification process</text:p>
            <text:p>3) Complete loan application process.</text:p>
            <text:p>4) Navigate to Aadhaar eKYC page.</text:p>
            <text:p>5) Customer should add his bank account.</text:p>
            <text:p>6) Navigate to Loan Sanction Page. </text:p>
            <text:p>7) Keep check box blank.</text:p>
            <text:p>8) Click on ‘Accept’ Button.</text:p>
            <text:p>9) Click on ‘Continue’ button.</text:p>
            <text:p>10) Click on ‘Yes’ Photo. </text:p>
            <text:p>11) Click on ‘Continue’ button.</text:p>
            <text:p>12) Click on ‘Confirm’ button.</text:p>
            <text:p>13) Click on Read Sanction Latter Hyperlink text.</text:p>
            <text:p>14) Click on ‘Accept’ button.</text:p>
            <text:p>15) Click on ”Read loan Agreement” Hyperlink text.</text:p>
            <text:p>16) Click on ‘Accept’ button.</text:p>
          </table:table-cell>
          <table:table-cell table:style-name="ce150" table:number-columns-repeated="3"/>
          <table:table-cell table:style-name="ce153" office:value-type="string" calcext:value-type="string">
            <text:p>‘Continue’ button is enable and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78" calcext:value-type="float">
            <text:p>27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<text:span text:style-name="T1"> “Agreement ID” should b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/>“Agreement ID” should be Populate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79" calcext:value-type="float">
            <text:p>27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<text:span text:style-name="T1">t ”Charges”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”Charges”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80" calcext:value-type="float">
            <text:p>28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 ‘<text:span text:style-name="T1">Customer name’ should be Pre populate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‘Customer name’ should be Pre populated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81" calcext:value-type="float">
            <text:p>28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<text:span text:style-name="T4">Verify that ‘</text:span><text:span text:style-name="T5">Branch’ name should be Pre populate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8" office:value-type="string" calcext:value-type="string">
            <text:p>‘Branch’ name should be Pre populated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82" calcext:value-type="float">
            <text:p>28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 <text:span text:style-name="T1">Date should be Pre Popula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Date should be Pre Populated.</text:p>
          </table:table-cell>
          <table:table-cell table:style-name="ce151" table:number-columns-repeated="11"/>
          <table:table-cell table:number-columns-repeated="16364"/>
        </table:table-row>
        <table:table-row table:style-name="ro78">
          <table:table-cell table:style-name="ce165" office:value-type="float" office:value="283" calcext:value-type="float">
            <text:p>28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Stamp Duty </text:p>
          </table:table-cell>
          <table:table-cell table:style-name="ce136" office:value-type="string" calcext:value-type="string">
            <text:p>Verify that<text:span text:style-name="T1"> ‘Continue’ Button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tinue’ Button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34">
          <table:table-cell table:style-name="ce165" office:value-type="float" office:value="284" calcext:value-type="float">
            <text:p>28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Customer should be navigate to “Bank Account Details” Pag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Bank Account details page. Following details should be visible.</text:p>
            <text:p>- IFSC Code</text:p>
            <text:p>- Bank Name</text:p>
            <text:p>- Account Number </text:p>
            <text:p>- Branch</text:p>
            <text:p>- Account Type</text:p>
            <text:p>- Enter your UPI ID</text:p>
            <text:p><text:span text:style-name="T2">- Scan Your QR Code to Add UPI ID </text:span></text:p>
            <text:p>- Check box.</text:p>
            <text:p>- Confirm Button</text:p>
            <text:p/>
          </table:table-cell>
          <table:table-cell table:style-name="ce151" table:number-columns-repeated="11"/>
          <table:table-cell table:number-columns-repeated="16364"/>
        </table:table-row>
        <table:table-row table:style-name="ro34">
          <table:table-cell table:style-name="ce165" office:value-type="float" office:value="285" calcext:value-type="float">
            <text:p>28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‘Enter Your UPI ID’ Label should be mentioned in the field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<text:s/>‘Enter Your UPI ID’ Label should be mentioned in the field</text:p>
          </table:table-cell>
          <table:table-cell table:style-name="ce151" table:number-columns-repeated="11"/>
          <table:table-cell table:number-columns-repeated="16364"/>
        </table:table-row>
        <table:table-row table:style-name="ro34">
          <table:table-cell table:style-name="ce165" office:value-type="float" office:value="286" calcext:value-type="float">
            <text:p>28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Last tow digit of IFSC code should be visible and remaining should be masked</text:span>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Last tow digit of IFSC code should be visible and remaining should be masked.</text:p>
          </table:table-cell>
          <table:table-cell table:style-name="ce151" table:number-columns-repeated="11"/>
          <table:table-cell table:number-columns-repeated="16364"/>
        </table:table-row>
        <table:table-row table:style-name="ro34">
          <table:table-cell table:style-name="ce165" office:value-type="float" office:value="287" calcext:value-type="float">
            <text:p>28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Last four digits of account number should be visible and remaining should be maske</text:span>d.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Last four digits of account number should be visible and remaining should be masked.</text:p>
          </table:table-cell>
          <table:table-cell table:style-name="ce151" table:number-columns-repeated="11"/>
          <table:table-cell table:number-columns-repeated="16364"/>
        </table:table-row>
        <table:table-row table:style-name="ro34">
          <table:table-cell table:style-name="ce165" office:value-type="float" office:value="288" calcext:value-type="float">
            <text:p>28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Account type and Branch should be mention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Account type and Branch should be mentioned.</text:p>
          </table:table-cell>
          <table:table-cell table:style-name="ce151" table:number-columns-repeated="11"/>
          <table:table-cell table:number-columns-repeated="16364"/>
        </table:table-row>
        <table:table-row table:style-name="ro92">
          <table:table-cell table:style-name="ce165" office:value-type="float" office:value="289" calcext:value-type="float">
            <text:p>28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UPI ID field should be clickable and visible,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s should be able to click on UPI ID field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0" calcext:value-type="float">
            <text:p>29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Valid OTP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Valid OTP should be Accept by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1" calcext:value-type="float">
            <text:p>29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Invalid UPI ID should not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in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Invalid UPI ID should not be accepted <text:s/>by the field and error message should be showm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2" calcext:value-type="float">
            <text:p>29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Part of UPI ID which is before @ should be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UPI ID before @ should be masked and remaining part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3" calcext:value-type="float">
            <text:p>29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Part of UPI ID which is after @ should be mask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Valid UPI ID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UPI ID after @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4" calcext:value-type="float">
            <text:p>29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There should not space between UPI I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UPI ID with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There should not space between UPI ID and error message should be shown,</text:p>
          </table:table-cell>
          <table:table-cell table:style-name="ce151" table:number-columns-repeated="11"/>
          <table:table-cell table:number-columns-repeated="16364"/>
        </table:table-row>
        <table:table-row table:style-name="ro32">
          <table:table-cell table:style-name="ce165" office:value-type="float" office:value="295" calcext:value-type="float">
            <text:p>29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Customer should be able to Alpha Numeric value in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Alpha numeric valid UPI ID with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able to Alpha Numeric value in the field.</text:p>
          </table:table-cell>
          <table:table-cell table:style-name="ce151" table:number-columns-repeated="11"/>
          <table:table-cell table:number-columns-repeated="16364"/>
        </table:table-row>
        <table:table-row table:style-name="ro32">
          <table:table-cell table:style-name="ce165" office:value-type="float" office:value="296" calcext:value-type="float">
            <text:p>29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Half UPI ID should be accept by the fiel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Part of UPI ID which is before @ 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Half UPI ID should not be accept by the field and error message should be shown.</text:p>
          </table:table-cell>
          <table:table-cell table:style-name="ce151" table:number-columns-repeated="11"/>
          <table:table-cell table:number-columns-repeated="16364"/>
        </table:table-row>
        <table:table-row table:style-name="ro30">
          <table:table-cell table:style-name="ce165" office:value-type="float" office:value="297" calcext:value-type="float">
            <text:p>297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in <text:span text:style-name="T1">UPI ID field only numeric value should not be accepted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Enter only numeric digits in the field.</text:span></text:p>
          </table:table-cell>
          <table:table-cell table:style-name="ce150" table:number-columns-repeated="3"/>
          <table:table-cell table:style-name="ce153" office:value-type="string" calcext:value-type="string">
            <text:p>Only numeric value should not be accepted by the field. </text:p>
          </table:table-cell>
          <table:table-cell table:style-name="ce151" table:number-columns-repeated="11"/>
          <table:table-cell table:number-columns-repeated="16364"/>
        </table:table-row>
        <table:table-row table:style-name="ro32">
          <table:table-cell table:style-name="ce165" office:value-type="float" office:value="298" calcext:value-type="float">
            <text:p>29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</text:span><text:span text:style-name="T5"> “Scan Your QR Code to Add UPI ID</text:span><text:span text:style-name="T1">” Hyperlink text should be clicka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Scan Your QR Code to Add UPI ID” Hyperlink text should be clickable.</text:p>
          </table:table-cell>
          <table:table-cell table:style-name="ce151" table:number-columns-repeated="11"/>
          <table:table-cell table:number-columns-repeated="16364"/>
        </table:table-row>
        <table:table-row table:style-name="ro32">
          <table:table-cell table:style-name="ce165" office:value-type="float" office:value="299" calcext:value-type="float">
            <text:p>29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</text:span><text:span text:style-name="T5"> Camera shoulld be open on the click on  “Scan Your QR Code to Add UPI ID” Hyperlink text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</table:table-cell>
          <table:table-cell table:style-name="ce150" table:number-columns-repeated="3"/>
          <table:table-cell table:style-name="ce158" office:value-type="string" calcext:value-type="string">
            <text:p>Camera shoulld be open on the click on <text:s/>“Scan Your QR Code to Add UPI ID” Hyperlink text.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0" calcext:value-type="float">
            <text:p>30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QR code which is linked to bank account should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QR code which is linked to bank account should be accepted.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1" calcext:value-type="float">
            <text:p>30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QR code which is not linked to bank account should not be accept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QR code which is not linked to bank account should not be accepted.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2" calcext:value-type="float">
            <text:p>302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‘Scan’ button should be clickable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Scan’ button should be clickable 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3" calcext:value-type="float">
            <text:p>303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<text:span text:style-name="T1"> QR code should be Scann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QR code should be Scanned.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4" calcext:value-type="float">
            <text:p>304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After scanning the QR Code UPI ID should be fetched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8" office:value-type="string" calcext:value-type="string">
            <text:p>After scanning the QR Code UPI ID should be fetched.</text:p>
          </table:table-cell>
          <table:table-cell table:style-name="ce151" table:number-columns-repeated="11"/>
          <table:table-cell table:number-columns-repeated="16364"/>
        </table:table-row>
        <table:table-row table:style-name="ro38">
          <table:table-cell table:style-name="ce165" office:value-type="float" office:value="305" calcext:value-type="float">
            <text:p>305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Verify that <text:span text:style-name="T1">‘Confirm’ button should be disable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‘Confirm’ button should be disable if customer not select the check box.</text:p>
          </table:table-cell>
          <table:table-cell table:style-name="ce151" table:number-columns-repeated="11"/>
          <table:table-cell table:number-columns-repeated="16364"/>
        </table:table-row>
        <table:table-row table:style-name="ro134">
          <table:table-cell table:style-name="ce165" office:value-type="float" office:value="306" calcext:value-type="float">
            <text:p>306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Bank Account Details Page.</text:p>
          </table:table-cell>
          <table:table-cell table:style-name="ce136" office:value-type="string" calcext:value-type="string">
            <text:p><text:span text:style-name="T4">Verify that </text:span><text:span text:style-name="T5">‘Confirm’ button should be Enable. 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check box.</text:span></text:p>
          </table:table-cell>
          <table:table-cell table:style-name="ce150" table:number-columns-repeated="3"/>
          <table:table-cell table:style-name="ce153" office:value-type="string" calcext:value-type="string">
            <text:p>‘Confirm’ button should be Enable when customer select check box.</text:p>
          </table:table-cell>
          <table:table-cell table:style-name="ce151" table:number-columns-repeated="11"/>
          <table:table-cell table:number-columns-repeated="16364"/>
        </table:table-row>
        <table:table-row table:style-name="ro135">
          <table:table-cell table:style-name="ce165" office:value-type="float" office:value="307" calcext:value-type="float">
            <text:p>307</text:p>
          </table:table-cell>
          <table:table-cell table:style-name="ce168" office:value-type="string" calcext:value-type="string">
            <text:p>ETB</text:p>
          </table:table-cell>
          <table:table-cell table:style-name="ce139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be able navigate to “Loan Approve” Page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Customer should be navigate to loan sanction page.</text:p>
            <text:p>- Loan Account Number.</text:p>
            <text:p>- Date and Time</text:p>
            <text:p>- Sanctioned Amount</text:p>
            <text:p>- Loan Tenure </text:p>
            <text:p>- EMI Date</text:p>
            <text:p>- Pre EMI Amount </text:p>
            <text:p>- 1<text:span text:style-name="T28">st</text:span> EMI Date</text:p>
            <text:p>- Rate Of Interest</text:p>
            <text:p>- Credit Account</text:p>
            <text:p/>
            <text:p>Download Loan Documents</text:p>
            <text:p>- Loan Documents</text:p>
            <text:p>- Sanction Letter</text:p>
            <text:p>- Key Fact Statement</text:p>
            <text:p>- Stamp duty Pager</text:p>
            <text:p>- Application Form.</text:p>
          </table:table-cell>
          <table:table-cell table:style-name="ce151" table:number-columns-repeated="11"/>
          <table:table-cell table:number-columns-repeated="16364"/>
        </table:table-row>
        <table:table-row table:style-name="ro135">
          <table:table-cell table:style-name="ce165" office:value-type="float" office:value="308" calcext:value-type="float">
            <text:p>308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<text:span text:style-name="T1"> “Registered for EMI payment successfully!” Message should be pop up on the screen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check box.</text:span></text:p>
            <text:p><text:span text:style-name="T4">16) Click on ‘Confirm’ button.</text:span></text:p>
            <text:p><text:span text:style-name="T4">17) Click on both check boxes.</text:span></text:p>
            <text:p><text:span text:style-name="T4">18) Click on ‘Accept’ button.</text:span></text:p>
            <text:p><text:span text:style-name="T4">19) Click on Debit card number field.</text:span></text:p>
            <text:p><text:span text:style-name="T4">20) Enter debit card number in the field.</text:span></text:p>
            <text:p><text:span text:style-name="T4">20) Click on expiry date field.</text:span></text:p>
            <text:p><text:span text:style-name="T4">21) Enter Expiry date in the filed.</text:span></text:p>
            <text:p><text:span text:style-name="T4">22) Click on CVV number field.</text:span></text:p>
            <text:p><text:span text:style-name="T4">23) Enter CVV number in the field.</text:span></text:p>
            <text:p><text:span text:style-name="T4">24) Click on OTP field.</text:span></text:p>
            <text:p><text:span text:style-name="T4">25) Enter OTP in the field.</text:span></text:p>
            <text:p><text:span text:style-name="T4">26) Click on ‘submit’ button </text:span></text:p>
          </table:table-cell>
          <table:table-cell table:style-name="ce150" table:number-columns-repeated="3"/>
          <table:table-cell table:style-name="ce153" office:value-type="string" calcext:value-type="string">
            <text:p><text:s/>“Registered for EMI payment successfully!” Message should be pop up on the screen.</text:p>
          </table:table-cell>
          <table:table-cell table:style-name="ce151" table:number-columns-repeated="11"/>
          <table:table-cell table:number-columns-repeated="16364"/>
        </table:table-row>
        <table:table-row table:style-name="ro109">
          <table:table-cell table:style-name="ce165" office:value-type="float" office:value="309" calcext:value-type="float">
            <text:p>309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PM SVAnidhi loan amount credited to your account! And Loan Amount should be visible.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‘Confirm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Customer should PM SVAnidhi loan amount credited to your account! And Loan Amount should be visible.</text:p>
          </table:table-cell>
          <table:table-cell table:style-name="ce151" table:number-columns-repeated="11"/>
          <table:table-cell table:number-columns-repeated="16364"/>
        </table:table-row>
        <table:table-row table:style-name="ro109">
          <table:table-cell table:style-name="ce165" office:value-type="float" office:value="310" calcext:value-type="float">
            <text:p>310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Following details should be visible.</text:span></text:p>
            <text:p><text:span text:style-name="T13">- Loan Account Number.</text:span></text:p>
            <text:p><text:span text:style-name="T13">- Date and Time</text:span></text:p>
            <text:p><text:span text:style-name="T13">- Sanctioned Amount</text:span></text:p>
            <text:p><text:span text:style-name="T13">- Loan Tenure </text:span></text:p>
            <text:p><text:span text:style-name="T13">- EMI Date</text:span></text:p>
            <text:p><text:span text:style-name="T13">- Pre EMI Amount </text:span></text:p>
            <text:p><text:span text:style-name="T13">- 1</text:span><text:span text:style-name="T14">st</text:span><text:span text:style-name="T13"> EMI Date</text:span></text:p>
            <text:p><text:span text:style-name="T13">- Rate Of Interest</text:span></text:p>
            <text:p><text:span text:style-name="T13">- Credit Account</text:span></text:p>
          </table:table-cell>
          <table:table-cell table:style-name="ce144" office:value-type="string" calcext:value-type="string">
            <text:p><text:span text:style-name="T2">1) Login to application.</text:span></text:p>
            <text:p><text:span text:style-name="T2">2) Complete Self Identification process</text:span></text:p>
            <text:p><text:span text:style-name="T2">3) Complete loan application process.</text:span></text:p>
            <text:p><text:span text:style-name="T2">4) Navigate to Aadhaar eKYC page.</text:span></text:p>
            <text:p><text:span text:style-name="T2">5) Customer should add his bank account.</text:span></text:p>
            <text:p><text:span text:style-name="T2">6) Accept Loan Sanction letter and loan.</text:span></text:p>
            <text:p><text:span text:style-name="T2">7) Customer should be navigate to “Stamp Duty” page.</text:span></text:p>
            <text:p><text:span text:style-name="T2">8) Click on ‘Continue’ button.</text:span></text:p>
            <text:p><text:span text:style-name="T2">9) Click on ‘OTP on Phone’ Field</text:span></text:p>
            <text:p><text:span text:style-name="T2">10) Enter Valid OTP in the field which is received on the mobile.</text:span></text:p>
            <text:p><text:span text:style-name="T2">11) Click on ‘Verify OTP’ button.</text:span></text:p>
            <text:p><text:span text:style-name="T2">12) Click on UPI ID field.</text:span></text:p>
            <text:p><text:span text:style-name="T2">13) Click on “Scan Your QR Code to Add UPI ID” Hyperlink text should be clickable.</text:span></text:p>
            <text:p><text:span text:style-name="T2">14) Click on ‘Scan’ button.</text:span></text:p>
            <text:p><text:span text:style-name="T2">15) Click on ‘Confirm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pan text:style-name="T4">Following details should be visible.</text:span></text:p>
            <text:p><text:span text:style-name="T4">- Loan Account Number.</text:span></text:p>
            <text:p><text:span text:style-name="T4">- Date and Time</text:span></text:p>
            <text:p><text:span text:style-name="T4">- Sanctioned Amount</text:span></text:p>
            <text:p><text:span text:style-name="T4">- Loan Tenure </text:span></text:p>
            <text:p><text:span text:style-name="T4">- EMI Date</text:span></text:p>
            <text:p><text:span text:style-name="T4">- Pre EMI Amount </text:span></text:p>
            <text:p><text:span text:style-name="T4">- 1</text:span><text:span text:style-name="T29">st</text:span><text:span text:style-name="T4"> EMI Date</text:span></text:p>
            <text:p><text:span text:style-name="T4">- Rate Of Interest</text:span></text:p>
            <text:p><text:span text:style-name="T4">- Credit Account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09">
          <table:table-cell table:style-name="ce165" office:value-type="float" office:value="311" calcext:value-type="float">
            <text:p>311</text:p>
          </table:table-cell>
          <table:table-cell table:style-name="ce168" office:value-type="string" calcext:value-type="string">
            <text:p>ETB</text:p>
          </table:table-cell>
          <table:table-cell table:style-name="ce136" office:value-type="string" calcext:value-type="string">
            <text:p>“Loan Approve” Page.</text:p>
          </table:table-cell>
          <table:table-cell table:style-name="ce136" office:value-type="string" calcext:value-type="string">
            <text:p>Verify that <text:span text:style-name="T1">Customer should be able to download following documents.</text:span></text:p>
            <text:p><text:span text:style-name="T13">- Loan Documents</text:span></text:p>
            <text:p><text:span text:style-name="T13">- Sanction Letter</text:span></text:p>
            <text:p><text:span text:style-name="T13">- Key Fact Statement</text:span></text:p>
            <text:p><text:span text:style-name="T13">- Stamp duty Pager</text:span></text:p>
            <text:p><text:span text:style-name="T13">- Application Form.</text:span></text:p>
          </table:table-cell>
          <table:table-cell table:style-name="ce144" office:value-type="string" calcext:value-type="string">
            <text:p><text:span text:style-name="T4">1) Login to application.</text:span></text:p>
            <text:p><text:span text:style-name="T4">2) Complete Self Identification process</text:span></text:p>
            <text:p><text:span text:style-name="T4">3) Complete loan application process.</text:span></text:p>
            <text:p><text:span text:style-name="T4">4) Navigate to Aadhaar eKYC page.</text:span></text:p>
            <text:p><text:span text:style-name="T4">5) Customer should add his bank account.</text:span></text:p>
            <text:p><text:span text:style-name="T4">6) Accept Loan Sanction letter and loan.</text:span></text:p>
            <text:p><text:span text:style-name="T4">7) Customer should be navigate to “Stamp Duty” page.</text:span></text:p>
            <text:p><text:span text:style-name="T4">8) Click on ‘Continue’ button.</text:span></text:p>
            <text:p><text:span text:style-name="T4">9) Click on ‘OTP on Phone’ Field</text:span></text:p>
            <text:p><text:span text:style-name="T4">10) Enter Valid OTP in the field which is received on the mobile.</text:span></text:p>
            <text:p><text:span text:style-name="T4">11) Click on ‘Verify OTP’ button.</text:span></text:p>
            <text:p><text:span text:style-name="T4">12) Click on UPI ID field.</text:span></text:p>
            <text:p><text:span text:style-name="T4">13) Click on “Scan Your QR Code to Add UPI ID” Hyperlink text should be clickable.</text:span></text:p>
            <text:p><text:span text:style-name="T4">14) Click on ‘Scan’ button.</text:span></text:p>
            <text:p><text:span text:style-name="T4">15) Click on ‘Confirm’ button.</text:span></text:p>
            <text:p/>
          </table:table-cell>
          <table:table-cell table:style-name="ce150" table:number-columns-repeated="3"/>
          <table:table-cell table:style-name="ce153" office:value-type="string" calcext:value-type="string">
            <text:p><text:span text:style-name="T4">Customer should be able to download following documents.</text:span></text:p>
            <text:p><text:span text:style-name="T4">- Loan Documents</text:span></text:p>
            <text:p><text:span text:style-name="T4">- Sanction Letter</text:span></text:p>
            <text:p><text:span text:style-name="T4">- Key Fact Statement</text:span></text:p>
            <text:p><text:span text:style-name="T4">- Stamp duty Pager</text:span></text:p>
            <text:p><text:span text:style-name="T4">- Application Form.</text:span></text:p>
          </table:table-cell>
          <table:table-cell table:style-name="ce151" table:number-columns-repeated="11"/>
          <table:table-cell table:number-columns-repeated="16364"/>
        </table:table-row>
        <table:table-row table:style-name="ro12">
          <table:table-cell table:style-name="ce166"/>
          <table:table-cell table:style-name="ce169"/>
          <table:table-cell table:number-columns-repeated="16382"/>
        </table:table-row>
        <table:table-row table:style-name="ro12">
          <table:table-cell/>
          <table:table-cell table:style-name="ce169"/>
          <table:table-cell table:number-columns-repeated="16382"/>
        </table:table-row>
        <table:table-row table:style-name="ro12" table:number-rows-repeated="1048261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roman" style:font-pitch="variable"/>
    <style:font-face style:name="Arial4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6:19:29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8:49:23.606000000</meta:creation-date>
    <dc:date>2024-03-20T16:19:53.469000000</dc:date>
    <meta:editing-duration>P33DT9H53M27S</meta:editing-duration>
    <meta:editing-cycles>45</meta:editing-cycles>
    <meta:generator>LibreOffice/7.6.5.2$Windows_X86_64 LibreOffice_project/38d5f62f85355c192ef5f1dd47c5c0c0c6d6598b</meta:generator>
    <meta:document-statistic meta:table-count="3" meta:cell-count="5058" meta:object-count="0"/>
    <meta:user-defined meta:name="ProgId">Excel.Sheet</meta:user-defined>
  </office:meta>
</office:document-meta>
</file>